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29.5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ns256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row table:style-name="ro1">
          <table:table-cell office:value-type="float" office:value="487997" calcext:value-type="float">
            <text:p>487997</text:p>
          </table:table-cell>
          <table:table-cell office:value-type="float" office:value="482049" calcext:value-type="float">
            <text:p>482049</text:p>
          </table:table-cell>
          <table:table-cell office:value-type="float" office:value="1352" calcext:value-type="float">
            <text:p>1352</text:p>
          </table:table-cell>
          <table:table-cell office:value-type="float" office:value="4596" calcext:value-type="float">
            <text:p>4596</text:p>
          </table:table-cell>
          <table:table-cell office:value-type="float" office:value="1131" calcext:value-type="float">
            <text:p>1131</text:p>
          </table:table-cell>
          <table:table-cell office:value-type="float" office:value="115" calcext:value-type="float">
            <text:p>11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23" calcext:value-type="float">
            <text:p>2023</text:p>
          </table:table-cell>
          <table:table-cell office:value-type="float" office:value="544" calcext:value-type="float">
            <text:p>544</text:p>
          </table:table-cell>
          <table:table-cell office:value-type="float" office:value="1651" calcext:value-type="float">
            <text:p>1651</text:p>
          </table:table-cell>
          <table:table-cell office:value-type="float" office:value="110" calcext:value-type="float">
            <text:p>110</text:p>
          </table:table-cell>
          <table:table-cell office:value-type="float" office:value="1409" calcext:value-type="float">
            <text:p>14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651" calcext:value-type="float">
            <text:p>317651</text:p>
          </table:table-cell>
          <table:table-cell office:value-type="float" office:value="184843" calcext:value-type="float">
            <text:p>184843</text:p>
          </table:table-cell>
          <table:table-cell office:value-type="float" office:value="883" calcext:value-type="float">
            <text:p>883</text:p>
          </table:table-cell>
          <table:table-cell office:value-type="float" office:value="131925" calcext:value-type="float">
            <text:p>131925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8" calcext:value-type="float">
            <text:p>238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2028" calcext:value-type="float">
            <text:p>352028</text:p>
          </table:table-cell>
          <table:table-cell office:value-type="float" office:value="210429" calcext:value-type="float">
            <text:p>210429</text:p>
          </table:table-cell>
          <table:table-cell office:value-type="float" office:value="314" calcext:value-type="float">
            <text:p>314</text:p>
          </table:table-cell>
          <table:table-cell office:value-type="float" office:value="141285" calcext:value-type="float">
            <text:p>141285</text:p>
          </table:table-cell>
          <table:table-cell office:value-type="float" office:value="156" calcext:value-type="float">
            <text:p>15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4" calcext:value-type="float">
            <text:p>214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94" calcext:value-type="float">
            <text:p>8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622" calcext:value-type="float">
            <text:p>400622</text:p>
          </table:table-cell>
          <table:table-cell office:value-type="float" office:value="254968" calcext:value-type="float">
            <text:p>254968</text:p>
          </table:table-cell>
          <table:table-cell office:value-type="float" office:value="299" calcext:value-type="float">
            <text:p>299</text:p>
          </table:table-cell>
          <table:table-cell office:value-type="float" office:value="145355" calcext:value-type="float">
            <text:p>145355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69" calcext:value-type="float">
            <text:p>10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3247" calcext:value-type="float">
            <text:p>293247</text:p>
          </table:table-cell>
          <table:table-cell office:value-type="float" office:value="154308" calcext:value-type="float">
            <text:p>154308</text:p>
          </table:table-cell>
          <table:table-cell office:value-type="float" office:value="302" calcext:value-type="float">
            <text:p>302</text:p>
          </table:table-cell>
          <table:table-cell office:value-type="float" office:value="138637" calcext:value-type="float">
            <text:p>138637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83" calcext:value-type="float">
            <text:p>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8946" calcext:value-type="float">
            <text:p>278946</text:p>
          </table:table-cell>
          <table:table-cell office:value-type="float" office:value="149576" calcext:value-type="float">
            <text:p>149576</text:p>
          </table:table-cell>
          <table:table-cell office:value-type="float" office:value="255" calcext:value-type="float">
            <text:p>255</text:p>
          </table:table-cell>
          <table:table-cell office:value-type="float" office:value="129115" calcext:value-type="float">
            <text:p>129115</text:p>
          </table:table-cell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76" calcext:value-type="float">
            <text:p>8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0694" calcext:value-type="float">
            <text:p>430694</text:p>
          </table:table-cell>
          <table:table-cell office:value-type="float" office:value="274598" calcext:value-type="float">
            <text:p>274598</text:p>
          </table:table-cell>
          <table:table-cell office:value-type="float" office:value="253" calcext:value-type="float">
            <text:p>253</text:p>
          </table:table-cell>
          <table:table-cell office:value-type="float" office:value="155843" calcext:value-type="float">
            <text:p>155843</text:p>
          </table:table-cell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71" calcext:value-type="float">
            <text:p>10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3648" calcext:value-type="float">
            <text:p>343648</text:p>
          </table:table-cell>
          <table:table-cell office:value-type="float" office:value="216037" calcext:value-type="float">
            <text:p>216037</text:p>
          </table:table-cell>
          <table:table-cell office:value-type="float" office:value="311" calcext:value-type="float">
            <text:p>311</text:p>
          </table:table-cell>
          <table:table-cell office:value-type="float" office:value="127300" calcext:value-type="float">
            <text:p>127300</text:p>
          </table:table-cell>
          <table:table-cell office:value-type="float" office:value="2927" calcext:value-type="float">
            <text:p>2927</text:p>
          </table:table-cell>
          <table:table-cell office:value-type="float" office:value="436" calcext:value-type="float">
            <text:p>436</text:p>
          </table:table-cell>
          <table:table-cell office:value-type="float" office:value="1685" calcext:value-type="float">
            <text:p>1685</text:p>
          </table:table-cell>
          <table:table-cell office:value-type="float" office:value="2206" calcext:value-type="float">
            <text:p>2206</text:p>
          </table:table-cell>
          <table:table-cell office:value-type="float" office:value="1665" calcext:value-type="float">
            <text:p>1665</text:p>
          </table:table-cell>
          <table:table-cell office:value-type="float" office:value="212" calcext:value-type="float">
            <text:p>212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74" calcext:value-type="float">
            <text:p>8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7393" calcext:value-type="float">
            <text:p>357393</text:p>
          </table:table-cell>
          <table:table-cell office:value-type="float" office:value="219589" calcext:value-type="float">
            <text:p>219589</text:p>
          </table:table-cell>
          <table:table-cell office:value-type="float" office:value="233" calcext:value-type="float">
            <text:p>233</text:p>
          </table:table-cell>
          <table:table-cell office:value-type="float" office:value="137571" calcext:value-type="float">
            <text:p>137571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1" calcext:value-type="float">
            <text:p>22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84" calcext:value-type="float">
            <text:p>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9444" calcext:value-type="float">
            <text:p>379444</text:p>
          </table:table-cell>
          <table:table-cell office:value-type="float" office:value="241572" calcext:value-type="float">
            <text:p>241572</text:p>
          </table:table-cell>
          <table:table-cell office:value-type="float" office:value="223" calcext:value-type="float">
            <text:p>223</text:p>
          </table:table-cell>
          <table:table-cell office:value-type="float" office:value="137649" calcext:value-type="float">
            <text:p>137649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32" calcext:value-type="float">
            <text:p>11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4142" calcext:value-type="float">
            <text:p>354142</text:p>
          </table:table-cell>
          <table:table-cell office:value-type="float" office:value="203864" calcext:value-type="float">
            <text:p>203864</text:p>
          </table:table-cell>
          <table:table-cell office:value-type="float" office:value="311" calcext:value-type="float">
            <text:p>311</text:p>
          </table:table-cell>
          <table:table-cell office:value-type="float" office:value="149967" calcext:value-type="float">
            <text:p>149967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6" calcext:value-type="float">
            <text:p>226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06" calcext:value-type="float">
            <text:p>10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8922" calcext:value-type="float">
            <text:p>268922</text:p>
          </table:table-cell>
          <table:table-cell office:value-type="float" office:value="144143" calcext:value-type="float">
            <text:p>144143</text:p>
          </table:table-cell>
          <table:table-cell office:value-type="float" office:value="300" calcext:value-type="float">
            <text:p>300</text:p>
          </table:table-cell>
          <table:table-cell office:value-type="float" office:value="124479" calcext:value-type="float">
            <text:p>124479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81" calcext:value-type="float">
            <text:p>8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0269" calcext:value-type="float">
            <text:p>310269</text:p>
          </table:table-cell>
          <table:table-cell office:value-type="float" office:value="174469" calcext:value-type="float">
            <text:p>174469</text:p>
          </table:table-cell>
          <table:table-cell office:value-type="float" office:value="245" calcext:value-type="float">
            <text:p>245</text:p>
          </table:table-cell>
          <table:table-cell office:value-type="float" office:value="135555" calcext:value-type="float">
            <text:p>13555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18" calcext:value-type="float">
            <text:p>9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313" calcext:value-type="float">
            <text:p>216313</text:p>
          </table:table-cell>
          <table:table-cell office:value-type="float" office:value="183026" calcext:value-type="float">
            <text:p>183026</text:p>
          </table:table-cell>
          <table:table-cell office:value-type="float" office:value="386" calcext:value-type="float">
            <text:p>386</text:p>
          </table:table-cell>
          <table:table-cell office:value-type="float" office:value="32901" calcext:value-type="float">
            <text:p>32901</text:p>
          </table:table-cell>
          <table:table-cell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43" calcext:value-type="float">
            <text:p>243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35" calcext:value-type="float">
            <text:p>11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383" calcext:value-type="float">
            <text:p>234383</text:p>
          </table:table-cell>
          <table:table-cell office:value-type="float" office:value="204274" calcext:value-type="float">
            <text:p>204274</text:p>
          </table:table-cell>
          <table:table-cell office:value-type="float" office:value="344" calcext:value-type="float">
            <text:p>344</text:p>
          </table:table-cell>
          <table:table-cell office:value-type="float" office:value="29765" calcext:value-type="float">
            <text:p>29765</text:p>
          </table:table-cell>
          <table:table-cell office:value-type="float" office:value="155" calcext:value-type="float">
            <text:p>155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62" calcext:value-type="float">
            <text:p>26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43" calcext:value-type="float">
            <text:p>11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8496" calcext:value-type="float">
            <text:p>238496</text:p>
          </table:table-cell>
          <table:table-cell office:value-type="float" office:value="201069" calcext:value-type="float">
            <text:p>201069</text:p>
          </table:table-cell>
          <table:table-cell office:value-type="float" office:value="371" calcext:value-type="float">
            <text:p>371</text:p>
          </table:table-cell>
          <table:table-cell office:value-type="float" office:value="37056" calcext:value-type="float">
            <text:p>37056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32" calcext:value-type="float">
            <text:p>332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6622" calcext:value-type="float">
            <text:p>296622</text:p>
          </table:table-cell>
          <table:table-cell office:value-type="float" office:value="269255" calcext:value-type="float">
            <text:p>269255</text:p>
          </table:table-cell>
          <table:table-cell office:value-type="float" office:value="346" calcext:value-type="float">
            <text:p>346</text:p>
          </table:table-cell>
          <table:table-cell office:value-type="float" office:value="27021" calcext:value-type="float">
            <text:p>27021</text:p>
          </table:table-cell>
          <table:table-cell office:value-type="float" office:value="145" calcext:value-type="float">
            <text:p>145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2" calcext:value-type="float">
            <text:p>22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8827" calcext:value-type="float">
            <text:p>188827</text:p>
          </table:table-cell>
          <table:table-cell office:value-type="float" office:value="164514" calcext:value-type="float">
            <text:p>164514</text:p>
          </table:table-cell>
          <table:table-cell office:value-type="float" office:value="351" calcext:value-type="float">
            <text:p>351</text:p>
          </table:table-cell>
          <table:table-cell office:value-type="float" office:value="23962" calcext:value-type="float">
            <text:p>23962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27" calcext:value-type="float">
            <text:p>9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453" calcext:value-type="float">
            <text:p>180453</text:p>
          </table:table-cell>
          <table:table-cell office:value-type="float" office:value="156187" calcext:value-type="float">
            <text:p>156187</text:p>
          </table:table-cell>
          <table:table-cell office:value-type="float" office:value="272" calcext:value-type="float">
            <text:p>272</text:p>
          </table:table-cell>
          <table:table-cell office:value-type="float" office:value="23994" calcext:value-type="float">
            <text:p>23994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4" calcext:value-type="float">
            <text:p>21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04" calcext:value-type="float">
            <text:p>9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679" calcext:value-type="float">
            <text:p>164679</text:p>
          </table:table-cell>
          <table:table-cell office:value-type="float" office:value="141281" calcext:value-type="float">
            <text:p>141281</text:p>
          </table:table-cell>
          <table:table-cell office:value-type="float" office:value="248" calcext:value-type="float">
            <text:p>248</text:p>
          </table:table-cell>
          <table:table-cell office:value-type="float" office:value="23150" calcext:value-type="float">
            <text:p>23150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72" calcext:value-type="float">
            <text:p>8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220" calcext:value-type="float">
            <text:p>177220</text:p>
          </table:table-cell>
          <table:table-cell office:value-type="float" office:value="154968" calcext:value-type="float">
            <text:p>154968</text:p>
          </table:table-cell>
          <table:table-cell office:value-type="float" office:value="355" calcext:value-type="float">
            <text:p>355</text:p>
          </table:table-cell>
          <table:table-cell office:value-type="float" office:value="21897" calcext:value-type="float">
            <text:p>21897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77" calcext:value-type="float">
            <text:p>8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610" calcext:value-type="float">
            <text:p>233610</text:p>
          </table:table-cell>
          <table:table-cell office:value-type="float" office:value="200418" calcext:value-type="float">
            <text:p>200418</text:p>
          </table:table-cell>
          <table:table-cell office:value-type="float" office:value="375" calcext:value-type="float">
            <text:p>375</text:p>
          </table:table-cell>
          <table:table-cell office:value-type="float" office:value="32817" calcext:value-type="float">
            <text:p>32817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28" calcext:value-type="float">
            <text:p>12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6214" calcext:value-type="float">
            <text:p>346214</text:p>
          </table:table-cell>
          <table:table-cell office:value-type="float" office:value="318007" calcext:value-type="float">
            <text:p>318007</text:p>
          </table:table-cell>
          <table:table-cell office:value-type="float" office:value="437" calcext:value-type="float">
            <text:p>437</text:p>
          </table:table-cell>
          <table:table-cell office:value-type="float" office:value="27770" calcext:value-type="float">
            <text:p>27770</text:p>
          </table:table-cell>
          <table:table-cell office:value-type="float" office:value="3194" calcext:value-type="float">
            <text:p>3194</text:p>
          </table:table-cell>
          <table:table-cell office:value-type="float" office:value="2328" calcext:value-type="float">
            <text:p>2328</text:p>
          </table:table-cell>
          <table:table-cell office:value-type="float" office:value="2313" calcext:value-type="float">
            <text:p>2313</text:p>
          </table:table-cell>
          <table:table-cell office:value-type="float" office:value="2301" calcext:value-type="float">
            <text:p>2301</text:p>
          </table:table-cell>
          <table:table-cell office:value-type="float" office:value="2308" calcext:value-type="float">
            <text:p>2308</text:p>
          </table:table-cell>
          <table:table-cell office:value-type="float" office:value="279" calcext:value-type="float">
            <text:p>279</text:p>
          </table:table-cell>
          <table:table-cell office:value-type="float" office:value="1868" calcext:value-type="float">
            <text:p>1868</text:p>
          </table:table-cell>
          <table:table-cell office:value-type="float" office:value="2182" calcext:value-type="float">
            <text:p>2182</text:p>
          </table:table-cell>
          <table:table-cell office:value-type="float" office:value="2209" calcext:value-type="float">
            <text:p>2209</text:p>
          </table:table-cell>
          <table:table-cell office:value-type="float" office:value="1091" calcext:value-type="float">
            <text:p>10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3485" calcext:value-type="float">
            <text:p>323485</text:p>
          </table:table-cell>
          <table:table-cell office:value-type="float" office:value="289235" calcext:value-type="float">
            <text:p>289235</text:p>
          </table:table-cell>
          <table:table-cell office:value-type="float" office:value="356" calcext:value-type="float">
            <text:p>356</text:p>
          </table:table-cell>
          <table:table-cell office:value-type="float" office:value="33894" calcext:value-type="float">
            <text:p>33894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98" calcext:value-type="float">
            <text:p>9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2799" calcext:value-type="float">
            <text:p>272799</text:p>
          </table:table-cell>
          <table:table-cell office:value-type="float" office:value="261770" calcext:value-type="float">
            <text:p>261770</text:p>
          </table:table-cell>
          <table:table-cell office:value-type="float" office:value="403" calcext:value-type="float">
            <text:p>403</text:p>
          </table:table-cell>
          <table:table-cell office:value-type="float" office:value="10626" calcext:value-type="float">
            <text:p>10626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53" calcext:value-type="float">
            <text:p>253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36" calcext:value-type="float">
            <text:p>12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3375" calcext:value-type="float">
            <text:p>283375</text:p>
          </table:table-cell>
          <table:table-cell office:value-type="float" office:value="252542" calcext:value-type="float">
            <text:p>252542</text:p>
          </table:table-cell>
          <table:table-cell office:value-type="float" office:value="386" calcext:value-type="float">
            <text:p>386</text:p>
          </table:table-cell>
          <table:table-cell office:value-type="float" office:value="30447" calcext:value-type="float">
            <text:p>30447</text:p>
          </table:table-cell>
          <table:table-cell office:value-type="float" office:value="149" calcext:value-type="float">
            <text:p>149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49" calcext:value-type="float">
            <text:p>11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0338" calcext:value-type="float">
            <text:p>330338</text:p>
          </table:table-cell>
          <table:table-cell office:value-type="float" office:value="320929" calcext:value-type="float">
            <text:p>320929</text:p>
          </table:table-cell>
          <table:table-cell office:value-type="float" office:value="411" calcext:value-type="float">
            <text:p>411</text:p>
          </table:table-cell>
          <table:table-cell office:value-type="float" office:value="8998" calcext:value-type="float">
            <text:p>8998</text:p>
          </table:table-cell>
          <table:table-cell office:value-type="float" office:value="658" calcext:value-type="float">
            <text:p>658</text:p>
          </table:table-cell>
          <table:table-cell office:value-type="float" office:value="2230" calcext:value-type="float">
            <text:p>2230</text:p>
          </table:table-cell>
          <table:table-cell office:value-type="float" office:value="2226" calcext:value-type="float">
            <text:p>2226</text:p>
          </table:table-cell>
          <table:table-cell office:value-type="float" office:value="2203" calcext:value-type="float">
            <text:p>2203</text:p>
          </table:table-cell>
          <table:table-cell office:value-type="float" office:value="2200" calcext:value-type="float">
            <text:p>2200</text:p>
          </table:table-cell>
          <table:table-cell office:value-type="float" office:value="2079" calcext:value-type="float">
            <text:p>2079</text:p>
          </table:table-cell>
          <table:table-cell office:value-type="float" office:value="1849" calcext:value-type="float">
            <text:p>1849</text:p>
          </table:table-cell>
          <table:table-cell office:value-type="float" office:value="2177" calcext:value-type="float">
            <text:p>2177</text:p>
          </table:table-cell>
          <table:table-cell office:value-type="float" office:value="2201" calcext:value-type="float">
            <text:p>2201</text:p>
          </table:table-cell>
          <table:table-cell office:value-type="float" office:value="993" calcext:value-type="float">
            <text:p>9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2782" calcext:value-type="float">
            <text:p>272782</text:p>
          </table:table-cell>
          <table:table-cell office:value-type="float" office:value="262958" calcext:value-type="float">
            <text:p>262958</text:p>
          </table:table-cell>
          <table:table-cell office:value-type="float" office:value="289" calcext:value-type="float">
            <text:p>289</text:p>
          </table:table-cell>
          <table:table-cell office:value-type="float" office:value="9535" calcext:value-type="float">
            <text:p>9535</text:p>
          </table:table-cell>
          <table:table-cell office:value-type="float" office:value="1681" calcext:value-type="float">
            <text:p>1681</text:p>
          </table:table-cell>
          <table:table-cell office:value-type="float" office:value="2240" calcext:value-type="float">
            <text:p>2240</text:p>
          </table:table-cell>
          <table:table-cell office:value-type="float" office:value="2719" calcext:value-type="float">
            <text:p>2719</text:p>
          </table:table-cell>
          <table:table-cell office:value-type="float" office:value="2220" calcext:value-type="float">
            <text:p>2220</text:p>
          </table:table-cell>
          <table:table-cell office:value-type="float" office:value="1738" calcext:value-type="float">
            <text:p>1738</text:p>
          </table:table-cell>
          <table:table-cell office:value-type="float" office:value="2078" calcext:value-type="float">
            <text:p>2078</text:p>
          </table:table-cell>
          <table:table-cell office:value-type="float" office:value="1814" calcext:value-type="float">
            <text:p>1814</text:p>
          </table:table-cell>
          <table:table-cell office:value-type="float" office:value="2186" calcext:value-type="float">
            <text:p>2186</text:p>
          </table:table-cell>
          <table:table-cell office:value-type="float" office:value="2215" calcext:value-type="float">
            <text:p>2215</text:p>
          </table:table-cell>
          <table:table-cell office:value-type="float" office:value="1049" calcext:value-type="float">
            <text:p>10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7149" calcext:value-type="float">
            <text:p>377149</text:p>
          </table:table-cell>
          <table:table-cell office:value-type="float" office:value="224020" calcext:value-type="float">
            <text:p>224020</text:p>
          </table:table-cell>
          <table:table-cell office:value-type="float" office:value="244" calcext:value-type="float">
            <text:p>244</text:p>
          </table:table-cell>
          <table:table-cell office:value-type="float" office:value="152885" calcext:value-type="float">
            <text:p>152885</text:p>
          </table:table-cell>
          <table:table-cell office:value-type="float" office:value="2180" calcext:value-type="float">
            <text:p>2180</text:p>
          </table:table-cell>
          <table:table-cell office:value-type="float" office:value="1904" calcext:value-type="float">
            <text:p>190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06" calcext:value-type="float">
            <text:p>2406</text:p>
          </table:table-cell>
          <table:table-cell office:value-type="float" office:value="44" calcext:value-type="float">
            <text:p>44</text:p>
          </table:table-cell>
          <table:table-cell office:value-type="float" office:value="2175" calcext:value-type="float">
            <text:p>2175</text:p>
          </table:table-cell>
          <table:table-cell office:value-type="float" office:value="2201" calcext:value-type="float">
            <text:p>2201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1469" calcext:value-type="float">
            <text:p>311469</text:p>
          </table:table-cell>
          <table:table-cell office:value-type="float" office:value="274642" calcext:value-type="float">
            <text:p>274642</text:p>
          </table:table-cell>
          <table:table-cell office:value-type="float" office:value="381" calcext:value-type="float">
            <text:p>381</text:p>
          </table:table-cell>
          <table:table-cell office:value-type="float" office:value="36446" calcext:value-type="float">
            <text:p>36446</text:p>
          </table:table-cell>
          <table:table-cell office:value-type="float" office:value="1771" calcext:value-type="float">
            <text:p>1771</text:p>
          </table:table-cell>
          <table:table-cell office:value-type="float" office:value="2312" calcext:value-type="float">
            <text:p>2312</text:p>
          </table:table-cell>
          <table:table-cell office:value-type="float" office:value="2235" calcext:value-type="float">
            <text:p>2235</text:p>
          </table:table-cell>
          <table:table-cell table:number-columns-repeated="2" office:value-type="float" office:value="2209" calcext:value-type="float">
            <text:p>2209</text:p>
          </table:table-cell>
          <table:table-cell office:value-type="float" office:value="2058" calcext:value-type="float">
            <text:p>2058</text:p>
          </table:table-cell>
          <table:table-cell office:value-type="float" office:value="1765" calcext:value-type="float">
            <text:p>1765</text:p>
          </table:table-cell>
          <table:table-cell office:value-type="float" office:value="2170" calcext:value-type="float">
            <text:p>2170</text:p>
          </table:table-cell>
          <table:table-cell office:value-type="float" office:value="2210" calcext:value-type="float">
            <text:p>2210</text:p>
          </table:table-cell>
          <table:table-cell office:value-type="float" office:value="1189" calcext:value-type="float">
            <text:p>11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2761" calcext:value-type="float">
            <text:p>372761</text:p>
          </table:table-cell>
          <table:table-cell office:value-type="float" office:value="346793" calcext:value-type="float">
            <text:p>346793</text:p>
          </table:table-cell>
          <table:table-cell office:value-type="float" office:value="309" calcext:value-type="float">
            <text:p>309</text:p>
          </table:table-cell>
          <table:table-cell office:value-type="float" office:value="25659" calcext:value-type="float">
            <text:p>25659</text:p>
          </table:table-cell>
          <table:table-cell office:value-type="float" office:value="1925" calcext:value-type="float">
            <text:p>1925</text:p>
          </table:table-cell>
          <table:table-cell office:value-type="float" office:value="2228" calcext:value-type="float">
            <text:p>2228</text:p>
          </table:table-cell>
          <table:table-cell office:value-type="float" office:value="2227" calcext:value-type="float">
            <text:p>2227</text:p>
          </table:table-cell>
          <table:table-cell table:number-columns-repeated="2" office:value-type="float" office:value="2202" calcext:value-type="float">
            <text:p>2202</text:p>
          </table:table-cell>
          <table:table-cell office:value-type="float" office:value="2086" calcext:value-type="float">
            <text:p>2086</text:p>
          </table:table-cell>
          <table:table-cell office:value-type="float" office:value="1858" calcext:value-type="float">
            <text:p>1858</text:p>
          </table:table-cell>
          <table:table-cell office:value-type="float" office:value="2181" calcext:value-type="float">
            <text:p>2181</text:p>
          </table:table-cell>
          <table:table-cell office:value-type="float" office:value="2199" calcext:value-type="float">
            <text:p>2199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913" calcext:value-type="float">
            <text:p>231913</text:p>
          </table:table-cell>
          <table:table-cell office:value-type="float" office:value="205753" calcext:value-type="float">
            <text:p>205753</text:p>
          </table:table-cell>
          <table:table-cell office:value-type="float" office:value="293" calcext:value-type="float">
            <text:p>293</text:p>
          </table:table-cell>
          <table:table-cell office:value-type="float" office:value="25867" calcext:value-type="float">
            <text:p>25867</text:p>
          </table:table-cell>
          <table:table-cell office:value-type="float" office:value="2187" calcext:value-type="float">
            <text:p>2187</text:p>
          </table:table-cell>
          <table:table-cell office:value-type="float" office:value="2227" calcext:value-type="float">
            <text:p>2227</text:p>
          </table:table-cell>
          <table:table-cell office:value-type="float" office:value="997" calcext:value-type="float">
            <text:p>99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13" calcext:value-type="float">
            <text:p>1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0726" calcext:value-type="float">
            <text:p>430726</text:p>
          </table:table-cell>
          <table:table-cell office:value-type="float" office:value="401764" calcext:value-type="float">
            <text:p>401764</text:p>
          </table:table-cell>
          <table:table-cell office:value-type="float" office:value="413" calcext:value-type="float">
            <text:p>413</text:p>
          </table:table-cell>
          <table:table-cell office:value-type="float" office:value="28549" calcext:value-type="float">
            <text:p>28549</text:p>
          </table:table-cell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6" calcext:value-type="float">
            <text:p>26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06" calcext:value-type="float">
            <text:p>12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3224" calcext:value-type="float">
            <text:p>453224</text:p>
          </table:table-cell>
          <table:table-cell office:value-type="float" office:value="425038" calcext:value-type="float">
            <text:p>425038</text:p>
          </table:table-cell>
          <table:table-cell office:value-type="float" office:value="336" calcext:value-type="float">
            <text:p>336</text:p>
          </table:table-cell>
          <table:table-cell office:value-type="float" office:value="27850" calcext:value-type="float">
            <text:p>27850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3" calcext:value-type="float">
            <text:p>23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30" calcext:value-type="float">
            <text:p>11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7546" calcext:value-type="float">
            <text:p>527546</text:p>
          </table:table-cell>
          <table:table-cell office:value-type="float" office:value="489328" calcext:value-type="float">
            <text:p>489328</text:p>
          </table:table-cell>
          <table:table-cell office:value-type="float" office:value="284" calcext:value-type="float">
            <text:p>284</text:p>
          </table:table-cell>
          <table:table-cell office:value-type="float" office:value="37934" calcext:value-type="float">
            <text:p>37934</text:p>
          </table:table-cell>
          <table:table-cell office:value-type="float" office:value="146" calcext:value-type="float">
            <text:p>146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38" calcext:value-type="float">
            <text:p>12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1648" calcext:value-type="float">
            <text:p>271648</text:p>
          </table:table-cell>
          <table:table-cell office:value-type="float" office:value="245587" calcext:value-type="float">
            <text:p>245587</text:p>
          </table:table-cell>
          <table:table-cell office:value-type="float" office:value="369" calcext:value-type="float">
            <text:p>369</text:p>
          </table:table-cell>
          <table:table-cell office:value-type="float" office:value="25692" calcext:value-type="float">
            <text:p>25692</text:p>
          </table:table-cell>
          <table:table-cell office:value-type="float" office:value="147" calcext:value-type="float">
            <text:p>147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75" calcext:value-type="float">
            <text:p>10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8816" calcext:value-type="float">
            <text:p>328816</text:p>
          </table:table-cell>
          <table:table-cell office:value-type="float" office:value="302846" calcext:value-type="float">
            <text:p>302846</text:p>
          </table:table-cell>
          <table:table-cell office:value-type="float" office:value="321" calcext:value-type="float">
            <text:p>321</text:p>
          </table:table-cell>
          <table:table-cell office:value-type="float" office:value="25649" calcext:value-type="float">
            <text:p>25649</text:p>
          </table:table-cell>
          <table:table-cell office:value-type="float" office:value="764" calcext:value-type="float">
            <text:p>764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83" calcext:value-type="float">
            <text:p>2083</text:p>
          </table:table-cell>
          <table:table-cell office:value-type="float" office:value="590" calcext:value-type="float">
            <text:p>590</text:p>
          </table:table-cell>
          <table:table-cell office:value-type="float" office:value="460" calcext:value-type="float">
            <text:p>460</text:p>
          </table:table-cell>
          <table:table-cell office:value-type="float" office:value="13" calcext:value-type="float">
            <text:p>13</text:p>
          </table:table-cell>
          <table:table-cell office:value-type="float" office:value="987" calcext:value-type="float">
            <text:p>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7010" calcext:value-type="float">
            <text:p>357010</text:p>
          </table:table-cell>
          <table:table-cell office:value-type="float" office:value="321447" calcext:value-type="float">
            <text:p>321447</text:p>
          </table:table-cell>
          <table:table-cell office:value-type="float" office:value="553" calcext:value-type="float">
            <text:p>553</text:p>
          </table:table-cell>
          <table:table-cell office:value-type="float" office:value="35010" calcext:value-type="float">
            <text:p>35010</text:p>
          </table:table-cell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2" calcext:value-type="float">
            <text:p>3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17" calcext:value-type="float">
            <text:p>15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8448" calcext:value-type="float">
            <text:p>308448</text:p>
          </table:table-cell>
          <table:table-cell office:value-type="float" office:value="280067" calcext:value-type="float">
            <text:p>280067</text:p>
          </table:table-cell>
          <table:table-cell office:value-type="float" office:value="310" calcext:value-type="float">
            <text:p>310</text:p>
          </table:table-cell>
          <table:table-cell office:value-type="float" office:value="28071" calcext:value-type="float">
            <text:p>28071</text:p>
          </table:table-cell>
          <table:table-cell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6" calcext:value-type="float">
            <text:p>266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14" calcext:value-type="float">
            <text:p>11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1804" calcext:value-type="float">
            <text:p>271804</text:p>
          </table:table-cell>
          <table:table-cell office:value-type="float" office:value="242797" calcext:value-type="float">
            <text:p>242797</text:p>
          </table:table-cell>
          <table:table-cell office:value-type="float" office:value="406" calcext:value-type="float">
            <text:p>406</text:p>
          </table:table-cell>
          <table:table-cell office:value-type="float" office:value="28601" calcext:value-type="float">
            <text:p>28601</text:p>
          </table:table-cell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1" calcext:value-type="float">
            <text:p>23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7408" calcext:value-type="float">
            <text:p>437408</text:p>
          </table:table-cell>
          <table:table-cell office:value-type="float" office:value="408663" calcext:value-type="float">
            <text:p>408663</text:p>
          </table:table-cell>
          <table:table-cell office:value-type="float" office:value="313" calcext:value-type="float">
            <text:p>313</text:p>
          </table:table-cell>
          <table:table-cell office:value-type="float" office:value="28432" calcext:value-type="float">
            <text:p>28432</text:p>
          </table:table-cell>
          <table:table-cell office:value-type="float" office:value="157" calcext:value-type="float">
            <text:p>157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6" calcext:value-type="float">
            <text:p>236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21" calcext:value-type="float">
            <text:p>12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8978" calcext:value-type="float">
            <text:p>268978</text:p>
          </table:table-cell>
          <table:table-cell office:value-type="float" office:value="264343" calcext:value-type="float">
            <text:p>264343</text:p>
          </table:table-cell>
          <table:table-cell office:value-type="float" office:value="476" calcext:value-type="float">
            <text:p>476</text:p>
          </table:table-cell>
          <table:table-cell office:value-type="float" office:value="4159" calcext:value-type="float">
            <text:p>4159</text:p>
          </table:table-cell>
          <table:table-cell office:value-type="float" office:value="1960" calcext:value-type="float">
            <text:p>1960</text:p>
          </table:table-cell>
          <table:table-cell office:value-type="float" office:value="2234" calcext:value-type="float">
            <text:p>2234</text:p>
          </table:table-cell>
          <table:table-cell office:value-type="float" office:value="380" calcext:value-type="float">
            <text:p>380</text:p>
          </table:table-cell>
          <table:table-cell office:value-type="float" office:value="2210" calcext:value-type="float">
            <text:p>2210</text:p>
          </table:table-cell>
          <table:table-cell office:value-type="float" office:value="2259" calcext:value-type="float">
            <text:p>2259</text:p>
          </table:table-cell>
          <table:table-cell office:value-type="float" office:value="1514" calcext:value-type="float">
            <text:p>1514</text:p>
          </table:table-cell>
          <table:table-cell office:value-type="float" office:value="1609" calcext:value-type="float">
            <text:p>1609</text:p>
          </table:table-cell>
          <table:table-cell office:value-type="float" office:value="2168" calcext:value-type="float">
            <text:p>2168</text:p>
          </table:table-cell>
          <table:table-cell office:value-type="float" office:value="829" calcext:value-type="float">
            <text:p>829</text:p>
          </table:table-cell>
          <table:table-cell office:value-type="float" office:value="1122" calcext:value-type="float">
            <text:p>11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8084" calcext:value-type="float">
            <text:p>238084</text:p>
          </table:table-cell>
          <table:table-cell office:value-type="float" office:value="209888" calcext:value-type="float">
            <text:p>209888</text:p>
          </table:table-cell>
          <table:table-cell office:value-type="float" office:value="322" calcext:value-type="float">
            <text:p>322</text:p>
          </table:table-cell>
          <table:table-cell office:value-type="float" office:value="27874" calcext:value-type="float">
            <text:p>27874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36" calcext:value-type="float">
            <text:p>11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1946" calcext:value-type="float">
            <text:p>321946</text:p>
          </table:table-cell>
          <table:table-cell office:value-type="float" office:value="284180" calcext:value-type="float">
            <text:p>284180</text:p>
          </table:table-cell>
          <table:table-cell office:value-type="float" office:value="451" calcext:value-type="float">
            <text:p>451</text:p>
          </table:table-cell>
          <table:table-cell office:value-type="float" office:value="37315" calcext:value-type="float">
            <text:p>37315</text:p>
          </table:table-cell>
          <table:table-cell office:value-type="float" office:value="159" calcext:value-type="float">
            <text:p>15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9" calcext:value-type="float">
            <text:p>309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03" calcext:value-type="float">
            <text:p>1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5127" calcext:value-type="float">
            <text:p>225127</text:p>
          </table:table-cell>
          <table:table-cell office:value-type="float" office:value="198299" calcext:value-type="float">
            <text:p>198299</text:p>
          </table:table-cell>
          <table:table-cell office:value-type="float" office:value="300" calcext:value-type="float">
            <text:p>300</text:p>
          </table:table-cell>
          <table:table-cell office:value-type="float" office:value="26528" calcext:value-type="float">
            <text:p>26528</text:p>
          </table:table-cell>
          <table:table-cell office:value-type="float" office:value="129" calcext:value-type="float">
            <text:p>129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54" calcext:value-type="float">
            <text:p>9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6147" calcext:value-type="float">
            <text:p>486147</text:p>
          </table:table-cell>
          <table:table-cell office:value-type="float" office:value="322370" calcext:value-type="float">
            <text:p>322370</text:p>
          </table:table-cell>
          <table:table-cell office:value-type="float" office:value="264" calcext:value-type="float">
            <text:p>264</text:p>
          </table:table-cell>
          <table:table-cell office:value-type="float" office:value="163513" calcext:value-type="float">
            <text:p>163513</text:p>
          </table:table-cell>
          <table:table-cell office:value-type="float" office:value="175" calcext:value-type="float">
            <text:p>175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1" calcext:value-type="float">
            <text:p>25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42" calcext:value-type="float">
            <text:p>11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8929" calcext:value-type="float">
            <text:p>408929</text:p>
          </table:table-cell>
          <table:table-cell office:value-type="float" office:value="246628" calcext:value-type="float">
            <text:p>246628</text:p>
          </table:table-cell>
          <table:table-cell office:value-type="float" office:value="328" calcext:value-type="float">
            <text:p>328</text:p>
          </table:table-cell>
          <table:table-cell office:value-type="float" office:value="161973" calcext:value-type="float">
            <text:p>161973</text:p>
          </table:table-cell>
          <table:table-cell office:value-type="float" office:value="153" calcext:value-type="float">
            <text:p>153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1332" calcext:value-type="float">
            <text:p>13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61" calcext:value-type="float">
            <text:p>10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6999" calcext:value-type="float">
            <text:p>526999</text:p>
          </table:table-cell>
          <table:table-cell office:value-type="float" office:value="356225" calcext:value-type="float">
            <text:p>356225</text:p>
          </table:table-cell>
          <table:table-cell office:value-type="float" office:value="308" calcext:value-type="float">
            <text:p>308</text:p>
          </table:table-cell>
          <table:table-cell office:value-type="float" office:value="170466" calcext:value-type="float">
            <text:p>170466</text:p>
          </table:table-cell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1" calcext:value-type="float">
            <text:p>23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69" calcext:value-type="float">
            <text:p>10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5341" calcext:value-type="float">
            <text:p>425341</text:p>
          </table:table-cell>
          <table:table-cell office:value-type="float" office:value="284529" calcext:value-type="float">
            <text:p>284529</text:p>
          </table:table-cell>
          <table:table-cell office:value-type="float" office:value="257" calcext:value-type="float">
            <text:p>257</text:p>
          </table:table-cell>
          <table:table-cell office:value-type="float" office:value="140555" calcext:value-type="float">
            <text:p>140555</text:p>
          </table:table-cell>
          <table:table-cell office:value-type="float" office:value="2477" calcext:value-type="float">
            <text:p>2477</text:p>
          </table:table-cell>
          <table:table-cell office:value-type="float" office:value="2330" calcext:value-type="float">
            <text:p>2330</text:p>
          </table:table-cell>
          <table:table-cell office:value-type="float" office:value="2223" calcext:value-type="float">
            <text:p>2223</text:p>
          </table:table-cell>
          <table:table-cell office:value-type="float" office:value="12" calcext:value-type="float">
            <text:p>12</text:p>
          </table:table-cell>
          <table:table-cell office:value-type="float" office:value="1848" calcext:value-type="float">
            <text:p>1848</text:p>
          </table:table-cell>
          <table:table-cell office:value-type="float" office:value="2267" calcext:value-type="float">
            <text:p>2267</text:p>
          </table:table-cell>
          <table:table-cell office:value-type="float" office:value="44" calcext:value-type="float">
            <text:p>44</text:p>
          </table:table-cell>
          <table:table-cell office:value-type="float" office:value="2180" calcext:value-type="float">
            <text:p>2180</text:p>
          </table:table-cell>
          <table:table-cell office:value-type="float" office:value="2195" calcext:value-type="float">
            <text:p>2195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4711" calcext:value-type="float">
            <text:p>434711</text:p>
          </table:table-cell>
          <table:table-cell office:value-type="float" office:value="247006" calcext:value-type="float">
            <text:p>247006</text:p>
          </table:table-cell>
          <table:table-cell office:value-type="float" office:value="305" calcext:value-type="float">
            <text:p>305</text:p>
          </table:table-cell>
          <table:table-cell office:value-type="float" office:value="187400" calcext:value-type="float">
            <text:p>187400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8" calcext:value-type="float">
            <text:p>218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149" calcext:value-type="float">
            <text:p>400149</text:p>
          </table:table-cell>
          <table:table-cell office:value-type="float" office:value="264242" calcext:value-type="float">
            <text:p>264242</text:p>
          </table:table-cell>
          <table:table-cell office:value-type="float" office:value="315" calcext:value-type="float">
            <text:p>315</text:p>
          </table:table-cell>
          <table:table-cell office:value-type="float" office:value="135592" calcext:value-type="float">
            <text:p>135592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32" calcext:value-type="float">
            <text:p>11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5085" calcext:value-type="float">
            <text:p>335085</text:p>
          </table:table-cell>
          <table:table-cell office:value-type="float" office:value="207961" calcext:value-type="float">
            <text:p>207961</text:p>
          </table:table-cell>
          <table:table-cell office:value-type="float" office:value="324" calcext:value-type="float">
            <text:p>324</text:p>
          </table:table-cell>
          <table:table-cell office:value-type="float" office:value="126800" calcext:value-type="float">
            <text:p>126800</text:p>
          </table:table-cell>
          <table:table-cell office:value-type="float" office:value="2667" calcext:value-type="float">
            <text:p>2667</text:p>
          </table:table-cell>
          <table:table-cell office:value-type="float" office:value="2244" calcext:value-type="float">
            <text:p>224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564" calcext:value-type="float">
            <text:p>564</text:p>
          </table:table-cell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94" calcext:value-type="float">
            <text:p>1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7441" calcext:value-type="float">
            <text:p>307441</text:p>
          </table:table-cell>
          <table:table-cell office:value-type="float" office:value="149463" calcext:value-type="float">
            <text:p>149463</text:p>
          </table:table-cell>
          <table:table-cell office:value-type="float" office:value="290" calcext:value-type="float">
            <text:p>290</text:p>
          </table:table-cell>
          <table:table-cell office:value-type="float" office:value="157688" calcext:value-type="float">
            <text:p>157688</text:p>
          </table:table-cell>
          <table:table-cell office:value-type="float" office:value="133" calcext:value-type="float">
            <text:p>133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15" calcext:value-type="float">
            <text:p>11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7186" calcext:value-type="float">
            <text:p>287186</text:p>
          </table:table-cell>
          <table:table-cell office:value-type="float" office:value="143957" calcext:value-type="float">
            <text:p>143957</text:p>
          </table:table-cell>
          <table:table-cell office:value-type="float" office:value="249" calcext:value-type="float">
            <text:p>249</text:p>
          </table:table-cell>
          <table:table-cell office:value-type="float" office:value="142980" calcext:value-type="float">
            <text:p>142980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8" calcext:value-type="float">
            <text:p>218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88" calcext:value-type="float">
            <text:p>9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6744" calcext:value-type="float">
            <text:p>436744</text:p>
          </table:table-cell>
          <table:table-cell office:value-type="float" office:value="292632" calcext:value-type="float">
            <text:p>292632</text:p>
          </table:table-cell>
          <table:table-cell office:value-type="float" office:value="304" calcext:value-type="float">
            <text:p>304</text:p>
          </table:table-cell>
          <table:table-cell office:value-type="float" office:value="143808" calcext:value-type="float">
            <text:p>143808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21" calcext:value-type="float">
            <text:p>10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8836" calcext:value-type="float">
            <text:p>268836</text:p>
          </table:table-cell>
          <table:table-cell office:value-type="float" office:value="147128" calcext:value-type="float">
            <text:p>147128</text:p>
          </table:table-cell>
          <table:table-cell office:value-type="float" office:value="252" calcext:value-type="float">
            <text:p>252</text:p>
          </table:table-cell>
          <table:table-cell office:value-type="float" office:value="121456" calcext:value-type="float">
            <text:p>121456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92" calcext:value-type="float">
            <text:p>8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2364" calcext:value-type="float">
            <text:p>382364</text:p>
          </table:table-cell>
          <table:table-cell office:value-type="float" office:value="244851" calcext:value-type="float">
            <text:p>244851</text:p>
          </table:table-cell>
          <table:table-cell office:value-type="float" office:value="349" calcext:value-type="float">
            <text:p>349</text:p>
          </table:table-cell>
          <table:table-cell office:value-type="float" office:value="137164" calcext:value-type="float">
            <text:p>137164</text:p>
          </table:table-cell>
          <table:table-cell office:value-type="float" office:value="174" calcext:value-type="float">
            <text:p>174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3" calcext:value-type="float">
            <text:p>363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18" calcext:value-type="float">
            <text:p>1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4342" calcext:value-type="float">
            <text:p>324342</text:p>
          </table:table-cell>
          <table:table-cell office:value-type="float" office:value="178674" calcext:value-type="float">
            <text:p>178674</text:p>
          </table:table-cell>
          <table:table-cell office:value-type="float" office:value="424" calcext:value-type="float">
            <text:p>424</text:p>
          </table:table-cell>
          <table:table-cell office:value-type="float" office:value="145244" calcext:value-type="float">
            <text:p>145244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87" calcext:value-type="float">
            <text:p>8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4072" calcext:value-type="float">
            <text:p>274072</text:p>
          </table:table-cell>
          <table:table-cell office:value-type="float" office:value="144787" calcext:value-type="float">
            <text:p>144787</text:p>
          </table:table-cell>
          <table:table-cell office:value-type="float" office:value="251" calcext:value-type="float">
            <text:p>251</text:p>
          </table:table-cell>
          <table:table-cell office:value-type="float" office:value="129034" calcext:value-type="float">
            <text:p>129034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5" calcext:value-type="float">
            <text:p>20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84" calcext:value-type="float">
            <text:p>8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1059" calcext:value-type="float">
            <text:p>311059</text:p>
          </table:table-cell>
          <table:table-cell office:value-type="float" office:value="163352" calcext:value-type="float">
            <text:p>163352</text:p>
          </table:table-cell>
          <table:table-cell office:value-type="float" office:value="259" calcext:value-type="float">
            <text:p>259</text:p>
          </table:table-cell>
          <table:table-cell office:value-type="float" office:value="147448" calcext:value-type="float">
            <text:p>147448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39" calcext:value-type="float">
            <text:p>10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7859" calcext:value-type="float">
            <text:p>447859</text:p>
          </table:table-cell>
          <table:table-cell office:value-type="float" office:value="300880" calcext:value-type="float">
            <text:p>300880</text:p>
          </table:table-cell>
          <table:table-cell office:value-type="float" office:value="333" calcext:value-type="float">
            <text:p>333</text:p>
          </table:table-cell>
          <table:table-cell office:value-type="float" office:value="146646" calcext:value-type="float">
            <text:p>146646</text:p>
          </table:table-cell>
          <table:table-cell office:value-type="float" office:value="2167" calcext:value-type="float">
            <text:p>2167</text:p>
          </table:table-cell>
          <table:table-cell office:value-type="float" office:value="2244" calcext:value-type="float">
            <text:p>2244</text:p>
          </table:table-cell>
          <table:table-cell office:value-type="float" office:value="2241" calcext:value-type="float">
            <text:p>2241</text:p>
          </table:table-cell>
          <table:table-cell table:number-columns-repeated="2" office:value-type="float" office:value="2218" calcext:value-type="float">
            <text:p>2218</text:p>
          </table:table-cell>
          <table:table-cell office:value-type="float" office:value="2053" calcext:value-type="float">
            <text:p>2053</text:p>
          </table:table-cell>
          <table:table-cell office:value-type="float" office:value="1826" calcext:value-type="float">
            <text:p>1826</text:p>
          </table:table-cell>
          <table:table-cell office:value-type="float" office:value="2202" calcext:value-type="float">
            <text:p>2202</text:p>
          </table:table-cell>
          <table:table-cell office:value-type="float" office:value="2218" calcext:value-type="float">
            <text:p>2218</text:p>
          </table:table-cell>
          <table:table-cell office:value-type="float" office:value="997" calcext:value-type="float">
            <text:p>9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8030" calcext:value-type="float">
            <text:p>268030</text:p>
          </table:table-cell>
          <table:table-cell office:value-type="float" office:value="144502" calcext:value-type="float">
            <text:p>144502</text:p>
          </table:table-cell>
          <table:table-cell office:value-type="float" office:value="271" calcext:value-type="float">
            <text:p>271</text:p>
          </table:table-cell>
          <table:table-cell office:value-type="float" office:value="123257" calcext:value-type="float">
            <text:p>123257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60" calcext:value-type="float">
            <text:p>8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9721" calcext:value-type="float">
            <text:p>299721</text:p>
          </table:table-cell>
          <table:table-cell office:value-type="float" office:value="165550" calcext:value-type="float">
            <text:p>165550</text:p>
          </table:table-cell>
          <table:table-cell office:value-type="float" office:value="302" calcext:value-type="float">
            <text:p>302</text:p>
          </table:table-cell>
          <table:table-cell office:value-type="float" office:value="133869" calcext:value-type="float">
            <text:p>133869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7" calcext:value-type="float">
            <text:p>9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6985" calcext:value-type="float">
            <text:p>286985</text:p>
          </table:table-cell>
          <table:table-cell office:value-type="float" office:value="160522" calcext:value-type="float">
            <text:p>160522</text:p>
          </table:table-cell>
          <table:table-cell office:value-type="float" office:value="353" calcext:value-type="float">
            <text:p>353</text:p>
          </table:table-cell>
          <table:table-cell office:value-type="float" office:value="126110" calcext:value-type="float">
            <text:p>126110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1" calcext:value-type="float">
            <text:p>20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8768" calcext:value-type="float">
            <text:p>308768</text:p>
          </table:table-cell>
          <table:table-cell office:value-type="float" office:value="164213" calcext:value-type="float">
            <text:p>164213</text:p>
          </table:table-cell>
          <table:table-cell office:value-type="float" office:value="314" calcext:value-type="float">
            <text:p>314</text:p>
          </table:table-cell>
          <table:table-cell office:value-type="float" office:value="144241" calcext:value-type="float">
            <text:p>144241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65" calcext:value-type="float">
            <text:p>9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4852" calcext:value-type="float">
            <text:p>314852</text:p>
          </table:table-cell>
          <table:table-cell office:value-type="float" office:value="163214" calcext:value-type="float">
            <text:p>163214</text:p>
          </table:table-cell>
          <table:table-cell office:value-type="float" office:value="297" calcext:value-type="float">
            <text:p>297</text:p>
          </table:table-cell>
          <table:table-cell office:value-type="float" office:value="151341" calcext:value-type="float">
            <text:p>151341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72" calcext:value-type="float">
            <text:p>9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2845" calcext:value-type="float">
            <text:p>292845</text:p>
          </table:table-cell>
          <table:table-cell office:value-type="float" office:value="159814" calcext:value-type="float">
            <text:p>159814</text:p>
          </table:table-cell>
          <table:table-cell office:value-type="float" office:value="245" calcext:value-type="float">
            <text:p>245</text:p>
          </table:table-cell>
          <table:table-cell office:value-type="float" office:value="132786" calcext:value-type="float">
            <text:p>132786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16" calcext:value-type="float">
            <text:p>9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209" calcext:value-type="float">
            <text:p>270209</text:p>
          </table:table-cell>
          <table:table-cell office:value-type="float" office:value="241784" calcext:value-type="float">
            <text:p>241784</text:p>
          </table:table-cell>
          <table:table-cell office:value-type="float" office:value="486" calcext:value-type="float">
            <text:p>486</text:p>
          </table:table-cell>
          <table:table-cell office:value-type="float" office:value="27939" calcext:value-type="float">
            <text:p>27939</text:p>
          </table:table-cell>
          <table:table-cell office:value-type="float" office:value="145" calcext:value-type="float">
            <text:p>145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78" calcext:value-type="float">
            <text:p>10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097" calcext:value-type="float">
            <text:p>174097</text:p>
          </table:table-cell>
          <table:table-cell office:value-type="float" office:value="151616" calcext:value-type="float">
            <text:p>151616</text:p>
          </table:table-cell>
          <table:table-cell office:value-type="float" office:value="296" calcext:value-type="float">
            <text:p>296</text:p>
          </table:table-cell>
          <table:table-cell office:value-type="float" office:value="22185" calcext:value-type="float">
            <text:p>22185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88" calcext:value-type="float">
            <text:p>8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0262" calcext:value-type="float">
            <text:p>220262</text:p>
          </table:table-cell>
          <table:table-cell office:value-type="float" office:value="192100" calcext:value-type="float">
            <text:p>192100</text:p>
          </table:table-cell>
          <table:table-cell office:value-type="float" office:value="287" calcext:value-type="float">
            <text:p>287</text:p>
          </table:table-cell>
          <table:table-cell office:value-type="float" office:value="27875" calcext:value-type="float">
            <text:p>27875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76" calcext:value-type="float">
            <text:p>10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4727" calcext:value-type="float">
            <text:p>254727</text:p>
          </table:table-cell>
          <table:table-cell office:value-type="float" office:value="229052" calcext:value-type="float">
            <text:p>229052</text:p>
          </table:table-cell>
          <table:table-cell office:value-type="float" office:value="426" calcext:value-type="float">
            <text:p>426</text:p>
          </table:table-cell>
          <table:table-cell office:value-type="float" office:value="25249" calcext:value-type="float">
            <text:p>25249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3" calcext:value-type="float">
            <text:p>21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21" calcext:value-type="float">
            <text:p>9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802" calcext:value-type="float">
            <text:p>174802</text:p>
          </table:table-cell>
          <table:table-cell office:value-type="float" office:value="152956" calcext:value-type="float">
            <text:p>152956</text:p>
          </table:table-cell>
          <table:table-cell office:value-type="float" office:value="311" calcext:value-type="float">
            <text:p>311</text:p>
          </table:table-cell>
          <table:table-cell office:value-type="float" office:value="21535" calcext:value-type="float">
            <text:p>21535</text:p>
          </table:table-cell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36" calcext:value-type="float">
            <text:p>8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7845" calcext:value-type="float">
            <text:p>437845</text:p>
          </table:table-cell>
          <table:table-cell office:value-type="float" office:value="409959" calcext:value-type="float">
            <text:p>409959</text:p>
          </table:table-cell>
          <table:table-cell office:value-type="float" office:value="229" calcext:value-type="float">
            <text:p>229</text:p>
          </table:table-cell>
          <table:table-cell office:value-type="float" office:value="27657" calcext:value-type="float">
            <text:p>27657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1709" calcext:value-type="float">
            <text:p>181709</text:p>
          </table:table-cell>
          <table:table-cell office:value-type="float" office:value="159876" calcext:value-type="float">
            <text:p>159876</text:p>
          </table:table-cell>
          <table:table-cell office:value-type="float" office:value="299" calcext:value-type="float">
            <text:p>299</text:p>
          </table:table-cell>
          <table:table-cell office:value-type="float" office:value="21534" calcext:value-type="float">
            <text:p>21534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28" calcext:value-type="float">
            <text:p>8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1787" calcext:value-type="float">
            <text:p>371787</text:p>
          </table:table-cell>
          <table:table-cell office:value-type="float" office:value="233610" calcext:value-type="float">
            <text:p>233610</text:p>
          </table:table-cell>
          <table:table-cell office:value-type="float" office:value="276" calcext:value-type="float">
            <text:p>276</text:p>
          </table:table-cell>
          <table:table-cell office:value-type="float" office:value="137901" calcext:value-type="float">
            <text:p>137901</text:p>
          </table:table-cell>
          <table:table-cell office:value-type="float" office:value="2271" calcext:value-type="float">
            <text:p>2271</text:p>
          </table:table-cell>
          <table:table-cell office:value-type="float" office:value="2323" calcext:value-type="float">
            <text:p>2323</text:p>
          </table:table-cell>
          <table:table-cell office:value-type="float" office:value="2303" calcext:value-type="float">
            <text:p>2303</text:p>
          </table:table-cell>
          <table:table-cell office:value-type="float" office:value="2295" calcext:value-type="float">
            <text:p>2295</text:p>
          </table:table-cell>
          <table:table-cell office:value-type="float" office:value="2276" calcext:value-type="float">
            <text:p>2276</text:p>
          </table:table-cell>
          <table:table-cell office:value-type="float" office:value="2147" calcext:value-type="float">
            <text:p>2147</text:p>
          </table:table-cell>
          <table:table-cell office:value-type="float" office:value="1930" calcext:value-type="float">
            <text:p>1930</text:p>
          </table:table-cell>
          <table:table-cell office:value-type="float" office:value="2270" calcext:value-type="float">
            <text:p>2270</text:p>
          </table:table-cell>
          <table:table-cell office:value-type="float" office:value="2260" calcext:value-type="float">
            <text:p>2260</text:p>
          </table:table-cell>
          <table:table-cell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9430" calcext:value-type="float">
            <text:p>379430</text:p>
          </table:table-cell>
          <table:table-cell office:value-type="float" office:value="233470" calcext:value-type="float">
            <text:p>233470</text:p>
          </table:table-cell>
          <table:table-cell office:value-type="float" office:value="329" calcext:value-type="float">
            <text:p>329</text:p>
          </table:table-cell>
          <table:table-cell office:value-type="float" office:value="145631" calcext:value-type="float">
            <text:p>145631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04" calcext:value-type="float">
            <text:p>12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5787" calcext:value-type="float">
            <text:p>315787</text:p>
          </table:table-cell>
          <table:table-cell office:value-type="float" office:value="160674" calcext:value-type="float">
            <text:p>160674</text:p>
          </table:table-cell>
          <table:table-cell office:value-type="float" office:value="250" calcext:value-type="float">
            <text:p>250</text:p>
          </table:table-cell>
          <table:table-cell office:value-type="float" office:value="154863" calcext:value-type="float">
            <text:p>154863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18" calcext:value-type="float">
            <text:p>1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5351" calcext:value-type="float">
            <text:p>415351</text:p>
          </table:table-cell>
          <table:table-cell office:value-type="float" office:value="384323" calcext:value-type="float">
            <text:p>384323</text:p>
          </table:table-cell>
          <table:table-cell office:value-type="float" office:value="307" calcext:value-type="float">
            <text:p>307</text:p>
          </table:table-cell>
          <table:table-cell office:value-type="float" office:value="30721" calcext:value-type="float">
            <text:p>30721</text:p>
          </table:table-cell>
          <table:table-cell office:value-type="float" office:value="159" calcext:value-type="float">
            <text:p>159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59" calcext:value-type="float">
            <text:p>11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8734" calcext:value-type="float">
            <text:p>358734</text:p>
          </table:table-cell>
          <table:table-cell office:value-type="float" office:value="225217" calcext:value-type="float">
            <text:p>225217</text:p>
          </table:table-cell>
          <table:table-cell office:value-type="float" office:value="327" calcext:value-type="float">
            <text:p>327</text:p>
          </table:table-cell>
          <table:table-cell office:value-type="float" office:value="133190" calcext:value-type="float">
            <text:p>133190</text:p>
          </table:table-cell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18" calcext:value-type="float">
            <text:p>1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0458" calcext:value-type="float">
            <text:p>220458</text:p>
          </table:table-cell>
          <table:table-cell office:value-type="float" office:value="215546" calcext:value-type="float">
            <text:p>215546</text:p>
          </table:table-cell>
          <table:table-cell office:value-type="float" office:value="441" calcext:value-type="float">
            <text:p>441</text:p>
          </table:table-cell>
          <table:table-cell office:value-type="float" office:value="4471" calcext:value-type="float">
            <text:p>4471</text:p>
          </table:table-cell>
          <table:table-cell office:value-type="float" office:value="171" calcext:value-type="float">
            <text:p>171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27" calcext:value-type="float">
            <text:p>14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0849" calcext:value-type="float">
            <text:p>330849</text:p>
          </table:table-cell>
          <table:table-cell office:value-type="float" office:value="170415" calcext:value-type="float">
            <text:p>170415</text:p>
          </table:table-cell>
          <table:table-cell office:value-type="float" office:value="293" calcext:value-type="float">
            <text:p>293</text:p>
          </table:table-cell>
          <table:table-cell office:value-type="float" office:value="160141" calcext:value-type="float">
            <text:p>160141</text:p>
          </table:table-cell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97" calcext:value-type="float">
            <text:p>10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4973" calcext:value-type="float">
            <text:p>384973</text:p>
          </table:table-cell>
          <table:table-cell office:value-type="float" office:value="343372" calcext:value-type="float">
            <text:p>343372</text:p>
          </table:table-cell>
          <table:table-cell office:value-type="float" office:value="373" calcext:value-type="float">
            <text:p>373</text:p>
          </table:table-cell>
          <table:table-cell office:value-type="float" office:value="41228" calcext:value-type="float">
            <text:p>41228</text:p>
          </table:table-cell>
          <table:table-cell office:value-type="float" office:value="215" calcext:value-type="float">
            <text:p>215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66" calcext:value-type="float">
            <text:p>14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3065" calcext:value-type="float">
            <text:p>443065</text:p>
          </table:table-cell>
          <table:table-cell office:value-type="float" office:value="440600" calcext:value-type="float">
            <text:p>440600</text:p>
          </table:table-cell>
          <table:table-cell office:value-type="float" office:value="433" calcext:value-type="float">
            <text:p>433</text:p>
          </table:table-cell>
          <table:table-cell office:value-type="float" office:value="2032" calcext:value-type="float">
            <text:p>2032</text:p>
          </table:table-cell>
          <table:table-cell office:value-type="float" office:value="169" calcext:value-type="float">
            <text:p>169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51" calcext:value-type="float">
            <text:p>25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52" calcext:value-type="float">
            <text:p>13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645" calcext:value-type="float">
            <text:p>208645</text:p>
          </table:table-cell>
          <table:table-cell office:value-type="float" office:value="199569" calcext:value-type="float">
            <text:p>199569</text:p>
          </table:table-cell>
          <table:table-cell office:value-type="float" office:value="416" calcext:value-type="float">
            <text:p>416</text:p>
          </table:table-cell>
          <table:table-cell office:value-type="float" office:value="8660" calcext:value-type="float">
            <text:p>8660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1" calcext:value-type="float">
            <text:p>26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24" calcext:value-type="float">
            <text:p>11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5136" calcext:value-type="float">
            <text:p>255136</text:p>
          </table:table-cell>
          <table:table-cell office:value-type="float" office:value="221168" calcext:value-type="float">
            <text:p>221168</text:p>
          </table:table-cell>
          <table:table-cell office:value-type="float" office:value="334" calcext:value-type="float">
            <text:p>334</text:p>
          </table:table-cell>
          <table:table-cell office:value-type="float" office:value="33634" calcext:value-type="float">
            <text:p>33634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93" calcext:value-type="float">
            <text:p>10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1672" calcext:value-type="float">
            <text:p>281672</text:p>
          </table:table-cell>
          <table:table-cell office:value-type="float" office:value="247681" calcext:value-type="float">
            <text:p>247681</text:p>
          </table:table-cell>
          <table:table-cell office:value-type="float" office:value="424" calcext:value-type="float">
            <text:p>424</text:p>
          </table:table-cell>
          <table:table-cell office:value-type="float" office:value="33567" calcext:value-type="float">
            <text:p>33567</text:p>
          </table:table-cell>
          <table:table-cell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7" calcext:value-type="float">
            <text:p>2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85" calcext:value-type="float">
            <text:p>11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5212" calcext:value-type="float">
            <text:p>475212</text:p>
          </table:table-cell>
          <table:table-cell office:value-type="float" office:value="433271" calcext:value-type="float">
            <text:p>433271</text:p>
          </table:table-cell>
          <table:table-cell office:value-type="float" office:value="446" calcext:value-type="float">
            <text:p>446</text:p>
          </table:table-cell>
          <table:table-cell office:value-type="float" office:value="41495" calcext:value-type="float">
            <text:p>41495</text:p>
          </table:table-cell>
          <table:table-cell office:value-type="float" office:value="184" calcext:value-type="float">
            <text:p>184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2" calcext:value-type="float">
            <text:p>292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527" calcext:value-type="float">
            <text:p>15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6423" calcext:value-type="float">
            <text:p>426423</text:p>
          </table:table-cell>
          <table:table-cell office:value-type="float" office:value="380023" calcext:value-type="float">
            <text:p>380023</text:p>
          </table:table-cell>
          <table:table-cell office:value-type="float" office:value="368" calcext:value-type="float">
            <text:p>368</text:p>
          </table:table-cell>
          <table:table-cell office:value-type="float" office:value="46032" calcext:value-type="float">
            <text:p>46032</text:p>
          </table:table-cell>
          <table:table-cell office:value-type="float" office:value="2932" calcext:value-type="float">
            <text:p>29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63" calcext:value-type="float">
            <text:p>363</text:p>
          </table:table-cell>
          <table:table-cell office:value-type="float" office:value="2351" calcext:value-type="float">
            <text:p>235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66" calcext:value-type="float">
            <text:p>17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4462" calcext:value-type="float">
            <text:p>324462</text:p>
          </table:table-cell>
          <table:table-cell office:value-type="float" office:value="296098" calcext:value-type="float">
            <text:p>296098</text:p>
          </table:table-cell>
          <table:table-cell office:value-type="float" office:value="439" calcext:value-type="float">
            <text:p>439</text:p>
          </table:table-cell>
          <table:table-cell office:value-type="float" office:value="27925" calcext:value-type="float">
            <text:p>27925</text:p>
          </table:table-cell>
          <table:table-cell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2" calcext:value-type="float">
            <text:p>22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3534" calcext:value-type="float">
            <text:p>223534</text:p>
          </table:table-cell>
          <table:table-cell office:value-type="float" office:value="196996" calcext:value-type="float">
            <text:p>196996</text:p>
          </table:table-cell>
          <table:table-cell office:value-type="float" office:value="375" calcext:value-type="float">
            <text:p>375</text:p>
          </table:table-cell>
          <table:table-cell office:value-type="float" office:value="26163" calcext:value-type="float">
            <text:p>26163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64" calcext:value-type="float">
            <text:p>10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2008" calcext:value-type="float">
            <text:p>222008</text:p>
          </table:table-cell>
          <table:table-cell office:value-type="float" office:value="193267" calcext:value-type="float">
            <text:p>193267</text:p>
          </table:table-cell>
          <table:table-cell office:value-type="float" office:value="359" calcext:value-type="float">
            <text:p>359</text:p>
          </table:table-cell>
          <table:table-cell office:value-type="float" office:value="28382" calcext:value-type="float">
            <text:p>28382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08" calcext:value-type="float">
            <text:p>10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827" calcext:value-type="float">
            <text:p>234827</text:p>
          </table:table-cell>
          <table:table-cell office:value-type="float" office:value="201838" calcext:value-type="float">
            <text:p>201838</text:p>
          </table:table-cell>
          <table:table-cell office:value-type="float" office:value="368" calcext:value-type="float">
            <text:p>368</text:p>
          </table:table-cell>
          <table:table-cell office:value-type="float" office:value="32621" calcext:value-type="float">
            <text:p>32621</text:p>
          </table:table-cell>
          <table:table-cell office:value-type="float" office:value="157" calcext:value-type="float">
            <text:p>157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14" calcext:value-type="float">
            <text:p>12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7161" calcext:value-type="float">
            <text:p>307161</text:p>
          </table:table-cell>
          <table:table-cell office:value-type="float" office:value="271718" calcext:value-type="float">
            <text:p>271718</text:p>
          </table:table-cell>
          <table:table-cell office:value-type="float" office:value="354" calcext:value-type="float">
            <text:p>354</text:p>
          </table:table-cell>
          <table:table-cell office:value-type="float" office:value="35089" calcext:value-type="float">
            <text:p>35089</text:p>
          </table:table-cell>
          <table:table-cell office:value-type="float" office:value="171" calcext:value-type="float">
            <text:p>171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6" calcext:value-type="float">
            <text:p>24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37" calcext:value-type="float">
            <text:p>12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0125" calcext:value-type="float">
            <text:p>480125</text:p>
          </table:table-cell>
          <table:table-cell office:value-type="float" office:value="446433" calcext:value-type="float">
            <text:p>446433</text:p>
          </table:table-cell>
          <table:table-cell office:value-type="float" office:value="344" calcext:value-type="float">
            <text:p>344</text:p>
          </table:table-cell>
          <table:table-cell office:value-type="float" office:value="33348" calcext:value-type="float">
            <text:p>33348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83" calcext:value-type="float">
            <text:p>283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01" calcext:value-type="float">
            <text:p>14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8416" calcext:value-type="float">
            <text:p>308416</text:p>
          </table:table-cell>
          <table:table-cell office:value-type="float" office:value="282436" calcext:value-type="float">
            <text:p>282436</text:p>
          </table:table-cell>
          <table:table-cell office:value-type="float" office:value="286" calcext:value-type="float">
            <text:p>286</text:p>
          </table:table-cell>
          <table:table-cell office:value-type="float" office:value="25694" calcext:value-type="float">
            <text:p>25694</text:p>
          </table:table-cell>
          <table:table-cell office:value-type="float" office:value="1400" calcext:value-type="float">
            <text:p>1400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87" calcext:value-type="float">
            <text:p>2087</text:p>
          </table:table-cell>
          <table:table-cell office:value-type="float" office:value="2278" calcext:value-type="float">
            <text:p>2278</text:p>
          </table:table-cell>
          <table:table-cell office:value-type="float" office:value="2192" calcext:value-type="float">
            <text:p>2192</text:p>
          </table:table-cell>
          <table:table-cell office:value-type="float" office:value="2219" calcext:value-type="float">
            <text:p>2219</text:p>
          </table:table-cell>
          <table:table-cell office:value-type="float" office:value="1094" calcext:value-type="float">
            <text:p>10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7592" calcext:value-type="float">
            <text:p>437592</text:p>
          </table:table-cell>
          <table:table-cell office:value-type="float" office:value="397480" calcext:value-type="float">
            <text:p>397480</text:p>
          </table:table-cell>
          <table:table-cell office:value-type="float" office:value="440" calcext:value-type="float">
            <text:p>440</text:p>
          </table:table-cell>
          <table:table-cell office:value-type="float" office:value="39672" calcext:value-type="float">
            <text:p>39672</text:p>
          </table:table-cell>
          <table:table-cell office:value-type="float" office:value="203" calcext:value-type="float">
            <text:p>203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82" calcext:value-type="float">
            <text:p>282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295" calcext:value-type="float">
            <text:p>12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116" calcext:value-type="float">
            <text:p>246116</text:p>
          </table:table-cell>
          <table:table-cell office:value-type="float" office:value="221447" calcext:value-type="float">
            <text:p>221447</text:p>
          </table:table-cell>
          <table:table-cell office:value-type="float" office:value="333" calcext:value-type="float">
            <text:p>333</text:p>
          </table:table-cell>
          <table:table-cell office:value-type="float" office:value="24336" calcext:value-type="float">
            <text:p>24336</text:p>
          </table:table-cell>
          <table:table-cell office:value-type="float" office:value="2095" calcext:value-type="float">
            <text:p>2095</text:p>
          </table:table-cell>
          <table:table-cell office:value-type="float" office:value="2236" calcext:value-type="float">
            <text:p>2236</text:p>
          </table:table-cell>
          <table:table-cell office:value-type="float" office:value="2244" calcext:value-type="float">
            <text:p>2244</text:p>
          </table:table-cell>
          <table:table-cell office:value-type="float" office:value="2212" calcext:value-type="float">
            <text:p>2212</text:p>
          </table:table-cell>
          <table:table-cell office:value-type="float" office:value="2215" calcext:value-type="float">
            <text:p>2215</text:p>
          </table:table-cell>
          <table:table-cell office:value-type="float" office:value="2076" calcext:value-type="float">
            <text:p>2076</text:p>
          </table:table-cell>
          <table:table-cell office:value-type="float" office:value="1853" calcext:value-type="float">
            <text:p>1853</text:p>
          </table:table-cell>
          <table:table-cell office:value-type="float" office:value="2188" calcext:value-type="float">
            <text:p>2188</text:p>
          </table:table-cell>
          <table:table-cell office:value-type="float" office:value="2208" calcext:value-type="float">
            <text:p>2208</text:p>
          </table:table-cell>
          <table:table-cell office:value-type="float" office:value="1095" calcext:value-type="float">
            <text:p>10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6212" calcext:value-type="float">
            <text:p>386212</text:p>
          </table:table-cell>
          <table:table-cell office:value-type="float" office:value="359403" calcext:value-type="float">
            <text:p>359403</text:p>
          </table:table-cell>
          <table:table-cell office:value-type="float" office:value="364" calcext:value-type="float">
            <text:p>364</text:p>
          </table:table-cell>
          <table:table-cell office:value-type="float" office:value="26445" calcext:value-type="float">
            <text:p>26445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86" calcext:value-type="float">
            <text:p>10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9141" calcext:value-type="float">
            <text:p>429141</text:p>
          </table:table-cell>
          <table:table-cell office:value-type="float" office:value="289699" calcext:value-type="float">
            <text:p>289699</text:p>
          </table:table-cell>
          <table:table-cell office:value-type="float" office:value="300" calcext:value-type="float">
            <text:p>300</text:p>
          </table:table-cell>
          <table:table-cell office:value-type="float" office:value="139142" calcext:value-type="float">
            <text:p>139142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32" calcext:value-type="float">
            <text:p>9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9309" calcext:value-type="float">
            <text:p>679309</text:p>
          </table:table-cell>
          <table:table-cell office:value-type="float" office:value="473769" calcext:value-type="float">
            <text:p>473769</text:p>
          </table:table-cell>
          <table:table-cell office:value-type="float" office:value="305" calcext:value-type="float">
            <text:p>305</text:p>
          </table:table-cell>
          <table:table-cell office:value-type="float" office:value="205235" calcext:value-type="float">
            <text:p>205235</text:p>
          </table:table-cell>
          <table:table-cell office:value-type="float" office:value="244" calcext:value-type="float">
            <text:p>244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47" calcext:value-type="float">
            <text:p>44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8666" calcext:value-type="float">
            <text:p>518666</text:p>
          </table:table-cell>
          <table:table-cell office:value-type="float" office:value="338816" calcext:value-type="float">
            <text:p>338816</text:p>
          </table:table-cell>
          <table:table-cell office:value-type="float" office:value="311" calcext:value-type="float">
            <text:p>311</text:p>
          </table:table-cell>
          <table:table-cell office:value-type="float" office:value="179539" calcext:value-type="float">
            <text:p>179539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9" calcext:value-type="float">
            <text:p>289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03" calcext:value-type="float">
            <text:p>14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7659" calcext:value-type="float">
            <text:p>377659</text:p>
          </table:table-cell>
          <table:table-cell office:value-type="float" office:value="236440" calcext:value-type="float">
            <text:p>236440</text:p>
          </table:table-cell>
          <table:table-cell office:value-type="float" office:value="286" calcext:value-type="float">
            <text:p>286</text:p>
          </table:table-cell>
          <table:table-cell office:value-type="float" office:value="140933" calcext:value-type="float">
            <text:p>140933</text:p>
          </table:table-cell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7" calcext:value-type="float">
            <text:p>267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78" calcext:value-type="float">
            <text:p>11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0612" calcext:value-type="float">
            <text:p>380612</text:p>
          </table:table-cell>
          <table:table-cell office:value-type="float" office:value="209998" calcext:value-type="float">
            <text:p>209998</text:p>
          </table:table-cell>
          <table:table-cell office:value-type="float" office:value="274" calcext:value-type="float">
            <text:p>274</text:p>
          </table:table-cell>
          <table:table-cell office:value-type="float" office:value="170340" calcext:value-type="float">
            <text:p>170340</text:p>
          </table:table-cell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3" calcext:value-type="float">
            <text:p>23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54" calcext:value-type="float">
            <text:p>10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7079" calcext:value-type="float">
            <text:p>607079</text:p>
          </table:table-cell>
          <table:table-cell office:value-type="float" office:value="454585" calcext:value-type="float">
            <text:p>454585</text:p>
          </table:table-cell>
          <table:table-cell office:value-type="float" office:value="250" calcext:value-type="float">
            <text:p>250</text:p>
          </table:table-cell>
          <table:table-cell office:value-type="float" office:value="152244" calcext:value-type="float">
            <text:p>152244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114" calcext:value-type="float">
            <text:p>11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3701" calcext:value-type="float">
            <text:p>1573701</text:p>
          </table:table-cell>
          <table:table-cell office:value-type="float" office:value="1350433" calcext:value-type="float">
            <text:p>1350433</text:p>
          </table:table-cell>
          <table:table-cell office:value-type="float" office:value="734" calcext:value-type="float">
            <text:p>734</text:p>
          </table:table-cell>
          <table:table-cell office:value-type="float" office:value="222534" calcext:value-type="float">
            <text:p>222534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8" calcext:value-type="float">
            <text:p>31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90" calcext:value-type="float">
            <text:p>10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7940" calcext:value-type="float">
            <text:p>397940</text:p>
          </table:table-cell>
          <table:table-cell office:value-type="float" office:value="274913" calcext:value-type="float">
            <text:p>274913</text:p>
          </table:table-cell>
          <table:table-cell office:value-type="float" office:value="250" calcext:value-type="float">
            <text:p>250</text:p>
          </table:table-cell>
          <table:table-cell office:value-type="float" office:value="122777" calcext:value-type="float">
            <text:p>122777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3" calcext:value-type="float">
            <text:p>233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35" calcext:value-type="float">
            <text:p>9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6222" calcext:value-type="float">
            <text:p>276222</text:p>
          </table:table-cell>
          <table:table-cell office:value-type="float" office:value="150616" calcext:value-type="float">
            <text:p>150616</text:p>
          </table:table-cell>
          <table:table-cell office:value-type="float" office:value="227" calcext:value-type="float">
            <text:p>227</text:p>
          </table:table-cell>
          <table:table-cell office:value-type="float" office:value="125379" calcext:value-type="float">
            <text:p>125379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7" calcext:value-type="float">
            <text:p>20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82" calcext:value-type="float">
            <text:p>8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7948" calcext:value-type="float">
            <text:p>297948</text:p>
          </table:table-cell>
          <table:table-cell office:value-type="float" office:value="155548" calcext:value-type="float">
            <text:p>155548</text:p>
          </table:table-cell>
          <table:table-cell office:value-type="float" office:value="259" calcext:value-type="float">
            <text:p>259</text:p>
          </table:table-cell>
          <table:table-cell office:value-type="float" office:value="142141" calcext:value-type="float">
            <text:p>142141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4" calcext:value-type="float">
            <text:p>2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11" calcext:value-type="float">
            <text:p>9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5026" calcext:value-type="float">
            <text:p>295026</text:p>
          </table:table-cell>
          <table:table-cell office:value-type="float" office:value="164081" calcext:value-type="float">
            <text:p>164081</text:p>
          </table:table-cell>
          <table:table-cell office:value-type="float" office:value="222" calcext:value-type="float">
            <text:p>222</text:p>
          </table:table-cell>
          <table:table-cell office:value-type="float" office:value="130723" calcext:value-type="float">
            <text:p>130723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7" calcext:value-type="float">
            <text:p>20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22" calcext:value-type="float">
            <text:p>9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4609" calcext:value-type="float">
            <text:p>324609</text:p>
          </table:table-cell>
          <table:table-cell office:value-type="float" office:value="198499" calcext:value-type="float">
            <text:p>198499</text:p>
          </table:table-cell>
          <table:table-cell office:value-type="float" office:value="346" calcext:value-type="float">
            <text:p>346</text:p>
          </table:table-cell>
          <table:table-cell office:value-type="float" office:value="125764" calcext:value-type="float">
            <text:p>125764</text:p>
          </table:table-cell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4" calcext:value-type="float">
            <text:p>20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68" calcext:value-type="float">
            <text:p>8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8230" calcext:value-type="float">
            <text:p>278230</text:p>
          </table:table-cell>
          <table:table-cell office:value-type="float" office:value="137483" calcext:value-type="float">
            <text:p>137483</text:p>
          </table:table-cell>
          <table:table-cell office:value-type="float" office:value="235" calcext:value-type="float">
            <text:p>235</text:p>
          </table:table-cell>
          <table:table-cell office:value-type="float" office:value="140512" calcext:value-type="float">
            <text:p>140512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6406" calcext:value-type="float">
            <text:p>396406</text:p>
          </table:table-cell>
          <table:table-cell office:value-type="float" office:value="262002" calcext:value-type="float">
            <text:p>262002</text:p>
          </table:table-cell>
          <table:table-cell office:value-type="float" office:value="286" calcext:value-type="float">
            <text:p>286</text:p>
          </table:table-cell>
          <table:table-cell office:value-type="float" office:value="134118" calcext:value-type="float">
            <text:p>134118</text:p>
          </table:table-cell>
          <table:table-cell office:value-type="float" office:value="6796" calcext:value-type="float">
            <text:p>6796</text:p>
          </table:table-cell>
          <table:table-cell office:value-type="float" office:value="4419" calcext:value-type="float">
            <text:p>4419</text:p>
          </table:table-cell>
          <table:table-cell office:value-type="float" office:value="4428" calcext:value-type="float">
            <text:p>4428</text:p>
          </table:table-cell>
          <table:table-cell office:value-type="float" office:value="4398" calcext:value-type="float">
            <text:p>4398</text:p>
          </table:table-cell>
          <table:table-cell office:value-type="float" office:value="4399" calcext:value-type="float">
            <text:p>4399</text:p>
          </table:table-cell>
          <table:table-cell office:value-type="float" office:value="4123" calcext:value-type="float">
            <text:p>4123</text:p>
          </table:table-cell>
          <table:table-cell office:value-type="float" office:value="2230" calcext:value-type="float">
            <text:p>2230</text:p>
          </table:table-cell>
          <table:table-cell office:value-type="float" office:value="2195" calcext:value-type="float">
            <text:p>2195</text:p>
          </table:table-cell>
          <table:table-cell office:value-type="float" office:value="2218" calcext:value-type="float">
            <text:p>2218</text:p>
          </table:table-cell>
          <table:table-cell office:value-type="float" office:value="928" calcext:value-type="float">
            <text:p>9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3999" calcext:value-type="float">
            <text:p>283999</text:p>
          </table:table-cell>
          <table:table-cell office:value-type="float" office:value="161865" calcext:value-type="float">
            <text:p>161865</text:p>
          </table:table-cell>
          <table:table-cell office:value-type="float" office:value="323" calcext:value-type="float">
            <text:p>323</text:p>
          </table:table-cell>
          <table:table-cell office:value-type="float" office:value="121811" calcext:value-type="float">
            <text:p>121811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4" calcext:value-type="float">
            <text:p>20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79" calcext:value-type="float">
            <text:p>8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1968" calcext:value-type="float">
            <text:p>331968</text:p>
          </table:table-cell>
          <table:table-cell office:value-type="float" office:value="200288" calcext:value-type="float">
            <text:p>200288</text:p>
          </table:table-cell>
          <table:table-cell office:value-type="float" office:value="275" calcext:value-type="float">
            <text:p>275</text:p>
          </table:table-cell>
          <table:table-cell office:value-type="float" office:value="131405" calcext:value-type="float">
            <text:p>131405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4" calcext:value-type="float">
            <text:p>204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46" calcext:value-type="float">
            <text:p>8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5244" calcext:value-type="float">
            <text:p>365244</text:p>
          </table:table-cell>
          <table:table-cell office:value-type="float" office:value="204197" calcext:value-type="float">
            <text:p>204197</text:p>
          </table:table-cell>
          <table:table-cell office:value-type="float" office:value="320" calcext:value-type="float">
            <text:p>320</text:p>
          </table:table-cell>
          <table:table-cell office:value-type="float" office:value="160727" calcext:value-type="float">
            <text:p>160727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72" calcext:value-type="float">
            <text:p>10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4819" calcext:value-type="float">
            <text:p>314819</text:p>
          </table:table-cell>
          <table:table-cell office:value-type="float" office:value="192218" calcext:value-type="float">
            <text:p>192218</text:p>
          </table:table-cell>
          <table:table-cell office:value-type="float" office:value="268" calcext:value-type="float">
            <text:p>268</text:p>
          </table:table-cell>
          <table:table-cell office:value-type="float" office:value="122333" calcext:value-type="float">
            <text:p>122333</text:p>
          </table:table-cell>
          <table:table-cell office:value-type="float" office:value="965" calcext:value-type="float">
            <text:p>96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71" calcext:value-type="float">
            <text:p>8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3601" calcext:value-type="float">
            <text:p>323601</text:p>
          </table:table-cell>
          <table:table-cell office:value-type="float" office:value="182764" calcext:value-type="float">
            <text:p>182764</text:p>
          </table:table-cell>
          <table:table-cell office:value-type="float" office:value="329" calcext:value-type="float">
            <text:p>329</text:p>
          </table:table-cell>
          <table:table-cell office:value-type="float" office:value="140508" calcext:value-type="float">
            <text:p>140508</text:p>
          </table:table-cell>
          <table:table-cell office:value-type="float" office:value="133" calcext:value-type="float">
            <text:p>133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91" calcext:value-type="float">
            <text:p>9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9213" calcext:value-type="float">
            <text:p>279213</text:p>
          </table:table-cell>
          <table:table-cell office:value-type="float" office:value="159177" calcext:value-type="float">
            <text:p>159177</text:p>
          </table:table-cell>
          <table:table-cell office:value-type="float" office:value="354" calcext:value-type="float">
            <text:p>354</text:p>
          </table:table-cell>
          <table:table-cell office:value-type="float" office:value="119682" calcext:value-type="float">
            <text:p>119682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44" calcext:value-type="float">
            <text:p>8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019" calcext:value-type="float">
            <text:p>193019</text:p>
          </table:table-cell>
          <table:table-cell office:value-type="float" office:value="164926" calcext:value-type="float">
            <text:p>164926</text:p>
          </table:table-cell>
          <table:table-cell office:value-type="float" office:value="327" calcext:value-type="float">
            <text:p>327</text:p>
          </table:table-cell>
          <table:table-cell office:value-type="float" office:value="27766" calcext:value-type="float">
            <text:p>27766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28" calcext:value-type="float">
            <text:p>10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1597" calcext:value-type="float">
            <text:p>311597</text:p>
          </table:table-cell>
          <table:table-cell office:value-type="float" office:value="270278" calcext:value-type="float">
            <text:p>270278</text:p>
          </table:table-cell>
          <table:table-cell office:value-type="float" office:value="401" calcext:value-type="float">
            <text:p>401</text:p>
          </table:table-cell>
          <table:table-cell office:value-type="float" office:value="40918" calcext:value-type="float">
            <text:p>40918</text:p>
          </table:table-cell>
          <table:table-cell office:value-type="float" office:value="216" calcext:value-type="float">
            <text:p>216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48" calcext:value-type="float">
            <text:p>14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569" calcext:value-type="float">
            <text:p>182569</text:p>
          </table:table-cell>
          <table:table-cell office:value-type="float" office:value="158728" calcext:value-type="float">
            <text:p>158728</text:p>
          </table:table-cell>
          <table:table-cell office:value-type="float" office:value="313" calcext:value-type="float">
            <text:p>313</text:p>
          </table:table-cell>
          <table:table-cell office:value-type="float" office:value="23528" calcext:value-type="float">
            <text:p>23528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33" calcext:value-type="float">
            <text:p>9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076" calcext:value-type="float">
            <text:p>173076</text:p>
          </table:table-cell>
          <table:table-cell office:value-type="float" office:value="150920" calcext:value-type="float">
            <text:p>150920</text:p>
          </table:table-cell>
          <table:table-cell office:value-type="float" office:value="385" calcext:value-type="float">
            <text:p>385</text:p>
          </table:table-cell>
          <table:table-cell office:value-type="float" office:value="21771" calcext:value-type="float">
            <text:p>21771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6" calcext:value-type="float">
            <text:p>20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299" calcext:value-type="float">
            <text:p>199299</text:p>
          </table:table-cell>
          <table:table-cell office:value-type="float" office:value="170637" calcext:value-type="float">
            <text:p>170637</text:p>
          </table:table-cell>
          <table:table-cell office:value-type="float" office:value="316" calcext:value-type="float">
            <text:p>316</text:p>
          </table:table-cell>
          <table:table-cell office:value-type="float" office:value="28346" calcext:value-type="float">
            <text:p>28346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3" calcext:value-type="float">
            <text:p>243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77" calcext:value-type="float">
            <text:p>10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6238" calcext:value-type="float">
            <text:p>376238</text:p>
          </table:table-cell>
          <table:table-cell office:value-type="float" office:value="349576" calcext:value-type="float">
            <text:p>349576</text:p>
          </table:table-cell>
          <table:table-cell office:value-type="float" office:value="405" calcext:value-type="float">
            <text:p>405</text:p>
          </table:table-cell>
          <table:table-cell office:value-type="float" office:value="26257" calcext:value-type="float">
            <text:p>26257</text:p>
          </table:table-cell>
          <table:table-cell office:value-type="float" office:value="899" calcext:value-type="float">
            <text:p>899</text:p>
          </table:table-cell>
          <table:table-cell office:value-type="float" office:value="2231" calcext:value-type="float">
            <text:p>2231</text:p>
          </table:table-cell>
          <table:table-cell office:value-type="float" office:value="2240" calcext:value-type="float">
            <text:p>2240</text:p>
          </table:table-cell>
          <table:table-cell office:value-type="float" office:value="2210" calcext:value-type="float">
            <text:p>2210</text:p>
          </table:table-cell>
          <table:table-cell office:value-type="float" office:value="2209" calcext:value-type="float">
            <text:p>2209</text:p>
          </table:table-cell>
          <table:table-cell office:value-type="float" office:value="2065" calcext:value-type="float">
            <text:p>2065</text:p>
          </table:table-cell>
          <table:table-cell office:value-type="float" office:value="1786" calcext:value-type="float">
            <text:p>1786</text:p>
          </table:table-cell>
          <table:table-cell office:value-type="float" office:value="2182" calcext:value-type="float">
            <text:p>2182</text:p>
          </table:table-cell>
          <table:table-cell office:value-type="float" office:value="2204" calcext:value-type="float">
            <text:p>2204</text:p>
          </table:table-cell>
          <table:table-cell office:value-type="float" office:value="1176" calcext:value-type="float">
            <text:p>11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0053" calcext:value-type="float">
            <text:p>230053</text:p>
          </table:table-cell>
          <table:table-cell office:value-type="float" office:value="203763" calcext:value-type="float">
            <text:p>203763</text:p>
          </table:table-cell>
          <table:table-cell office:value-type="float" office:value="414" calcext:value-type="float">
            <text:p>414</text:p>
          </table:table-cell>
          <table:table-cell office:value-type="float" office:value="25876" calcext:value-type="float">
            <text:p>25876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97" calcext:value-type="float">
            <text:p>9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765" calcext:value-type="float">
            <text:p>184765</text:p>
          </table:table-cell>
          <table:table-cell office:value-type="float" office:value="157989" calcext:value-type="float">
            <text:p>157989</text:p>
          </table:table-cell>
          <table:table-cell office:value-type="float" office:value="343" calcext:value-type="float">
            <text:p>343</text:p>
          </table:table-cell>
          <table:table-cell office:value-type="float" office:value="26433" calcext:value-type="float">
            <text:p>26433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7" calcext:value-type="float">
            <text:p>21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25" calcext:value-type="float">
            <text:p>10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706" calcext:value-type="float">
            <text:p>196706</text:p>
          </table:table-cell>
          <table:table-cell office:value-type="float" office:value="168744" calcext:value-type="float">
            <text:p>168744</text:p>
          </table:table-cell>
          <table:table-cell office:value-type="float" office:value="359" calcext:value-type="float">
            <text:p>359</text:p>
          </table:table-cell>
          <table:table-cell office:value-type="float" office:value="27603" calcext:value-type="float">
            <text:p>27603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46" calcext:value-type="float">
            <text:p>9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3237" calcext:value-type="float">
            <text:p>213237</text:p>
          </table:table-cell>
          <table:table-cell office:value-type="float" office:value="187724" calcext:value-type="float">
            <text:p>187724</text:p>
          </table:table-cell>
          <table:table-cell office:value-type="float" office:value="438" calcext:value-type="float">
            <text:p>438</text:p>
          </table:table-cell>
          <table:table-cell office:value-type="float" office:value="25075" calcext:value-type="float">
            <text:p>25075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8" calcext:value-type="float">
            <text:p>21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30" calcext:value-type="float">
            <text:p>9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477" calcext:value-type="float">
            <text:p>193477</text:p>
          </table:table-cell>
          <table:table-cell office:value-type="float" office:value="164229" calcext:value-type="float">
            <text:p>164229</text:p>
          </table:table-cell>
          <table:table-cell office:value-type="float" office:value="239" calcext:value-type="float">
            <text:p>239</text:p>
          </table:table-cell>
          <table:table-cell office:value-type="float" office:value="29009" calcext:value-type="float">
            <text:p>29009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2" calcext:value-type="float">
            <text:p>21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30" calcext:value-type="float">
            <text:p>9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4800" calcext:value-type="float">
            <text:p>364800</text:p>
          </table:table-cell>
          <table:table-cell office:value-type="float" office:value="330062" calcext:value-type="float">
            <text:p>330062</text:p>
          </table:table-cell>
          <table:table-cell office:value-type="float" office:value="384" calcext:value-type="float">
            <text:p>384</text:p>
          </table:table-cell>
          <table:table-cell office:value-type="float" office:value="34354" calcext:value-type="float">
            <text:p>34354</text:p>
          </table:table-cell>
          <table:table-cell office:value-type="float" office:value="157" calcext:value-type="float">
            <text:p>157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67" calcext:value-type="float">
            <text:p>26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182" calcext:value-type="float">
            <text:p>11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8475" calcext:value-type="float">
            <text:p>398475</text:p>
          </table:table-cell>
          <table:table-cell office:value-type="float" office:value="352572" calcext:value-type="float">
            <text:p>352572</text:p>
          </table:table-cell>
          <table:table-cell office:value-type="float" office:value="592" calcext:value-type="float">
            <text:p>592</text:p>
          </table:table-cell>
          <table:table-cell office:value-type="float" office:value="45311" calcext:value-type="float">
            <text:p>45311</text:p>
          </table:table-cell>
          <table:table-cell office:value-type="float" office:value="168" calcext:value-type="float">
            <text:p>168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17" calcext:value-type="float">
            <text:p>31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597" calcext:value-type="float">
            <text:p>15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6127" calcext:value-type="float">
            <text:p>296127</text:p>
          </table:table-cell>
          <table:table-cell office:value-type="float" office:value="245986" calcext:value-type="float">
            <text:p>245986</text:p>
          </table:table-cell>
          <table:table-cell office:value-type="float" office:value="607" calcext:value-type="float">
            <text:p>607</text:p>
          </table:table-cell>
          <table:table-cell office:value-type="float" office:value="49534" calcext:value-type="float">
            <text:p>49534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96" calcext:value-type="float">
            <text:p>396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1632" calcext:value-type="float">
            <text:p>251632</text:p>
          </table:table-cell>
          <table:table-cell office:value-type="float" office:value="247580" calcext:value-type="float">
            <text:p>247580</text:p>
          </table:table-cell>
          <table:table-cell office:value-type="float" office:value="321" calcext:value-type="float">
            <text:p>321</text:p>
          </table:table-cell>
          <table:table-cell office:value-type="float" office:value="3731" calcext:value-type="float">
            <text:p>3731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91" calcext:value-type="float">
            <text:p>12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8028" calcext:value-type="float">
            <text:p>278028</text:p>
          </table:table-cell>
          <table:table-cell office:value-type="float" office:value="274674" calcext:value-type="float">
            <text:p>274674</text:p>
          </table:table-cell>
          <table:table-cell office:value-type="float" office:value="371" calcext:value-type="float">
            <text:p>371</text:p>
          </table:table-cell>
          <table:table-cell office:value-type="float" office:value="2983" calcext:value-type="float">
            <text:p>2983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31" calcext:value-type="float">
            <text:p>10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1024" calcext:value-type="float">
            <text:p>411024</text:p>
          </table:table-cell>
          <table:table-cell office:value-type="float" office:value="407095" calcext:value-type="float">
            <text:p>407095</text:p>
          </table:table-cell>
          <table:table-cell office:value-type="float" office:value="459" calcext:value-type="float">
            <text:p>459</text:p>
          </table:table-cell>
          <table:table-cell office:value-type="float" office:value="3470" calcext:value-type="float">
            <text:p>3470</text:p>
          </table:table-cell>
          <table:table-cell office:value-type="float" office:value="269" calcext:value-type="float">
            <text:p>269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06" calcext:value-type="float">
            <text:p>12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5143" calcext:value-type="float">
            <text:p>255143</text:p>
          </table:table-cell>
          <table:table-cell office:value-type="float" office:value="246787" calcext:value-type="float">
            <text:p>246787</text:p>
          </table:table-cell>
          <table:table-cell office:value-type="float" office:value="343" calcext:value-type="float">
            <text:p>343</text:p>
          </table:table-cell>
          <table:table-cell office:value-type="float" office:value="8013" calcext:value-type="float">
            <text:p>8013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76" calcext:value-type="float">
            <text:p>10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8739" calcext:value-type="float">
            <text:p>278739</text:p>
          </table:table-cell>
          <table:table-cell office:value-type="float" office:value="250435" calcext:value-type="float">
            <text:p>250435</text:p>
          </table:table-cell>
          <table:table-cell office:value-type="float" office:value="399" calcext:value-type="float">
            <text:p>399</text:p>
          </table:table-cell>
          <table:table-cell office:value-type="float" office:value="27905" calcext:value-type="float">
            <text:p>27905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71" calcext:value-type="float">
            <text:p>1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4881" calcext:value-type="float">
            <text:p>314881</text:p>
          </table:table-cell>
          <table:table-cell office:value-type="float" office:value="288760" calcext:value-type="float">
            <text:p>288760</text:p>
          </table:table-cell>
          <table:table-cell office:value-type="float" office:value="315" calcext:value-type="float">
            <text:p>315</text:p>
          </table:table-cell>
          <table:table-cell office:value-type="float" office:value="25806" calcext:value-type="float">
            <text:p>25806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8" calcext:value-type="float">
            <text:p>22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99" calcext:value-type="float">
            <text:p>10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1208" calcext:value-type="float">
            <text:p>271208</text:p>
          </table:table-cell>
          <table:table-cell office:value-type="float" office:value="263399" calcext:value-type="float">
            <text:p>263399</text:p>
          </table:table-cell>
          <table:table-cell office:value-type="float" office:value="353" calcext:value-type="float">
            <text:p>353</text:p>
          </table:table-cell>
          <table:table-cell office:value-type="float" office:value="7456" calcext:value-type="float">
            <text:p>7456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53" calcext:value-type="float">
            <text:p>9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7879" calcext:value-type="float">
            <text:p>237879</text:p>
          </table:table-cell>
          <table:table-cell office:value-type="float" office:value="207390" calcext:value-type="float">
            <text:p>207390</text:p>
          </table:table-cell>
          <table:table-cell office:value-type="float" office:value="423" calcext:value-type="float">
            <text:p>423</text:p>
          </table:table-cell>
          <table:table-cell office:value-type="float" office:value="30066" calcext:value-type="float">
            <text:p>30066</text:p>
          </table:table-cell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9" calcext:value-type="float">
            <text:p>23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64" calcext:value-type="float">
            <text:p>10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2005" calcext:value-type="float">
            <text:p>292005</text:p>
          </table:table-cell>
          <table:table-cell office:value-type="float" office:value="262054" calcext:value-type="float">
            <text:p>262054</text:p>
          </table:table-cell>
          <table:table-cell office:value-type="float" office:value="403" calcext:value-type="float">
            <text:p>403</text:p>
          </table:table-cell>
          <table:table-cell office:value-type="float" office:value="29548" calcext:value-type="float">
            <text:p>29548</text:p>
          </table:table-cell>
          <table:table-cell office:value-type="float" office:value="137" calcext:value-type="float">
            <text:p>137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61" calcext:value-type="float">
            <text:p>10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3171" calcext:value-type="float">
            <text:p>583171</text:p>
          </table:table-cell>
          <table:table-cell office:value-type="float" office:value="574756" calcext:value-type="float">
            <text:p>574756</text:p>
          </table:table-cell>
          <table:table-cell office:value-type="float" office:value="347" calcext:value-type="float">
            <text:p>347</text:p>
          </table:table-cell>
          <table:table-cell office:value-type="float" office:value="8068" calcext:value-type="float">
            <text:p>8068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38" calcext:value-type="float">
            <text:p>10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1253" calcext:value-type="float">
            <text:p>291253</text:p>
          </table:table-cell>
          <table:table-cell office:value-type="float" office:value="254701" calcext:value-type="float">
            <text:p>254701</text:p>
          </table:table-cell>
          <table:table-cell office:value-type="float" office:value="336" calcext:value-type="float">
            <text:p>336</text:p>
          </table:table-cell>
          <table:table-cell office:value-type="float" office:value="36216" calcext:value-type="float">
            <text:p>36216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67" calcext:value-type="float">
            <text:p>12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4771" calcext:value-type="float">
            <text:p>464771</text:p>
          </table:table-cell>
          <table:table-cell office:value-type="float" office:value="433031" calcext:value-type="float">
            <text:p>433031</text:p>
          </table:table-cell>
          <table:table-cell office:value-type="float" office:value="344" calcext:value-type="float">
            <text:p>344</text:p>
          </table:table-cell>
          <table:table-cell office:value-type="float" office:value="31396" calcext:value-type="float">
            <text:p>31396</text:p>
          </table:table-cell>
          <table:table-cell office:value-type="float" office:value="176" calcext:value-type="float">
            <text:p>176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2" calcext:value-type="float">
            <text:p>272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64" calcext:value-type="float">
            <text:p>13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4564" calcext:value-type="float">
            <text:p>754564</text:p>
          </table:table-cell>
          <table:table-cell office:value-type="float" office:value="706405" calcext:value-type="float">
            <text:p>706405</text:p>
          </table:table-cell>
          <table:table-cell office:value-type="float" office:value="307" calcext:value-type="float">
            <text:p>307</text:p>
          </table:table-cell>
          <table:table-cell office:value-type="float" office:value="47852" calcext:value-type="float">
            <text:p>47852</text:p>
          </table:table-cell>
          <table:table-cell office:value-type="float" office:value="189" calcext:value-type="float">
            <text:p>189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635" calcext:value-type="float">
            <text:p>16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1410" calcext:value-type="float">
            <text:p>761410</text:p>
          </table:table-cell>
          <table:table-cell office:value-type="float" office:value="577968" calcext:value-type="float">
            <text:p>577968</text:p>
          </table:table-cell>
          <table:table-cell office:value-type="float" office:value="259" calcext:value-type="float">
            <text:p>259</text:p>
          </table:table-cell>
          <table:table-cell office:value-type="float" office:value="183183" calcext:value-type="float">
            <text:p>183183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6" calcext:value-type="float">
            <text:p>23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44" calcext:value-type="float">
            <text:p>10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2395" calcext:value-type="float">
            <text:p>732395</text:p>
          </table:table-cell>
          <table:table-cell office:value-type="float" office:value="559211" calcext:value-type="float">
            <text:p>559211</text:p>
          </table:table-cell>
          <table:table-cell office:value-type="float" office:value="274" calcext:value-type="float">
            <text:p>274</text:p>
          </table:table-cell>
          <table:table-cell office:value-type="float" office:value="172910" calcext:value-type="float">
            <text:p>172910</text:p>
          </table:table-cell>
          <table:table-cell office:value-type="float" office:value="1231" calcext:value-type="float">
            <text:p>1231</text:p>
          </table:table-cell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0" calcext:value-type="float">
            <text:p>27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250" calcext:value-type="float">
            <text:p>12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5185" calcext:value-type="float">
            <text:p>795185</text:p>
          </table:table-cell>
          <table:table-cell office:value-type="float" office:value="630230" calcext:value-type="float">
            <text:p>630230</text:p>
          </table:table-cell>
          <table:table-cell office:value-type="float" office:value="306" calcext:value-type="float">
            <text:p>306</text:p>
          </table:table-cell>
          <table:table-cell office:value-type="float" office:value="164649" calcext:value-type="float">
            <text:p>164649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3" calcext:value-type="float">
            <text:p>25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150" calcext:value-type="float">
            <text:p>11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8255" calcext:value-type="float">
            <text:p>598255</text:p>
          </table:table-cell>
          <table:table-cell office:value-type="float" office:value="424601" calcext:value-type="float">
            <text:p>424601</text:p>
          </table:table-cell>
          <table:table-cell office:value-type="float" office:value="311" calcext:value-type="float">
            <text:p>311</text:p>
          </table:table-cell>
          <table:table-cell office:value-type="float" office:value="173343" calcext:value-type="float">
            <text:p>173343</text:p>
          </table:table-cell>
          <table:table-cell office:value-type="float" office:value="163" calcext:value-type="float">
            <text:p>163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8" calcext:value-type="float">
            <text:p>26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00" calcext:value-type="float">
            <text:p>13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8270" calcext:value-type="float">
            <text:p>388270</text:p>
          </table:table-cell>
          <table:table-cell office:value-type="float" office:value="264981" calcext:value-type="float">
            <text:p>264981</text:p>
          </table:table-cell>
          <table:table-cell office:value-type="float" office:value="329" calcext:value-type="float">
            <text:p>329</text:p>
          </table:table-cell>
          <table:table-cell office:value-type="float" office:value="122960" calcext:value-type="float">
            <text:p>122960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34" calcext:value-type="float">
            <text:p>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8153" calcext:value-type="float">
            <text:p>678153</text:p>
          </table:table-cell>
          <table:table-cell office:value-type="float" office:value="480232" calcext:value-type="float">
            <text:p>480232</text:p>
          </table:table-cell>
          <table:table-cell office:value-type="float" office:value="380" calcext:value-type="float">
            <text:p>380</text:p>
          </table:table-cell>
          <table:table-cell office:value-type="float" office:value="197541" calcext:value-type="float">
            <text:p>197541</text:p>
          </table:table-cell>
          <table:table-cell office:value-type="float" office:value="362" calcext:value-type="float">
            <text:p>362</text:p>
          </table:table-cell>
          <table:table-cell office:value-type="float" office:value="604" calcext:value-type="float">
            <text:p>604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6" calcext:value-type="float">
            <text:p>28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63" calcext:value-type="float">
            <text:p>13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97229" calcext:value-type="float">
            <text:p>2197229</text:p>
          </table:table-cell>
          <table:table-cell office:value-type="float" office:value="2015499" calcext:value-type="float">
            <text:p>2015499</text:p>
          </table:table-cell>
          <table:table-cell office:value-type="float" office:value="395" calcext:value-type="float">
            <text:p>395</text:p>
          </table:table-cell>
          <table:table-cell office:value-type="float" office:value="181335" calcext:value-type="float">
            <text:p>181335</text:p>
          </table:table-cell>
          <table:table-cell office:value-type="float" office:value="279" calcext:value-type="float">
            <text:p>279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79" calcext:value-type="float">
            <text:p>379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1578" calcext:value-type="float">
            <text:p>15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6570" calcext:value-type="float">
            <text:p>446570</text:p>
          </table:table-cell>
          <table:table-cell office:value-type="float" office:value="316638" calcext:value-type="float">
            <text:p>316638</text:p>
          </table:table-cell>
          <table:table-cell office:value-type="float" office:value="266" calcext:value-type="float">
            <text:p>266</text:p>
          </table:table-cell>
          <table:table-cell office:value-type="float" office:value="129666" calcext:value-type="float">
            <text:p>129666</text:p>
          </table:table-cell>
          <table:table-cell office:value-type="float" office:value="141" calcext:value-type="float">
            <text:p>141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986" calcext:value-type="float">
            <text:p>9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8138" calcext:value-type="float">
            <text:p>318138</text:p>
          </table:table-cell>
          <table:table-cell office:value-type="float" office:value="196921" calcext:value-type="float">
            <text:p>196921</text:p>
          </table:table-cell>
          <table:table-cell office:value-type="float" office:value="218" calcext:value-type="float">
            <text:p>218</text:p>
          </table:table-cell>
          <table:table-cell office:value-type="float" office:value="120999" calcext:value-type="float">
            <text:p>120999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87" calcext:value-type="float">
            <text:p>8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4585" calcext:value-type="float">
            <text:p>314585</text:p>
          </table:table-cell>
          <table:table-cell office:value-type="float" office:value="194351" calcext:value-type="float">
            <text:p>194351</text:p>
          </table:table-cell>
          <table:table-cell office:value-type="float" office:value="272" calcext:value-type="float">
            <text:p>272</text:p>
          </table:table-cell>
          <table:table-cell office:value-type="float" office:value="119962" calcext:value-type="float">
            <text:p>119962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39" calcext:value-type="float">
            <text:p>8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0834" calcext:value-type="float">
            <text:p>390834</text:p>
          </table:table-cell>
          <table:table-cell office:value-type="float" office:value="264807" calcext:value-type="float">
            <text:p>264807</text:p>
          </table:table-cell>
          <table:table-cell office:value-type="float" office:value="333" calcext:value-type="float">
            <text:p>333</text:p>
          </table:table-cell>
          <table:table-cell office:value-type="float" office:value="125694" calcext:value-type="float">
            <text:p>125694</text:p>
          </table:table-cell>
          <table:table-cell office:value-type="float" office:value="514" calcext:value-type="float">
            <text:p>514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08" calcext:value-type="float">
            <text:p>2108</text:p>
          </table:table-cell>
          <table:table-cell office:value-type="float" office:value="1948" calcext:value-type="float">
            <text:p>1948</text:p>
          </table:table-cell>
          <table:table-cell office:value-type="float" office:value="2181" calcext:value-type="float">
            <text:p>2181</text:p>
          </table:table-cell>
          <table:table-cell office:value-type="float" office:value="2201" calcext:value-type="float">
            <text:p>2201</text:p>
          </table:table-cell>
          <table:table-cell office:value-type="float" office:value="959" calcext:value-type="float">
            <text:p>9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87274" calcext:value-type="float">
            <text:p>2587274</text:p>
          </table:table-cell>
          <table:table-cell office:value-type="float" office:value="2385504" calcext:value-type="float">
            <text:p>2385504</text:p>
          </table:table-cell>
          <table:table-cell office:value-type="float" office:value="348" calcext:value-type="float">
            <text:p>348</text:p>
          </table:table-cell>
          <table:table-cell office:value-type="float" office:value="201422" calcext:value-type="float">
            <text:p>201422</text:p>
          </table:table-cell>
          <table:table-cell office:value-type="float" office:value="189" calcext:value-type="float">
            <text:p>189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33" calcext:value-type="float">
            <text:p>1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5820" calcext:value-type="float">
            <text:p>345820</text:p>
          </table:table-cell>
          <table:table-cell office:value-type="float" office:value="224823" calcext:value-type="float">
            <text:p>224823</text:p>
          </table:table-cell>
          <table:table-cell office:value-type="float" office:value="303" calcext:value-type="float">
            <text:p>303</text:p>
          </table:table-cell>
          <table:table-cell office:value-type="float" office:value="120694" calcext:value-type="float">
            <text:p>120694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78" calcext:value-type="float">
            <text:p>8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9807" calcext:value-type="float">
            <text:p>259807</text:p>
          </table:table-cell>
          <table:table-cell office:value-type="float" office:value="137133" calcext:value-type="float">
            <text:p>137133</text:p>
          </table:table-cell>
          <table:table-cell office:value-type="float" office:value="295" calcext:value-type="float">
            <text:p>295</text:p>
          </table:table-cell>
          <table:table-cell office:value-type="float" office:value="122379" calcext:value-type="float">
            <text:p>122379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72" calcext:value-type="float">
            <text:p>8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4709" calcext:value-type="float">
            <text:p>304709</text:p>
          </table:table-cell>
          <table:table-cell office:value-type="float" office:value="183638" calcext:value-type="float">
            <text:p>183638</text:p>
          </table:table-cell>
          <table:table-cell office:value-type="float" office:value="246" calcext:value-type="float">
            <text:p>246</text:p>
          </table:table-cell>
          <table:table-cell office:value-type="float" office:value="120825" calcext:value-type="float">
            <text:p>120825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3" calcext:value-type="float">
            <text:p>20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86" calcext:value-type="float">
            <text:p>8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7763" calcext:value-type="float">
            <text:p>387763</text:p>
          </table:table-cell>
          <table:table-cell office:value-type="float" office:value="250526" calcext:value-type="float">
            <text:p>250526</text:p>
          </table:table-cell>
          <table:table-cell office:value-type="float" office:value="248" calcext:value-type="float">
            <text:p>248</text:p>
          </table:table-cell>
          <table:table-cell office:value-type="float" office:value="136989" calcext:value-type="float">
            <text:p>136989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83" calcext:value-type="float">
            <text:p>9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3450" calcext:value-type="float">
            <text:p>303450</text:p>
          </table:table-cell>
          <table:table-cell office:value-type="float" office:value="149508" calcext:value-type="float">
            <text:p>149508</text:p>
          </table:table-cell>
          <table:table-cell office:value-type="float" office:value="257" calcext:value-type="float">
            <text:p>257</text:p>
          </table:table-cell>
          <table:table-cell office:value-type="float" office:value="153685" calcext:value-type="float">
            <text:p>153685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23" calcext:value-type="float">
            <text:p>10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46371" calcext:value-type="float">
            <text:p>2546371</text:p>
          </table:table-cell>
          <table:table-cell office:value-type="float" office:value="2349641" calcext:value-type="float">
            <text:p>2349641</text:p>
          </table:table-cell>
          <table:table-cell office:value-type="float" office:value="389" calcext:value-type="float">
            <text:p>389</text:p>
          </table:table-cell>
          <table:table-cell office:value-type="float" office:value="196341" calcext:value-type="float">
            <text:p>196341</text:p>
          </table:table-cell>
          <table:table-cell office:value-type="float" office:value="197" calcext:value-type="float">
            <text:p>197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6" calcext:value-type="float">
            <text:p>306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84" calcext:value-type="float">
            <text:p>10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4227" calcext:value-type="float">
            <text:p>424227</text:p>
          </table:table-cell>
          <table:table-cell office:value-type="float" office:value="262206" calcext:value-type="float">
            <text:p>262206</text:p>
          </table:table-cell>
          <table:table-cell office:value-type="float" office:value="381" calcext:value-type="float">
            <text:p>381</text:p>
          </table:table-cell>
          <table:table-cell office:value-type="float" office:value="161640" calcext:value-type="float">
            <text:p>161640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4970" calcext:value-type="float">
            <text:p>274970</text:p>
          </table:table-cell>
          <table:table-cell office:value-type="float" office:value="148178" calcext:value-type="float">
            <text:p>148178</text:p>
          </table:table-cell>
          <table:table-cell office:value-type="float" office:value="305" calcext:value-type="float">
            <text:p>305</text:p>
          </table:table-cell>
          <table:table-cell office:value-type="float" office:value="126487" calcext:value-type="float">
            <text:p>126487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85" calcext:value-type="float">
            <text:p>8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9275" calcext:value-type="float">
            <text:p>309275</text:p>
          </table:table-cell>
          <table:table-cell office:value-type="float" office:value="169697" calcext:value-type="float">
            <text:p>169697</text:p>
          </table:table-cell>
          <table:table-cell office:value-type="float" office:value="361" calcext:value-type="float">
            <text:p>361</text:p>
          </table:table-cell>
          <table:table-cell office:value-type="float" office:value="139217" calcext:value-type="float">
            <text:p>139217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20" calcext:value-type="float">
            <text:p>9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5492" calcext:value-type="float">
            <text:p>305492</text:p>
          </table:table-cell>
          <table:table-cell office:value-type="float" office:value="156241" calcext:value-type="float">
            <text:p>156241</text:p>
          </table:table-cell>
          <table:table-cell office:value-type="float" office:value="259" calcext:value-type="float">
            <text:p>259</text:p>
          </table:table-cell>
          <table:table-cell office:value-type="float" office:value="148992" calcext:value-type="float">
            <text:p>148992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73" calcext:value-type="float">
            <text:p>9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7589" calcext:value-type="float">
            <text:p>207589</text:p>
          </table:table-cell>
          <table:table-cell office:value-type="float" office:value="180844" calcext:value-type="float">
            <text:p>180844</text:p>
          </table:table-cell>
          <table:table-cell office:value-type="float" office:value="348" calcext:value-type="float">
            <text:p>348</text:p>
          </table:table-cell>
          <table:table-cell office:value-type="float" office:value="26397" calcext:value-type="float">
            <text:p>26397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9" calcext:value-type="float">
            <text:p>21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53" calcext:value-type="float">
            <text:p>9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7130" calcext:value-type="float">
            <text:p>177130</text:p>
          </table:table-cell>
          <table:table-cell office:value-type="float" office:value="155023" calcext:value-type="float">
            <text:p>155023</text:p>
          </table:table-cell>
          <table:table-cell office:value-type="float" office:value="313" calcext:value-type="float">
            <text:p>313</text:p>
          </table:table-cell>
          <table:table-cell office:value-type="float" office:value="21794" calcext:value-type="float">
            <text:p>21794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76" calcext:value-type="float">
            <text:p>8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3771" calcext:value-type="float">
            <text:p>343771</text:p>
          </table:table-cell>
          <table:table-cell office:value-type="float" office:value="215900" calcext:value-type="float">
            <text:p>215900</text:p>
          </table:table-cell>
          <table:table-cell office:value-type="float" office:value="317" calcext:value-type="float">
            <text:p>317</text:p>
          </table:table-cell>
          <table:table-cell office:value-type="float" office:value="127554" calcext:value-type="float">
            <text:p>127554</text:p>
          </table:table-cell>
          <table:table-cell office:value-type="float" office:value="2660" calcext:value-type="float">
            <text:p>2660</text:p>
          </table:table-cell>
          <table:table-cell office:value-type="float" office:value="2310" calcext:value-type="float">
            <text:p>2310</text:p>
          </table:table-cell>
          <table:table-cell office:value-type="float" office:value="2331" calcext:value-type="float">
            <text:p>2331</text:p>
          </table:table-cell>
          <table:table-cell office:value-type="float" office:value="2304" calcext:value-type="float">
            <text:p>2304</text:p>
          </table:table-cell>
          <table:table-cell office:value-type="float" office:value="2295" calcext:value-type="float">
            <text:p>2295</text:p>
          </table:table-cell>
          <table:table-cell office:value-type="float" office:value="2177" calcext:value-type="float">
            <text:p>2177</text:p>
          </table:table-cell>
          <table:table-cell office:value-type="float" office:value="1992" calcext:value-type="float">
            <text:p>1992</text:p>
          </table:table-cell>
          <table:table-cell office:value-type="float" office:value="2275" calcext:value-type="float">
            <text:p>2275</text:p>
          </table:table-cell>
          <table:table-cell office:value-type="float" office:value="2201" calcext:value-type="float">
            <text:p>2201</text:p>
          </table:table-cell>
          <table:table-cell office:value-type="float" office:value="883" calcext:value-type="float">
            <text:p>8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5417" calcext:value-type="float">
            <text:p>255417</text:p>
          </table:table-cell>
          <table:table-cell office:value-type="float" office:value="224107" calcext:value-type="float">
            <text:p>224107</text:p>
          </table:table-cell>
          <table:table-cell office:value-type="float" office:value="376" calcext:value-type="float">
            <text:p>376</text:p>
          </table:table-cell>
          <table:table-cell office:value-type="float" office:value="30934" calcext:value-type="float">
            <text:p>30934</text:p>
          </table:table-cell>
          <table:table-cell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139" calcext:value-type="float">
            <text:p>11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3864" calcext:value-type="float">
            <text:p>303864</text:p>
          </table:table-cell>
          <table:table-cell office:value-type="float" office:value="268362" calcext:value-type="float">
            <text:p>268362</text:p>
          </table:table-cell>
          <table:table-cell office:value-type="float" office:value="332" calcext:value-type="float">
            <text:p>332</text:p>
          </table:table-cell>
          <table:table-cell office:value-type="float" office:value="35170" calcext:value-type="float">
            <text:p>35170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94" calcext:value-type="float">
            <text:p>10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4661" calcext:value-type="float">
            <text:p>204661</text:p>
          </table:table-cell>
          <table:table-cell office:value-type="float" office:value="179517" calcext:value-type="float">
            <text:p>179517</text:p>
          </table:table-cell>
          <table:table-cell office:value-type="float" office:value="253" calcext:value-type="float">
            <text:p>253</text:p>
          </table:table-cell>
          <table:table-cell office:value-type="float" office:value="24891" calcext:value-type="float">
            <text:p>24891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35" calcext:value-type="float">
            <text:p>9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9709" calcext:value-type="float">
            <text:p>179709</text:p>
          </table:table-cell>
          <table:table-cell office:value-type="float" office:value="157543" calcext:value-type="float">
            <text:p>157543</text:p>
          </table:table-cell>
          <table:table-cell office:value-type="float" office:value="273" calcext:value-type="float">
            <text:p>273</text:p>
          </table:table-cell>
          <table:table-cell office:value-type="float" office:value="21893" calcext:value-type="float">
            <text:p>21893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63" calcext:value-type="float">
            <text:p>8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7227" calcext:value-type="float">
            <text:p>237227</text:p>
          </table:table-cell>
          <table:table-cell office:value-type="float" office:value="207385" calcext:value-type="float">
            <text:p>207385</text:p>
          </table:table-cell>
          <table:table-cell office:value-type="float" office:value="362" calcext:value-type="float">
            <text:p>362</text:p>
          </table:table-cell>
          <table:table-cell office:value-type="float" office:value="29480" calcext:value-type="float">
            <text:p>29480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2947" calcext:value-type="float">
            <text:p>282947</text:p>
          </table:table-cell>
          <table:table-cell office:value-type="float" office:value="250440" calcext:value-type="float">
            <text:p>250440</text:p>
          </table:table-cell>
          <table:table-cell office:value-type="float" office:value="544" calcext:value-type="float">
            <text:p>544</text:p>
          </table:table-cell>
          <table:table-cell office:value-type="float" office:value="31963" calcext:value-type="float">
            <text:p>31963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2" calcext:value-type="float">
            <text:p>242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34" calcext:value-type="float">
            <text:p>11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0778" calcext:value-type="float">
            <text:p>190778</text:p>
          </table:table-cell>
          <table:table-cell office:value-type="float" office:value="168514" calcext:value-type="float">
            <text:p>168514</text:p>
          </table:table-cell>
          <table:table-cell office:value-type="float" office:value="333" calcext:value-type="float">
            <text:p>333</text:p>
          </table:table-cell>
          <table:table-cell office:value-type="float" office:value="21931" calcext:value-type="float">
            <text:p>21931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4" calcext:value-type="float">
            <text:p>204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68" calcext:value-type="float">
            <text:p>8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4844" calcext:value-type="float">
            <text:p>304844</text:p>
          </table:table-cell>
          <table:table-cell office:value-type="float" office:value="161521" calcext:value-type="float">
            <text:p>161521</text:p>
          </table:table-cell>
          <table:table-cell office:value-type="float" office:value="260" calcext:value-type="float">
            <text:p>260</text:p>
          </table:table-cell>
          <table:table-cell office:value-type="float" office:value="143063" calcext:value-type="float">
            <text:p>143063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77" calcext:value-type="float">
            <text:p>9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1709" calcext:value-type="float">
            <text:p>221709</text:p>
          </table:table-cell>
          <table:table-cell office:value-type="float" office:value="193688" calcext:value-type="float">
            <text:p>193688</text:p>
          </table:table-cell>
          <table:table-cell office:value-type="float" office:value="374" calcext:value-type="float">
            <text:p>374</text:p>
          </table:table-cell>
          <table:table-cell office:value-type="float" office:value="27647" calcext:value-type="float">
            <text:p>27647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11" calcext:value-type="float">
            <text:p>11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4234" calcext:value-type="float">
            <text:p>194234</text:p>
          </table:table-cell>
          <table:table-cell office:value-type="float" office:value="171860" calcext:value-type="float">
            <text:p>171860</text:p>
          </table:table-cell>
          <table:table-cell office:value-type="float" office:value="326" calcext:value-type="float">
            <text:p>326</text:p>
          </table:table-cell>
          <table:table-cell office:value-type="float" office:value="22048" calcext:value-type="float">
            <text:p>22048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59" calcext:value-type="float">
            <text:p>8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2879" calcext:value-type="float">
            <text:p>302879</text:p>
          </table:table-cell>
          <table:table-cell office:value-type="float" office:value="168658" calcext:value-type="float">
            <text:p>168658</text:p>
          </table:table-cell>
          <table:table-cell office:value-type="float" office:value="322" calcext:value-type="float">
            <text:p>322</text:p>
          </table:table-cell>
          <table:table-cell office:value-type="float" office:value="133899" calcext:value-type="float">
            <text:p>133899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11" calcext:value-type="float">
            <text:p>9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4513" calcext:value-type="float">
            <text:p>174513</text:p>
          </table:table-cell>
          <table:table-cell office:value-type="float" office:value="150874" calcext:value-type="float">
            <text:p>150874</text:p>
          </table:table-cell>
          <table:table-cell office:value-type="float" office:value="265" calcext:value-type="float">
            <text:p>265</text:p>
          </table:table-cell>
          <table:table-cell office:value-type="float" office:value="23374" calcext:value-type="float">
            <text:p>23374</text:p>
          </table:table-cell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0" calcext:value-type="float">
            <text:p>26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43" calcext:value-type="float">
            <text:p>8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0715" calcext:value-type="float">
            <text:p>210715</text:p>
          </table:table-cell>
          <table:table-cell office:value-type="float" office:value="179849" calcext:value-type="float">
            <text:p>179849</text:p>
          </table:table-cell>
          <table:table-cell office:value-type="float" office:value="413" calcext:value-type="float">
            <text:p>413</text:p>
          </table:table-cell>
          <table:table-cell office:value-type="float" office:value="30453" calcext:value-type="float">
            <text:p>30453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66" calcext:value-type="float">
            <text:p>11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9580" calcext:value-type="float">
            <text:p>189580</text:p>
          </table:table-cell>
          <table:table-cell office:value-type="float" office:value="165328" calcext:value-type="float">
            <text:p>165328</text:p>
          </table:table-cell>
          <table:table-cell office:value-type="float" office:value="334" calcext:value-type="float">
            <text:p>334</text:p>
          </table:table-cell>
          <table:table-cell office:value-type="float" office:value="23918" calcext:value-type="float">
            <text:p>23918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7" calcext:value-type="float">
            <text:p>207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82" calcext:value-type="float">
            <text:p>8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6026" calcext:value-type="float">
            <text:p>286026</text:p>
          </table:table-cell>
          <table:table-cell office:value-type="float" office:value="152207" calcext:value-type="float">
            <text:p>152207</text:p>
          </table:table-cell>
          <table:table-cell office:value-type="float" office:value="306" calcext:value-type="float">
            <text:p>306</text:p>
          </table:table-cell>
          <table:table-cell office:value-type="float" office:value="133513" calcext:value-type="float">
            <text:p>133513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29" calcext:value-type="float">
            <text:p>9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7260" calcext:value-type="float">
            <text:p>307260</text:p>
          </table:table-cell>
          <table:table-cell office:value-type="float" office:value="280334" calcext:value-type="float">
            <text:p>280334</text:p>
          </table:table-cell>
          <table:table-cell office:value-type="float" office:value="402" calcext:value-type="float">
            <text:p>402</text:p>
          </table:table-cell>
          <table:table-cell office:value-type="float" office:value="26524" calcext:value-type="float">
            <text:p>26524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58" calcext:value-type="float">
            <text:p>9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5798" calcext:value-type="float">
            <text:p>185798</text:p>
          </table:table-cell>
          <table:table-cell office:value-type="float" office:value="160705" calcext:value-type="float">
            <text:p>160705</text:p>
          </table:table-cell>
          <table:table-cell office:value-type="float" office:value="312" calcext:value-type="float">
            <text:p>312</text:p>
          </table:table-cell>
          <table:table-cell office:value-type="float" office:value="24781" calcext:value-type="float">
            <text:p>24781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53" calcext:value-type="float">
            <text:p>9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0843" calcext:value-type="float">
            <text:p>430843</text:p>
          </table:table-cell>
          <table:table-cell office:value-type="float" office:value="384708" calcext:value-type="float">
            <text:p>384708</text:p>
          </table:table-cell>
          <table:table-cell office:value-type="float" office:value="402" calcext:value-type="float">
            <text:p>402</text:p>
          </table:table-cell>
          <table:table-cell office:value-type="float" office:value="45733" calcext:value-type="float">
            <text:p>45733</text:p>
          </table:table-cell>
          <table:table-cell office:value-type="float" office:value="176" calcext:value-type="float">
            <text:p>176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52" calcext:value-type="float">
            <text:p>352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42" calcext:value-type="float">
            <text:p>1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1574" calcext:value-type="float">
            <text:p>381574</text:p>
          </table:table-cell>
          <table:table-cell office:value-type="float" office:value="369316" calcext:value-type="float">
            <text:p>369316</text:p>
          </table:table-cell>
          <table:table-cell office:value-type="float" office:value="359" calcext:value-type="float">
            <text:p>359</text:p>
          </table:table-cell>
          <table:table-cell office:value-type="float" office:value="11899" calcext:value-type="float">
            <text:p>11899</text:p>
          </table:table-cell>
          <table:table-cell office:value-type="float" office:value="166" calcext:value-type="float">
            <text:p>166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5" calcext:value-type="float">
            <text:p>275</text:p>
          </table:table-cell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48" calcext:value-type="float">
            <text:p>14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1381" calcext:value-type="float">
            <text:p>271381</text:p>
          </table:table-cell>
          <table:table-cell office:value-type="float" office:value="245492" calcext:value-type="float">
            <text:p>245492</text:p>
          </table:table-cell>
          <table:table-cell office:value-type="float" office:value="340" calcext:value-type="float">
            <text:p>340</text:p>
          </table:table-cell>
          <table:table-cell office:value-type="float" office:value="25549" calcext:value-type="float">
            <text:p>25549</text:p>
          </table:table-cell>
          <table:table-cell office:value-type="float" office:value="3114" calcext:value-type="float">
            <text:p>3114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2620" calcext:value-type="float">
            <text:p>26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79" calcext:value-type="float">
            <text:p>10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4474" calcext:value-type="float">
            <text:p>434474</text:p>
          </table:table-cell>
          <table:table-cell office:value-type="float" office:value="404319" calcext:value-type="float">
            <text:p>404319</text:p>
          </table:table-cell>
          <table:table-cell office:value-type="float" office:value="418" calcext:value-type="float">
            <text:p>418</text:p>
          </table:table-cell>
          <table:table-cell office:value-type="float" office:value="29737" calcext:value-type="float">
            <text:p>29737</text:p>
          </table:table-cell>
          <table:table-cell office:value-type="float" office:value="164" calcext:value-type="float">
            <text:p>164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8" calcext:value-type="float">
            <text:p>238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20" calcext:value-type="float">
            <text:p>12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6672" calcext:value-type="float">
            <text:p>296672</text:p>
          </table:table-cell>
          <table:table-cell office:value-type="float" office:value="287514" calcext:value-type="float">
            <text:p>287514</text:p>
          </table:table-cell>
          <table:table-cell office:value-type="float" office:value="375" calcext:value-type="float">
            <text:p>375</text:p>
          </table:table-cell>
          <table:table-cell office:value-type="float" office:value="8783" calcext:value-type="float">
            <text:p>8783</text:p>
          </table:table-cell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07" calcext:value-type="float">
            <text:p>11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2844" calcext:value-type="float">
            <text:p>512844</text:p>
          </table:table-cell>
          <table:table-cell office:value-type="float" office:value="479161" calcext:value-type="float">
            <text:p>479161</text:p>
          </table:table-cell>
          <table:table-cell office:value-type="float" office:value="373" calcext:value-type="float">
            <text:p>373</text:p>
          </table:table-cell>
          <table:table-cell office:value-type="float" office:value="33310" calcext:value-type="float">
            <text:p>33310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1" calcext:value-type="float">
            <text:p>25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5335" calcext:value-type="float">
            <text:p>425335</text:p>
          </table:table-cell>
          <table:table-cell office:value-type="float" office:value="386944" calcext:value-type="float">
            <text:p>386944</text:p>
          </table:table-cell>
          <table:table-cell office:value-type="float" office:value="279" calcext:value-type="float">
            <text:p>279</text:p>
          </table:table-cell>
          <table:table-cell office:value-type="float" office:value="38112" calcext:value-type="float">
            <text:p>38112</text:p>
          </table:table-cell>
          <table:table-cell office:value-type="float" office:value="157" calcext:value-type="float">
            <text:p>157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1460" calcext:value-type="float">
            <text:p>291460</text:p>
          </table:table-cell>
          <table:table-cell office:value-type="float" office:value="261215" calcext:value-type="float">
            <text:p>261215</text:p>
          </table:table-cell>
          <table:table-cell office:value-type="float" office:value="372" calcext:value-type="float">
            <text:p>372</text:p>
          </table:table-cell>
          <table:table-cell office:value-type="float" office:value="29873" calcext:value-type="float">
            <text:p>29873</text:p>
          </table:table-cell>
          <table:table-cell office:value-type="float" office:value="2921" calcext:value-type="float">
            <text:p>2921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  <table:table-cell office:value-type="float" office:value="2559" calcext:value-type="float">
            <text:p>255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1745" calcext:value-type="float">
            <text:p>451745</text:p>
          </table:table-cell>
          <table:table-cell office:value-type="float" office:value="417199" calcext:value-type="float">
            <text:p>417199</text:p>
          </table:table-cell>
          <table:table-cell office:value-type="float" office:value="409" calcext:value-type="float">
            <text:p>409</text:p>
          </table:table-cell>
          <table:table-cell office:value-type="float" office:value="34137" calcext:value-type="float">
            <text:p>34137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0" calcext:value-type="float">
            <text:p>26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4666" calcext:value-type="float">
            <text:p>394666</text:p>
          </table:table-cell>
          <table:table-cell office:value-type="float" office:value="358134" calcext:value-type="float">
            <text:p>358134</text:p>
          </table:table-cell>
          <table:table-cell office:value-type="float" office:value="391" calcext:value-type="float">
            <text:p>391</text:p>
          </table:table-cell>
          <table:table-cell office:value-type="float" office:value="36141" calcext:value-type="float">
            <text:p>36141</text:p>
          </table:table-cell>
          <table:table-cell office:value-type="float" office:value="176" calcext:value-type="float">
            <text:p>176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68" calcext:value-type="float">
            <text:p>36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322" calcext:value-type="float">
            <text:p>13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1201" calcext:value-type="float">
            <text:p>271201</text:p>
          </table:table-cell>
          <table:table-cell office:value-type="float" office:value="241749" calcext:value-type="float">
            <text:p>241749</text:p>
          </table:table-cell>
          <table:table-cell office:value-type="float" office:value="282" calcext:value-type="float">
            <text:p>282</text:p>
          </table:table-cell>
          <table:table-cell office:value-type="float" office:value="29170" calcext:value-type="float">
            <text:p>29170</text:p>
          </table:table-cell>
          <table:table-cell office:value-type="float" office:value="136" calcext:value-type="float">
            <text:p>136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69" calcext:value-type="float">
            <text:p>10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5516" calcext:value-type="float">
            <text:p>225516</text:p>
          </table:table-cell>
          <table:table-cell office:value-type="float" office:value="203606" calcext:value-type="float">
            <text:p>203606</text:p>
          </table:table-cell>
          <table:table-cell office:value-type="float" office:value="336" calcext:value-type="float">
            <text:p>336</text:p>
          </table:table-cell>
          <table:table-cell office:value-type="float" office:value="21574" calcext:value-type="float">
            <text:p>21574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1" calcext:value-type="float">
            <text:p>20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84" calcext:value-type="float">
            <text:p>8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7752" calcext:value-type="float">
            <text:p>327752</text:p>
          </table:table-cell>
          <table:table-cell office:value-type="float" office:value="292542" calcext:value-type="float">
            <text:p>292542</text:p>
          </table:table-cell>
          <table:table-cell office:value-type="float" office:value="320" calcext:value-type="float">
            <text:p>320</text:p>
          </table:table-cell>
          <table:table-cell office:value-type="float" office:value="34890" calcext:value-type="float">
            <text:p>3489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0" calcext:value-type="float">
            <text:p>26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77" calcext:value-type="float">
            <text:p>12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4420" calcext:value-type="float">
            <text:p>244420</text:p>
          </table:table-cell>
          <table:table-cell office:value-type="float" office:value="208579" calcext:value-type="float">
            <text:p>208579</text:p>
          </table:table-cell>
          <table:table-cell office:value-type="float" office:value="510" calcext:value-type="float">
            <text:p>510</text:p>
          </table:table-cell>
          <table:table-cell office:value-type="float" office:value="35331" calcext:value-type="float">
            <text:p>35331</text:p>
          </table:table-cell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6" calcext:value-type="float">
            <text:p>30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59" calcext:value-type="float">
            <text:p>1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3053" calcext:value-type="float">
            <text:p>383053</text:p>
          </table:table-cell>
          <table:table-cell office:value-type="float" office:value="357647" calcext:value-type="float">
            <text:p>357647</text:p>
          </table:table-cell>
          <table:table-cell office:value-type="float" office:value="371" calcext:value-type="float">
            <text:p>371</text:p>
          </table:table-cell>
          <table:table-cell office:value-type="float" office:value="25035" calcext:value-type="float">
            <text:p>25035</text:p>
          </table:table-cell>
          <table:table-cell office:value-type="float" office:value="5157" calcext:value-type="float">
            <text:p>5157</text:p>
          </table:table-cell>
          <table:table-cell office:value-type="float" office:value="4483" calcext:value-type="float">
            <text:p>4483</text:p>
          </table:table-cell>
          <table:table-cell office:value-type="float" office:value="4395" calcext:value-type="float">
            <text:p>4395</text:p>
          </table:table-cell>
          <table:table-cell office:value-type="float" office:value="2206" calcext:value-type="float">
            <text:p>2206</text:p>
          </table:table-cell>
          <table:table-cell office:value-type="float" office:value="2437" calcext:value-type="float">
            <text:p>2437</text:p>
          </table:table-cell>
          <table:table-cell office:value-type="float" office:value="4244" calcext:value-type="float">
            <text:p>4244</text:p>
          </table:table-cell>
          <table:table-cell office:value-type="float" office:value="3888" calcext:value-type="float">
            <text:p>3888</text:p>
          </table:table-cell>
          <table:table-cell office:value-type="float" office:value="4341" calcext:value-type="float">
            <text:p>4341</text:p>
          </table:table-cell>
          <table:table-cell office:value-type="float" office:value="4366" calcext:value-type="float">
            <text:p>4366</text:p>
          </table:table-cell>
          <table:table-cell office:value-type="float" office:value="1063" calcext:value-type="float">
            <text:p>10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0221" calcext:value-type="float">
            <text:p>280221</text:p>
          </table:table-cell>
          <table:table-cell office:value-type="float" office:value="239600" calcext:value-type="float">
            <text:p>239600</text:p>
          </table:table-cell>
          <table:table-cell office:value-type="float" office:value="375" calcext:value-type="float">
            <text:p>375</text:p>
          </table:table-cell>
          <table:table-cell office:value-type="float" office:value="40246" calcext:value-type="float">
            <text:p>40246</text:p>
          </table:table-cell>
          <table:table-cell office:value-type="float" office:value="169" calcext:value-type="float">
            <text:p>169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9" calcext:value-type="float">
            <text:p>379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284" calcext:value-type="float">
            <text:p>12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4342" calcext:value-type="float">
            <text:p>314342</text:p>
          </table:table-cell>
          <table:table-cell office:value-type="float" office:value="290600" calcext:value-type="float">
            <text:p>290600</text:p>
          </table:table-cell>
          <table:table-cell office:value-type="float" office:value="270" calcext:value-type="float">
            <text:p>270</text:p>
          </table:table-cell>
          <table:table-cell office:value-type="float" office:value="23472" calcext:value-type="float">
            <text:p>23472</text:p>
          </table:table-cell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3" calcext:value-type="float">
            <text:p>21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26" calcext:value-type="float">
            <text:p>9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9206" calcext:value-type="float">
            <text:p>189206</text:p>
          </table:table-cell>
          <table:table-cell office:value-type="float" office:value="163976" calcext:value-type="float">
            <text:p>163976</text:p>
          </table:table-cell>
          <table:table-cell office:value-type="float" office:value="258" calcext:value-type="float">
            <text:p>258</text:p>
          </table:table-cell>
          <table:table-cell office:value-type="float" office:value="24972" calcext:value-type="float">
            <text:p>24972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3662" calcext:value-type="float">
            <text:p>173662</text:p>
          </table:table-cell>
          <table:table-cell office:value-type="float" office:value="148848" calcext:value-type="float">
            <text:p>148848</text:p>
          </table:table-cell>
          <table:table-cell office:value-type="float" office:value="234" calcext:value-type="float">
            <text:p>234</text:p>
          </table:table-cell>
          <table:table-cell office:value-type="float" office:value="24580" calcext:value-type="float">
            <text:p>24580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5" calcext:value-type="float">
            <text:p>21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25" calcext:value-type="float">
            <text:p>9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9169" calcext:value-type="float">
            <text:p>289169</text:p>
          </table:table-cell>
          <table:table-cell office:value-type="float" office:value="266671" calcext:value-type="float">
            <text:p>266671</text:p>
          </table:table-cell>
          <table:table-cell office:value-type="float" office:value="302" calcext:value-type="float">
            <text:p>302</text:p>
          </table:table-cell>
          <table:table-cell office:value-type="float" office:value="22196" calcext:value-type="float">
            <text:p>22196</text:p>
          </table:table-cell>
          <table:table-cell office:value-type="float" office:value="6824" calcext:value-type="float">
            <text:p>6824</text:p>
          </table:table-cell>
          <table:table-cell office:value-type="float" office:value="4416" calcext:value-type="float">
            <text:p>4416</text:p>
          </table:table-cell>
          <table:table-cell office:value-type="float" office:value="4414" calcext:value-type="float">
            <text:p>4414</text:p>
          </table:table-cell>
          <table:table-cell office:value-type="float" office:value="4402" calcext:value-type="float">
            <text:p>4402</text:p>
          </table:table-cell>
          <table:table-cell office:value-type="float" office:value="4392" calcext:value-type="float">
            <text:p>4392</text:p>
          </table:table-cell>
          <table:table-cell office:value-type="float" office:value="4118" calcext:value-type="float">
            <text:p>4118</text:p>
          </table:table-cell>
          <table:table-cell office:value-type="float" office:value="2150" calcext:value-type="float">
            <text:p>2150</text:p>
          </table:table-cell>
          <table:table-cell office:value-type="float" office:value="2189" calcext:value-type="float">
            <text:p>2189</text:p>
          </table:table-cell>
          <table:table-cell office:value-type="float" office:value="2211" calcext:value-type="float">
            <text:p>2211</text:p>
          </table:table-cell>
          <table:table-cell office:value-type="float" office:value="920" calcext:value-type="float">
            <text:p>9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7009" calcext:value-type="float">
            <text:p>247009</text:p>
          </table:table-cell>
          <table:table-cell office:value-type="float" office:value="218118" calcext:value-type="float">
            <text:p>218118</text:p>
          </table:table-cell>
          <table:table-cell office:value-type="float" office:value="372" calcext:value-type="float">
            <text:p>372</text:p>
          </table:table-cell>
          <table:table-cell office:value-type="float" office:value="28519" calcext:value-type="float">
            <text:p>28519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54" calcext:value-type="float">
            <text:p>10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1617" calcext:value-type="float">
            <text:p>551617</text:p>
          </table:table-cell>
          <table:table-cell office:value-type="float" office:value="515569" calcext:value-type="float">
            <text:p>515569</text:p>
          </table:table-cell>
          <table:table-cell office:value-type="float" office:value="332" calcext:value-type="float">
            <text:p>332</text:p>
          </table:table-cell>
          <table:table-cell office:value-type="float" office:value="35716" calcext:value-type="float">
            <text:p>35716</text:p>
          </table:table-cell>
          <table:table-cell office:value-type="float" office:value="173" calcext:value-type="float">
            <text:p>173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6" calcext:value-type="float">
            <text:p>276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40" calcext:value-type="float">
            <text:p>14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9166" calcext:value-type="float">
            <text:p>569166</text:p>
          </table:table-cell>
          <table:table-cell office:value-type="float" office:value="427811" calcext:value-type="float">
            <text:p>427811</text:p>
          </table:table-cell>
          <table:table-cell office:value-type="float" office:value="274" calcext:value-type="float">
            <text:p>274</text:p>
          </table:table-cell>
          <table:table-cell office:value-type="float" office:value="141081" calcext:value-type="float">
            <text:p>141081</text:p>
          </table:table-cell>
          <table:table-cell office:value-type="float" office:value="1812" calcext:value-type="float">
            <text:p>1812</text:p>
          </table:table-cell>
          <table:table-cell office:value-type="float" office:value="2686" calcext:value-type="float">
            <text:p>2686</text:p>
          </table:table-cell>
          <table:table-cell office:value-type="float" office:value="2287" calcext:value-type="float">
            <text:p>2287</text:p>
          </table:table-cell>
          <table:table-cell office:value-type="float" office:value="18" calcext:value-type="float">
            <text:p>18</text:p>
          </table:table-cell>
          <table:table-cell office:value-type="float" office:value="9318" calcext:value-type="float">
            <text:p>9318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79" calcext:value-type="float">
            <text:p>9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6683" calcext:value-type="float">
            <text:p>356683</text:p>
          </table:table-cell>
          <table:table-cell office:value-type="float" office:value="217970" calcext:value-type="float">
            <text:p>217970</text:p>
          </table:table-cell>
          <table:table-cell office:value-type="float" office:value="265" calcext:value-type="float">
            <text:p>265</text:p>
          </table:table-cell>
          <table:table-cell office:value-type="float" office:value="138448" calcext:value-type="float">
            <text:p>138448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1" calcext:value-type="float">
            <text:p>23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66" calcext:value-type="float">
            <text:p>9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0948" calcext:value-type="float">
            <text:p>420948</text:p>
          </table:table-cell>
          <table:table-cell office:value-type="float" office:value="246437" calcext:value-type="float">
            <text:p>246437</text:p>
          </table:table-cell>
          <table:table-cell office:value-type="float" office:value="311" calcext:value-type="float">
            <text:p>311</text:p>
          </table:table-cell>
          <table:table-cell office:value-type="float" office:value="174200" calcext:value-type="float">
            <text:p>174200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57" calcext:value-type="float">
            <text:p>13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249" calcext:value-type="float">
            <text:p>318249</text:p>
          </table:table-cell>
          <table:table-cell office:value-type="float" office:value="185974" calcext:value-type="float">
            <text:p>185974</text:p>
          </table:table-cell>
          <table:table-cell office:value-type="float" office:value="322" calcext:value-type="float">
            <text:p>322</text:p>
          </table:table-cell>
          <table:table-cell office:value-type="float" office:value="131953" calcext:value-type="float">
            <text:p>131953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76" calcext:value-type="float">
            <text:p>8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3533" calcext:value-type="float">
            <text:p>383533</text:p>
          </table:table-cell>
          <table:table-cell office:value-type="float" office:value="197199" calcext:value-type="float">
            <text:p>197199</text:p>
          </table:table-cell>
          <table:table-cell office:value-type="float" office:value="267" calcext:value-type="float">
            <text:p>267</text:p>
          </table:table-cell>
          <table:table-cell office:value-type="float" office:value="186067" calcext:value-type="float">
            <text:p>186067</text:p>
          </table:table-cell>
          <table:table-cell office:value-type="float" office:value="151" calcext:value-type="float">
            <text:p>151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156" calcext:value-type="float">
            <text:p>11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7411" calcext:value-type="float">
            <text:p>407411</text:p>
          </table:table-cell>
          <table:table-cell office:value-type="float" office:value="270813" calcext:value-type="float">
            <text:p>270813</text:p>
          </table:table-cell>
          <table:table-cell office:value-type="float" office:value="348" calcext:value-type="float">
            <text:p>348</text:p>
          </table:table-cell>
          <table:table-cell office:value-type="float" office:value="136250" calcext:value-type="float">
            <text:p>136250</text:p>
          </table:table-cell>
          <table:table-cell office:value-type="float" office:value="1760" calcext:value-type="float">
            <text:p>1760</text:p>
          </table:table-cell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81" calcext:value-type="float">
            <text:p>2081</text:p>
          </table:table-cell>
          <table:table-cell office:value-type="float" office:value="360" calcext:value-type="float">
            <text:p>360</text:p>
          </table:table-cell>
          <table:table-cell office:value-type="float" office:value="466" calcext:value-type="float">
            <text:p>466</text:p>
          </table:table-cell>
          <table:table-cell office:value-type="float" office:value="14" calcext:value-type="float">
            <text:p>14</text:p>
          </table:table-cell>
          <table:table-cell office:value-type="float" office:value="1008" calcext:value-type="float">
            <text:p>10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4521" calcext:value-type="float">
            <text:p>384521</text:p>
          </table:table-cell>
          <table:table-cell office:value-type="float" office:value="256791" calcext:value-type="float">
            <text:p>256791</text:p>
          </table:table-cell>
          <table:table-cell office:value-type="float" office:value="264" calcext:value-type="float">
            <text:p>264</text:p>
          </table:table-cell>
          <table:table-cell office:value-type="float" office:value="127466" calcext:value-type="float">
            <text:p>127466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6" calcext:value-type="float">
            <text:p>20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01" calcext:value-type="float">
            <text:p>9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558" calcext:value-type="float">
            <text:p>259558</text:p>
          </table:table-cell>
          <table:table-cell office:value-type="float" office:value="136613" calcext:value-type="float">
            <text:p>136613</text:p>
          </table:table-cell>
          <table:table-cell office:value-type="float" office:value="249" calcext:value-type="float">
            <text:p>249</text:p>
          </table:table-cell>
          <table:table-cell office:value-type="float" office:value="122696" calcext:value-type="float">
            <text:p>122696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88" calcext:value-type="float">
            <text:p>8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3263" calcext:value-type="float">
            <text:p>343263</text:p>
          </table:table-cell>
          <table:table-cell office:value-type="float" office:value="195343" calcext:value-type="float">
            <text:p>195343</text:p>
          </table:table-cell>
          <table:table-cell office:value-type="float" office:value="359" calcext:value-type="float">
            <text:p>359</text:p>
          </table:table-cell>
          <table:table-cell office:value-type="float" office:value="147561" calcext:value-type="float">
            <text:p>147561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72" calcext:value-type="float">
            <text:p>9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5043" calcext:value-type="float">
            <text:p>425043</text:p>
          </table:table-cell>
          <table:table-cell office:value-type="float" office:value="276386" calcext:value-type="float">
            <text:p>276386</text:p>
          </table:table-cell>
          <table:table-cell office:value-type="float" office:value="251" calcext:value-type="float">
            <text:p>251</text:p>
          </table:table-cell>
          <table:table-cell office:value-type="float" office:value="148406" calcext:value-type="float">
            <text:p>148406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18" calcext:value-type="float">
            <text:p>1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1295" calcext:value-type="float">
            <text:p>381295</text:p>
          </table:table-cell>
          <table:table-cell office:value-type="float" office:value="235264" calcext:value-type="float">
            <text:p>235264</text:p>
          </table:table-cell>
          <table:table-cell office:value-type="float" office:value="318" calcext:value-type="float">
            <text:p>318</text:p>
          </table:table-cell>
          <table:table-cell office:value-type="float" office:value="145713" calcext:value-type="float">
            <text:p>145713</text:p>
          </table:table-cell>
          <table:table-cell office:value-type="float" office:value="167" calcext:value-type="float">
            <text:p>167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3" calcext:value-type="float">
            <text:p>22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32" calcext:value-type="float">
            <text:p>10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4333" calcext:value-type="float">
            <text:p>374333</text:p>
          </table:table-cell>
          <table:table-cell office:value-type="float" office:value="229163" calcext:value-type="float">
            <text:p>229163</text:p>
          </table:table-cell>
          <table:table-cell office:value-type="float" office:value="222" calcext:value-type="float">
            <text:p>222</text:p>
          </table:table-cell>
          <table:table-cell office:value-type="float" office:value="144948" calcext:value-type="float">
            <text:p>144948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45" calcext:value-type="float">
            <text:p>9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6806" calcext:value-type="float">
            <text:p>286806</text:p>
          </table:table-cell>
          <table:table-cell office:value-type="float" office:value="144615" calcext:value-type="float">
            <text:p>144615</text:p>
          </table:table-cell>
          <table:table-cell office:value-type="float" office:value="297" calcext:value-type="float">
            <text:p>297</text:p>
          </table:table-cell>
          <table:table-cell office:value-type="float" office:value="141894" calcext:value-type="float">
            <text:p>141894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76" calcext:value-type="float">
            <text:p>9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1733" calcext:value-type="float">
            <text:p>321733</text:p>
          </table:table-cell>
          <table:table-cell office:value-type="float" office:value="164654" calcext:value-type="float">
            <text:p>164654</text:p>
          </table:table-cell>
          <table:table-cell office:value-type="float" office:value="278" calcext:value-type="float">
            <text:p>278</text:p>
          </table:table-cell>
          <table:table-cell office:value-type="float" office:value="156801" calcext:value-type="float">
            <text:p>156801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9" calcext:value-type="float">
            <text:p>229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80" calcext:value-type="float">
            <text:p>10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3176" calcext:value-type="float">
            <text:p>313176</text:p>
          </table:table-cell>
          <table:table-cell office:value-type="float" office:value="168744" calcext:value-type="float">
            <text:p>168744</text:p>
          </table:table-cell>
          <table:table-cell office:value-type="float" office:value="302" calcext:value-type="float">
            <text:p>302</text:p>
          </table:table-cell>
          <table:table-cell office:value-type="float" office:value="144130" calcext:value-type="float">
            <text:p>144130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7" calcext:value-type="float">
            <text:p>21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3446" calcext:value-type="float">
            <text:p>293446</text:p>
          </table:table-cell>
          <table:table-cell office:value-type="float" office:value="151840" calcext:value-type="float">
            <text:p>151840</text:p>
          </table:table-cell>
          <table:table-cell office:value-type="float" office:value="264" calcext:value-type="float">
            <text:p>264</text:p>
          </table:table-cell>
          <table:table-cell office:value-type="float" office:value="141342" calcext:value-type="float">
            <text:p>141342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4" calcext:value-type="float">
            <text:p>21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51" calcext:value-type="float">
            <text:p>9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0354" calcext:value-type="float">
            <text:p>350354</text:p>
          </table:table-cell>
          <table:table-cell office:value-type="float" office:value="186209" calcext:value-type="float">
            <text:p>186209</text:p>
          </table:table-cell>
          <table:table-cell office:value-type="float" office:value="236" calcext:value-type="float">
            <text:p>236</text:p>
          </table:table-cell>
          <table:table-cell office:value-type="float" office:value="163909" calcext:value-type="float">
            <text:p>163909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3" calcext:value-type="float">
            <text:p>25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42" calcext:value-type="float">
            <text:p>10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6049" calcext:value-type="float">
            <text:p>286049</text:p>
          </table:table-cell>
          <table:table-cell office:value-type="float" office:value="164082" calcext:value-type="float">
            <text:p>164082</text:p>
          </table:table-cell>
          <table:table-cell office:value-type="float" office:value="316" calcext:value-type="float">
            <text:p>316</text:p>
          </table:table-cell>
          <table:table-cell office:value-type="float" office:value="121651" calcext:value-type="float">
            <text:p>121651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94" calcext:value-type="float">
            <text:p>8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6186" calcext:value-type="float">
            <text:p>376186</text:p>
          </table:table-cell>
          <table:table-cell office:value-type="float" office:value="243356" calcext:value-type="float">
            <text:p>243356</text:p>
          </table:table-cell>
          <table:table-cell office:value-type="float" office:value="299" calcext:value-type="float">
            <text:p>299</text:p>
          </table:table-cell>
          <table:table-cell office:value-type="float" office:value="132531" calcext:value-type="float">
            <text:p>132531</text:p>
          </table:table-cell>
          <table:table-cell office:value-type="float" office:value="167" calcext:value-type="float">
            <text:p>167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81" calcext:value-type="float">
            <text:p>9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8717" calcext:value-type="float">
            <text:p>298717</text:p>
          </table:table-cell>
          <table:table-cell office:value-type="float" office:value="153251" calcext:value-type="float">
            <text:p>153251</text:p>
          </table:table-cell>
          <table:table-cell office:value-type="float" office:value="264" calcext:value-type="float">
            <text:p>264</text:p>
          </table:table-cell>
          <table:table-cell office:value-type="float" office:value="145202" calcext:value-type="float">
            <text:p>145202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55" calcext:value-type="float">
            <text:p>9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0534" calcext:value-type="float">
            <text:p>290534</text:p>
          </table:table-cell>
          <table:table-cell office:value-type="float" office:value="163254" calcext:value-type="float">
            <text:p>163254</text:p>
          </table:table-cell>
          <table:table-cell office:value-type="float" office:value="304" calcext:value-type="float">
            <text:p>304</text:p>
          </table:table-cell>
          <table:table-cell office:value-type="float" office:value="126976" calcext:value-type="float">
            <text:p>126976</text:p>
          </table:table-cell>
          <table:table-cell office:value-type="float" office:value="138" calcext:value-type="float">
            <text:p>138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08" calcext:value-type="float">
            <text:p>10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5432" calcext:value-type="float">
            <text:p>275432</text:p>
          </table:table-cell>
          <table:table-cell office:value-type="float" office:value="145908" calcext:value-type="float">
            <text:p>145908</text:p>
          </table:table-cell>
          <table:table-cell office:value-type="float" office:value="265" calcext:value-type="float">
            <text:p>265</text:p>
          </table:table-cell>
          <table:table-cell office:value-type="float" office:value="129259" calcext:value-type="float">
            <text:p>129259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78" calcext:value-type="float">
            <text:p>8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1794" calcext:value-type="float">
            <text:p>211794</text:p>
          </table:table-cell>
          <table:table-cell office:value-type="float" office:value="184912" calcext:value-type="float">
            <text:p>184912</text:p>
          </table:table-cell>
          <table:table-cell office:value-type="float" office:value="337" calcext:value-type="float">
            <text:p>337</text:p>
          </table:table-cell>
          <table:table-cell office:value-type="float" office:value="26545" calcext:value-type="float">
            <text:p>26545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8" calcext:value-type="float">
            <text:p>228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1776" calcext:value-type="float">
            <text:p>411776</text:p>
          </table:table-cell>
          <table:table-cell office:value-type="float" office:value="273767" calcext:value-type="float">
            <text:p>273767</text:p>
          </table:table-cell>
          <table:table-cell office:value-type="float" office:value="339" calcext:value-type="float">
            <text:p>339</text:p>
          </table:table-cell>
          <table:table-cell office:value-type="float" office:value="137670" calcext:value-type="float">
            <text:p>137670</text:p>
          </table:table-cell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22" calcext:value-type="float">
            <text:p>9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2173" calcext:value-type="float">
            <text:p>312173</text:p>
          </table:table-cell>
          <table:table-cell office:value-type="float" office:value="285325" calcext:value-type="float">
            <text:p>285325</text:p>
          </table:table-cell>
          <table:table-cell office:value-type="float" office:value="566" calcext:value-type="float">
            <text:p>566</text:p>
          </table:table-cell>
          <table:table-cell office:value-type="float" office:value="26282" calcext:value-type="float">
            <text:p>26282</text:p>
          </table:table-cell>
          <table:table-cell office:value-type="float" office:value="142" calcext:value-type="float">
            <text:p>142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45" calcext:value-type="float">
            <text:p>10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2139" calcext:value-type="float">
            <text:p>182139</text:p>
          </table:table-cell>
          <table:table-cell office:value-type="float" office:value="158215" calcext:value-type="float">
            <text:p>158215</text:p>
          </table:table-cell>
          <table:table-cell office:value-type="float" office:value="271" calcext:value-type="float">
            <text:p>271</text:p>
          </table:table-cell>
          <table:table-cell office:value-type="float" office:value="23653" calcext:value-type="float">
            <text:p>23653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28" calcext:value-type="float">
            <text:p>10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0335" calcext:value-type="float">
            <text:p>190335</text:p>
          </table:table-cell>
          <table:table-cell office:value-type="float" office:value="162344" calcext:value-type="float">
            <text:p>162344</text:p>
          </table:table-cell>
          <table:table-cell office:value-type="float" office:value="307" calcext:value-type="float">
            <text:p>307</text:p>
          </table:table-cell>
          <table:table-cell office:value-type="float" office:value="27684" calcext:value-type="float">
            <text:p>27684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82" calcext:value-type="float">
            <text:p>9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8372" calcext:value-type="float">
            <text:p>218372</text:p>
          </table:table-cell>
          <table:table-cell office:value-type="float" office:value="187525" calcext:value-type="float">
            <text:p>187525</text:p>
          </table:table-cell>
          <table:table-cell office:value-type="float" office:value="283" calcext:value-type="float">
            <text:p>283</text:p>
          </table:table-cell>
          <table:table-cell office:value-type="float" office:value="30564" calcext:value-type="float">
            <text:p>30564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8" calcext:value-type="float">
            <text:p>23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40" calcext:value-type="float">
            <text:p>11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5741" calcext:value-type="float">
            <text:p>345741</text:p>
          </table:table-cell>
          <table:table-cell office:value-type="float" office:value="212063" calcext:value-type="float">
            <text:p>212063</text:p>
          </table:table-cell>
          <table:table-cell office:value-type="float" office:value="390" calcext:value-type="float">
            <text:p>390</text:p>
          </table:table-cell>
          <table:table-cell office:value-type="float" office:value="133288" calcext:value-type="float">
            <text:p>133288</text:p>
          </table:table-cell>
          <table:table-cell office:value-type="float" office:value="1498" calcext:value-type="float">
            <text:p>1498</text:p>
          </table:table-cell>
          <table:table-cell office:value-type="float" office:value="2232" calcext:value-type="float">
            <text:p>2232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float" office:value="2208" calcext:value-type="float">
            <text:p>2208</text:p>
          </table:table-cell>
          <table:table-cell office:value-type="float" office:value="2103" calcext:value-type="float">
            <text:p>2103</text:p>
          </table:table-cell>
          <table:table-cell office:value-type="float" office:value="1883" calcext:value-type="float">
            <text:p>1883</text:p>
          </table:table-cell>
          <table:table-cell office:value-type="float" office:value="2182" calcext:value-type="float">
            <text:p>2182</text:p>
          </table:table-cell>
          <table:table-cell office:value-type="float" office:value="2199" calcext:value-type="float">
            <text:p>2199</text:p>
          </table:table-cell>
          <table:table-cell office:value-type="float" office:value="883" calcext:value-type="float">
            <text:p>8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4884" calcext:value-type="float">
            <text:p>354884</text:p>
          </table:table-cell>
          <table:table-cell office:value-type="float" office:value="319322" calcext:value-type="float">
            <text:p>319322</text:p>
          </table:table-cell>
          <table:table-cell office:value-type="float" office:value="289" calcext:value-type="float">
            <text:p>289</text:p>
          </table:table-cell>
          <table:table-cell office:value-type="float" office:value="35273" calcext:value-type="float">
            <text:p>35273</text:p>
          </table:table-cell>
          <table:table-cell office:value-type="float" office:value="2966" calcext:value-type="float">
            <text:p>2966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8" calcext:value-type="float">
            <text:p>23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44" calcext:value-type="float">
            <text:p>11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5257" calcext:value-type="float">
            <text:p>345257</text:p>
          </table:table-cell>
          <table:table-cell office:value-type="float" office:value="200050" calcext:value-type="float">
            <text:p>200050</text:p>
          </table:table-cell>
          <table:table-cell office:value-type="float" office:value="274" calcext:value-type="float">
            <text:p>274</text:p>
          </table:table-cell>
          <table:table-cell office:value-type="float" office:value="144933" calcext:value-type="float">
            <text:p>144933</text:p>
          </table:table-cell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9342" calcext:value-type="float">
            <text:p>189342</text:p>
          </table:table-cell>
          <table:table-cell office:value-type="float" office:value="185900" calcext:value-type="float">
            <text:p>185900</text:p>
          </table:table-cell>
          <table:table-cell office:value-type="float" office:value="394" calcext:value-type="float">
            <text:p>394</text:p>
          </table:table-cell>
          <table:table-cell office:value-type="float" office:value="3048" calcext:value-type="float">
            <text:p>3048</text:p>
          </table:table-cell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7" calcext:value-type="float">
            <text:p>21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52" calcext:value-type="float">
            <text:p>10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5975" calcext:value-type="float">
            <text:p>365975</text:p>
          </table:table-cell>
          <table:table-cell office:value-type="float" office:value="335177" calcext:value-type="float">
            <text:p>335177</text:p>
          </table:table-cell>
          <table:table-cell office:value-type="float" office:value="405" calcext:value-type="float">
            <text:p>405</text:p>
          </table:table-cell>
          <table:table-cell office:value-type="float" office:value="30393" calcext:value-type="float">
            <text:p>30393</text:p>
          </table:table-cell>
          <table:table-cell office:value-type="float" office:value="2069" calcext:value-type="float">
            <text:p>2069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1567" calcext:value-type="float">
            <text:p>156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72" calcext:value-type="float">
            <text:p>10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4319" calcext:value-type="float">
            <text:p>444319</text:p>
          </table:table-cell>
          <table:table-cell office:value-type="float" office:value="408709" calcext:value-type="float">
            <text:p>408709</text:p>
          </table:table-cell>
          <table:table-cell office:value-type="float" office:value="600" calcext:value-type="float">
            <text:p>600</text:p>
          </table:table-cell>
          <table:table-cell office:value-type="float" office:value="35010" calcext:value-type="float">
            <text:p>35010</text:p>
          </table:table-cell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6" calcext:value-type="float">
            <text:p>29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88" calcext:value-type="float">
            <text:p>12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4114" calcext:value-type="float">
            <text:p>284114</text:p>
          </table:table-cell>
          <table:table-cell office:value-type="float" office:value="276343" calcext:value-type="float">
            <text:p>276343</text:p>
          </table:table-cell>
          <table:table-cell office:value-type="float" office:value="329" calcext:value-type="float">
            <text:p>329</text:p>
          </table:table-cell>
          <table:table-cell office:value-type="float" office:value="7442" calcext:value-type="float">
            <text:p>7442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42" calcext:value-type="float">
            <text:p>9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7993" calcext:value-type="float">
            <text:p>217993</text:p>
          </table:table-cell>
          <table:table-cell office:value-type="float" office:value="190130" calcext:value-type="float">
            <text:p>190130</text:p>
          </table:table-cell>
          <table:table-cell office:value-type="float" office:value="377" calcext:value-type="float">
            <text:p>377</text:p>
          </table:table-cell>
          <table:table-cell office:value-type="float" office:value="27486" calcext:value-type="float">
            <text:p>27486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82" calcext:value-type="float">
            <text:p>1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4434" calcext:value-type="float">
            <text:p>334434</text:p>
          </table:table-cell>
          <table:table-cell office:value-type="float" office:value="176030" calcext:value-type="float">
            <text:p>176030</text:p>
          </table:table-cell>
          <table:table-cell office:value-type="float" office:value="339" calcext:value-type="float">
            <text:p>339</text:p>
          </table:table-cell>
          <table:table-cell office:value-type="float" office:value="158065" calcext:value-type="float">
            <text:p>158065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77" calcext:value-type="float">
            <text:p>11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6407" calcext:value-type="float">
            <text:p>276407</text:p>
          </table:table-cell>
          <table:table-cell office:value-type="float" office:value="267122" calcext:value-type="float">
            <text:p>267122</text:p>
          </table:table-cell>
          <table:table-cell office:value-type="float" office:value="457" calcext:value-type="float">
            <text:p>457</text:p>
          </table:table-cell>
          <table:table-cell office:value-type="float" office:value="8828" calcext:value-type="float">
            <text:p>8828</text:p>
          </table:table-cell>
          <table:table-cell office:value-type="float" office:value="3110" calcext:value-type="float">
            <text:p>3110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2572" calcext:value-type="float">
            <text:p>257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76" calcext:value-type="float">
            <text:p>11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2212" calcext:value-type="float">
            <text:p>472212</text:p>
          </table:table-cell>
          <table:table-cell office:value-type="float" office:value="433322" calcext:value-type="float">
            <text:p>433322</text:p>
          </table:table-cell>
          <table:table-cell office:value-type="float" office:value="449" calcext:value-type="float">
            <text:p>449</text:p>
          </table:table-cell>
          <table:table-cell office:value-type="float" office:value="38441" calcext:value-type="float">
            <text:p>38441</text:p>
          </table:table-cell>
          <table:table-cell office:value-type="float" office:value="224" calcext:value-type="float">
            <text:p>224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5" calcext:value-type="float">
            <text:p>275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393" calcext:value-type="float">
            <text:p>13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6296" calcext:value-type="float">
            <text:p>506296</text:p>
          </table:table-cell>
          <table:table-cell office:value-type="float" office:value="353593" calcext:value-type="float">
            <text:p>353593</text:p>
          </table:table-cell>
          <table:table-cell office:value-type="float" office:value="267" calcext:value-type="float">
            <text:p>267</text:p>
          </table:table-cell>
          <table:table-cell office:value-type="float" office:value="152436" calcext:value-type="float">
            <text:p>152436</text:p>
          </table:table-cell>
          <table:table-cell office:value-type="float" office:value="1439" calcext:value-type="float">
            <text:p>1439</text:p>
          </table:table-cell>
          <table:table-cell office:value-type="float" office:value="2279" calcext:value-type="float">
            <text:p>2279</text:p>
          </table:table-cell>
          <table:table-cell office:value-type="float" office:value="2280" calcext:value-type="float">
            <text:p>2280</text:p>
          </table:table-cell>
          <table:table-cell office:value-type="float" office:value="2253" calcext:value-type="float">
            <text:p>2253</text:p>
          </table:table-cell>
          <table:table-cell office:value-type="float" office:value="2382" calcext:value-type="float">
            <text:p>2382</text:p>
          </table:table-cell>
          <table:table-cell office:value-type="float" office:value="2182" calcext:value-type="float">
            <text:p>2182</text:p>
          </table:table-cell>
          <table:table-cell office:value-type="float" office:value="1855" calcext:value-type="float">
            <text:p>1855</text:p>
          </table:table-cell>
          <table:table-cell office:value-type="float" office:value="2220" calcext:value-type="float">
            <text:p>2220</text:p>
          </table:table-cell>
          <table:table-cell office:value-type="float" office:value="2204" calcext:value-type="float">
            <text:p>2204</text:p>
          </table:table-cell>
          <table:table-cell office:value-type="float" office:value="1133" calcext:value-type="float">
            <text:p>11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1538" calcext:value-type="float">
            <text:p>581538</text:p>
          </table:table-cell>
          <table:table-cell office:value-type="float" office:value="541201" calcext:value-type="float">
            <text:p>541201</text:p>
          </table:table-cell>
          <table:table-cell office:value-type="float" office:value="379" calcext:value-type="float">
            <text:p>379</text:p>
          </table:table-cell>
          <table:table-cell office:value-type="float" office:value="39958" calcext:value-type="float">
            <text:p>39958</text:p>
          </table:table-cell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2" calcext:value-type="float">
            <text:p>29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420" calcext:value-type="float">
            <text:p>14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8294" calcext:value-type="float">
            <text:p>868294</text:p>
          </table:table-cell>
          <table:table-cell office:value-type="float" office:value="697070" calcext:value-type="float">
            <text:p>697070</text:p>
          </table:table-cell>
          <table:table-cell office:value-type="float" office:value="282" calcext:value-type="float">
            <text:p>282</text:p>
          </table:table-cell>
          <table:table-cell office:value-type="float" office:value="170942" calcext:value-type="float">
            <text:p>170942</text:p>
          </table:table-cell>
          <table:table-cell office:value-type="float" office:value="192" calcext:value-type="float">
            <text:p>192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14" calcext:value-type="float">
            <text:p>13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0412" calcext:value-type="float">
            <text:p>770412</text:p>
          </table:table-cell>
          <table:table-cell office:value-type="float" office:value="551897" calcext:value-type="float">
            <text:p>551897</text:p>
          </table:table-cell>
          <table:table-cell office:value-type="float" office:value="306" calcext:value-type="float">
            <text:p>306</text:p>
          </table:table-cell>
          <table:table-cell office:value-type="float" office:value="218209" calcext:value-type="float">
            <text:p>218209</text:p>
          </table:table-cell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4" calcext:value-type="float">
            <text:p>31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22" calcext:value-type="float">
            <text:p>15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5362" calcext:value-type="float">
            <text:p>585362</text:p>
          </table:table-cell>
          <table:table-cell office:value-type="float" office:value="416909" calcext:value-type="float">
            <text:p>416909</text:p>
          </table:table-cell>
          <table:table-cell office:value-type="float" office:value="274" calcext:value-type="float">
            <text:p>274</text:p>
          </table:table-cell>
          <table:table-cell office:value-type="float" office:value="168179" calcext:value-type="float">
            <text:p>168179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21" calcext:value-type="float">
            <text:p>12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0781" calcext:value-type="float">
            <text:p>730781</text:p>
          </table:table-cell>
          <table:table-cell office:value-type="float" office:value="573382" calcext:value-type="float">
            <text:p>573382</text:p>
          </table:table-cell>
          <table:table-cell office:value-type="float" office:value="320" calcext:value-type="float">
            <text:p>320</text:p>
          </table:table-cell>
          <table:table-cell office:value-type="float" office:value="157079" calcext:value-type="float">
            <text:p>157079</text:p>
          </table:table-cell>
          <table:table-cell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51" calcext:value-type="float">
            <text:p>25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43" calcext:value-type="float">
            <text:p>11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2132" calcext:value-type="float">
            <text:p>522132</text:p>
          </table:table-cell>
          <table:table-cell office:value-type="float" office:value="389446" calcext:value-type="float">
            <text:p>389446</text:p>
          </table:table-cell>
          <table:table-cell office:value-type="float" office:value="264" calcext:value-type="float">
            <text:p>264</text:p>
          </table:table-cell>
          <table:table-cell office:value-type="float" office:value="132422" calcext:value-type="float">
            <text:p>132422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46" calcext:value-type="float">
            <text:p>9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0655" calcext:value-type="float">
            <text:p>680655</text:p>
          </table:table-cell>
          <table:table-cell office:value-type="float" office:value="494204" calcext:value-type="float">
            <text:p>494204</text:p>
          </table:table-cell>
          <table:table-cell office:value-type="float" office:value="330" calcext:value-type="float">
            <text:p>330</text:p>
          </table:table-cell>
          <table:table-cell office:value-type="float" office:value="186121" calcext:value-type="float">
            <text:p>186121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43" calcext:value-type="float">
            <text:p>343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39" calcext:value-type="float">
            <text:p>16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1737" calcext:value-type="float">
            <text:p>501737</text:p>
          </table:table-cell>
          <table:table-cell office:value-type="float" office:value="335723" calcext:value-type="float">
            <text:p>335723</text:p>
          </table:table-cell>
          <table:table-cell office:value-type="float" office:value="270" calcext:value-type="float">
            <text:p>270</text:p>
          </table:table-cell>
          <table:table-cell office:value-type="float" office:value="165744" calcext:value-type="float">
            <text:p>165744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43" calcext:value-type="float">
            <text:p>74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05" calcext:value-type="float">
            <text:p>1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4195" calcext:value-type="float">
            <text:p>354195</text:p>
          </table:table-cell>
          <table:table-cell office:value-type="float" office:value="206223" calcext:value-type="float">
            <text:p>206223</text:p>
          </table:table-cell>
          <table:table-cell office:value-type="float" office:value="282" calcext:value-type="float">
            <text:p>282</text:p>
          </table:table-cell>
          <table:table-cell office:value-type="float" office:value="147690" calcext:value-type="float">
            <text:p>147690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59" calcext:value-type="float">
            <text:p>9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73554" calcext:value-type="float">
            <text:p>1773554</text:p>
          </table:table-cell>
          <table:table-cell office:value-type="float" office:value="1588104" calcext:value-type="float">
            <text:p>1588104</text:p>
          </table:table-cell>
          <table:table-cell office:value-type="float" office:value="733" calcext:value-type="float">
            <text:p>733</text:p>
          </table:table-cell>
          <table:table-cell office:value-type="float" office:value="184717" calcext:value-type="float">
            <text:p>184717</text:p>
          </table:table-cell>
          <table:table-cell office:value-type="float" office:value="274" calcext:value-type="float">
            <text:p>274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6" calcext:value-type="float">
            <text:p>38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609" calcext:value-type="float">
            <text:p>16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71666" calcext:value-type="float">
            <text:p>3171666</text:p>
          </table:table-cell>
          <table:table-cell office:value-type="float" office:value="2992925" calcext:value-type="float">
            <text:p>2992925</text:p>
          </table:table-cell>
          <table:table-cell office:value-type="float" office:value="396" calcext:value-type="float">
            <text:p>396</text:p>
          </table:table-cell>
          <table:table-cell office:value-type="float" office:value="178345" calcext:value-type="float">
            <text:p>178345</text:p>
          </table:table-cell>
          <table:table-cell office:value-type="float" office:value="1117" calcext:value-type="float">
            <text:p>1117</text:p>
          </table:table-cell>
          <table:table-cell office:value-type="float" office:value="2298" calcext:value-type="float">
            <text:p>2298</text:p>
          </table:table-cell>
          <table:table-cell office:value-type="float" office:value="2071" calcext:value-type="float">
            <text:p>2071</text:p>
          </table:table-cell>
          <table:table-cell office:value-type="float" office:value="30" calcext:value-type="float">
            <text:p>30</text:p>
          </table:table-cell>
          <table:table-cell office:value-type="float" office:value="829" calcext:value-type="float">
            <text:p>829</text:p>
          </table:table-cell>
          <table:table-cell office:value-type="float" office:value="342" calcext:value-type="float">
            <text:p>34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11" calcext:value-type="float">
            <text:p>14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17677" calcext:value-type="float">
            <text:p>3817677</text:p>
          </table:table-cell>
          <table:table-cell office:value-type="float" office:value="3665868" calcext:value-type="float">
            <text:p>3665868</text:p>
          </table:table-cell>
          <table:table-cell office:value-type="float" office:value="250" calcext:value-type="float">
            <text:p>250</text:p>
          </table:table-cell>
          <table:table-cell office:value-type="float" office:value="151559" calcext:value-type="float">
            <text:p>151559</text:p>
          </table:table-cell>
          <table:table-cell office:value-type="float" office:value="185" calcext:value-type="float">
            <text:p>185</text:p>
          </table:table-cell>
          <table:table-cell office:value-type="float" office:value="156" calcext:value-type="float">
            <text:p>156</text:p>
          </table:table-cell>
          <table:table-cell office:value-type="float" office:value="257" calcext:value-type="float">
            <text:p>257</text:p>
          </table:table-cell>
          <table:table-cell office:value-type="float" office:value="130" calcext:value-type="float">
            <text:p>130</text:p>
          </table:table-cell>
          <table:table-cell office:value-type="float" office:value="215" calcext:value-type="float">
            <text:p>215</text:p>
          </table:table-cell>
          <table:table-cell office:value-type="float" office:value="287" calcext:value-type="float">
            <text:p>28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1059" calcext:value-type="float">
            <text:p>10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3548" calcext:value-type="float">
            <text:p>303548</text:p>
          </table:table-cell>
          <table:table-cell office:value-type="float" office:value="152326" calcext:value-type="float">
            <text:p>152326</text:p>
          </table:table-cell>
          <table:table-cell office:value-type="float" office:value="275" calcext:value-type="float">
            <text:p>275</text:p>
          </table:table-cell>
          <table:table-cell office:value-type="float" office:value="150947" calcext:value-type="float">
            <text:p>150947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1372" calcext:value-type="float">
            <text:p>137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66" calcext:value-type="float">
            <text:p>9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3030" calcext:value-type="float">
            <text:p>263030</text:p>
          </table:table-cell>
          <table:table-cell office:value-type="float" office:value="133638" calcext:value-type="float">
            <text:p>133638</text:p>
          </table:table-cell>
          <table:table-cell office:value-type="float" office:value="264" calcext:value-type="float">
            <text:p>264</text:p>
          </table:table-cell>
          <table:table-cell office:value-type="float" office:value="129128" calcext:value-type="float">
            <text:p>12912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82" calcext:value-type="float">
            <text:p>8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02072" calcext:value-type="float">
            <text:p>2802072</text:p>
          </table:table-cell>
          <table:table-cell office:value-type="float" office:value="2628096" calcext:value-type="float">
            <text:p>2628096</text:p>
          </table:table-cell>
          <table:table-cell office:value-type="float" office:value="330" calcext:value-type="float">
            <text:p>330</text:p>
          </table:table-cell>
          <table:table-cell office:value-type="float" office:value="173646" calcext:value-type="float">
            <text:p>173646</text:p>
          </table:table-cell>
          <table:table-cell office:value-type="float" office:value="3754" calcext:value-type="float">
            <text:p>3754</text:p>
          </table:table-cell>
          <table:table-cell office:value-type="float" office:value="2722" calcext:value-type="float">
            <text:p>2722</text:p>
          </table:table-cell>
          <table:table-cell office:value-type="float" office:value="4555" calcext:value-type="float">
            <text:p>4555</text:p>
          </table:table-cell>
          <table:table-cell office:value-type="float" office:value="4431" calcext:value-type="float">
            <text:p>4431</text:p>
          </table:table-cell>
          <table:table-cell office:value-type="float" office:value="4433" calcext:value-type="float">
            <text:p>4433</text:p>
          </table:table-cell>
          <table:table-cell office:value-type="float" office:value="3811" calcext:value-type="float">
            <text:p>3811</text:p>
          </table:table-cell>
          <table:table-cell office:value-type="float" office:value="2102" calcext:value-type="float">
            <text:p>2102</text:p>
          </table:table-cell>
          <table:table-cell office:value-type="float" office:value="3971" calcext:value-type="float">
            <text:p>3971</text:p>
          </table:table-cell>
          <table:table-cell office:value-type="float" office:value="2344" calcext:value-type="float">
            <text:p>2344</text:p>
          </table:table-cell>
          <table:table-cell office:value-type="float" office:value="1402" calcext:value-type="float">
            <text:p>14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6585" calcext:value-type="float">
            <text:p>336585</text:p>
          </table:table-cell>
          <table:table-cell office:value-type="float" office:value="193003" calcext:value-type="float">
            <text:p>193003</text:p>
          </table:table-cell>
          <table:table-cell office:value-type="float" office:value="295" calcext:value-type="float">
            <text:p>295</text:p>
          </table:table-cell>
          <table:table-cell office:value-type="float" office:value="143287" calcext:value-type="float">
            <text:p>143287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78" calcext:value-type="float">
            <text:p>9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02180" calcext:value-type="float">
            <text:p>2902180</text:p>
          </table:table-cell>
          <table:table-cell office:value-type="float" office:value="2731000" calcext:value-type="float">
            <text:p>2731000</text:p>
          </table:table-cell>
          <table:table-cell office:value-type="float" office:value="608" calcext:value-type="float">
            <text:p>608</text:p>
          </table:table-cell>
          <table:table-cell office:value-type="float" office:value="170572" calcext:value-type="float">
            <text:p>170572</text:p>
          </table:table-cell>
          <table:table-cell office:value-type="float" office:value="2560" calcext:value-type="float">
            <text:p>2560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47" calcext:value-type="float">
            <text:p>2047</text:p>
          </table:table-cell>
          <table:table-cell office:value-type="float" office:value="2847" calcext:value-type="float">
            <text:p>2847</text:p>
          </table:table-cell>
          <table:table-cell office:value-type="float" office:value="2209" calcext:value-type="float">
            <text:p>2209</text:p>
          </table:table-cell>
          <table:table-cell office:value-type="float" office:value="2239" calcext:value-type="float">
            <text:p>2239</text:p>
          </table:table-cell>
          <table:table-cell office:value-type="float" office:value="1506" calcext:value-type="float">
            <text:p>15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557" calcext:value-type="float">
            <text:p>296557</text:p>
          </table:table-cell>
          <table:table-cell office:value-type="float" office:value="170219" calcext:value-type="float">
            <text:p>170219</text:p>
          </table:table-cell>
          <table:table-cell office:value-type="float" office:value="276" calcext:value-type="float">
            <text:p>276</text:p>
          </table:table-cell>
          <table:table-cell office:value-type="float" office:value="126062" calcext:value-type="float">
            <text:p>126062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44" calcext:value-type="float">
            <text:p>9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8876" calcext:value-type="float">
            <text:p>248876</text:p>
          </table:table-cell>
          <table:table-cell office:value-type="float" office:value="130096" calcext:value-type="float">
            <text:p>130096</text:p>
          </table:table-cell>
          <table:table-cell office:value-type="float" office:value="265" calcext:value-type="float">
            <text:p>265</text:p>
          </table:table-cell>
          <table:table-cell office:value-type="float" office:value="118515" calcext:value-type="float">
            <text:p>118515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76" calcext:value-type="float">
            <text:p>8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99452" calcext:value-type="float">
            <text:p>2499452</text:p>
          </table:table-cell>
          <table:table-cell office:value-type="float" office:value="2357012" calcext:value-type="float">
            <text:p>2357012</text:p>
          </table:table-cell>
          <table:table-cell office:value-type="float" office:value="299" calcext:value-type="float">
            <text:p>299</text:p>
          </table:table-cell>
          <table:table-cell office:value-type="float" office:value="142141" calcext:value-type="float">
            <text:p>142141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8" calcext:value-type="float">
            <text:p>26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55" calcext:value-type="float">
            <text:p>9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0596" calcext:value-type="float">
            <text:p>360596</text:p>
          </table:table-cell>
          <table:table-cell office:value-type="float" office:value="240420" calcext:value-type="float">
            <text:p>240420</text:p>
          </table:table-cell>
          <table:table-cell office:value-type="float" office:value="314" calcext:value-type="float">
            <text:p>314</text:p>
          </table:table-cell>
          <table:table-cell office:value-type="float" office:value="119862" calcext:value-type="float">
            <text:p>119862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74" calcext:value-type="float">
            <text:p>8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59983" calcext:value-type="float">
            <text:p>3059983</text:p>
          </table:table-cell>
          <table:table-cell office:value-type="float" office:value="2906852" calcext:value-type="float">
            <text:p>2906852</text:p>
          </table:table-cell>
          <table:table-cell office:value-type="float" office:value="317" calcext:value-type="float">
            <text:p>317</text:p>
          </table:table-cell>
          <table:table-cell office:value-type="float" office:value="152814" calcext:value-type="float">
            <text:p>152814</text:p>
          </table:table-cell>
          <table:table-cell office:value-type="float" office:value="4094" calcext:value-type="float">
            <text:p>4094</text:p>
          </table:table-cell>
          <table:table-cell office:value-type="float" office:value="4569" calcext:value-type="float">
            <text:p>4569</text:p>
          </table:table-cell>
          <table:table-cell office:value-type="float" office:value="3022" calcext:value-type="float">
            <text:p>3022</text:p>
          </table:table-cell>
          <table:table-cell office:value-type="float" office:value="1354" calcext:value-type="float">
            <text:p>1354</text:p>
          </table:table-cell>
          <table:table-cell office:value-type="float" office:value="4431" calcext:value-type="float">
            <text:p>4431</text:p>
          </table:table-cell>
          <table:table-cell office:value-type="float" office:value="3871" calcext:value-type="float">
            <text:p>3871</text:p>
          </table:table-cell>
          <table:table-cell office:value-type="float" office:value="3582" calcext:value-type="float">
            <text:p>3582</text:p>
          </table:table-cell>
          <table:table-cell office:value-type="float" office:value="4391" calcext:value-type="float">
            <text:p>4391</text:p>
          </table:table-cell>
          <table:table-cell office:value-type="float" office:value="4081" calcext:value-type="float">
            <text:p>4081</text:p>
          </table:table-cell>
          <table:table-cell office:value-type="float" office:value="1131" calcext:value-type="float">
            <text:p>11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7552" calcext:value-type="float">
            <text:p>287552</text:p>
          </table:table-cell>
          <table:table-cell office:value-type="float" office:value="145107" calcext:value-type="float">
            <text:p>145107</text:p>
          </table:table-cell>
          <table:table-cell office:value-type="float" office:value="272" calcext:value-type="float">
            <text:p>272</text:p>
          </table:table-cell>
          <table:table-cell office:value-type="float" office:value="142173" calcext:value-type="float">
            <text:p>142173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5" calcext:value-type="float">
            <text:p>21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22" calcext:value-type="float">
            <text:p>9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8817" calcext:value-type="float">
            <text:p>348817</text:p>
          </table:table-cell>
          <table:table-cell office:value-type="float" office:value="191634" calcext:value-type="float">
            <text:p>191634</text:p>
          </table:table-cell>
          <table:table-cell office:value-type="float" office:value="332" calcext:value-type="float">
            <text:p>332</text:p>
          </table:table-cell>
          <table:table-cell office:value-type="float" office:value="156851" calcext:value-type="float">
            <text:p>156851</text:p>
          </table:table-cell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5" calcext:value-type="float">
            <text:p>36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39" calcext:value-type="float">
            <text:p>10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0738" calcext:value-type="float">
            <text:p>240738</text:p>
          </table:table-cell>
          <table:table-cell office:value-type="float" office:value="213707" calcext:value-type="float">
            <text:p>213707</text:p>
          </table:table-cell>
          <table:table-cell office:value-type="float" office:value="342" calcext:value-type="float">
            <text:p>342</text:p>
          </table:table-cell>
          <table:table-cell office:value-type="float" office:value="26689" calcext:value-type="float">
            <text:p>26689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52" calcext:value-type="float">
            <text:p>10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7756" calcext:value-type="float">
            <text:p>247756</text:p>
          </table:table-cell>
          <table:table-cell office:value-type="float" office:value="213802" calcext:value-type="float">
            <text:p>213802</text:p>
          </table:table-cell>
          <table:table-cell office:value-type="float" office:value="412" calcext:value-type="float">
            <text:p>412</text:p>
          </table:table-cell>
          <table:table-cell office:value-type="float" office:value="33542" calcext:value-type="float">
            <text:p>33542</text:p>
          </table:table-cell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01" calcext:value-type="float">
            <text:p>12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0353" calcext:value-type="float">
            <text:p>480353</text:p>
          </table:table-cell>
          <table:table-cell office:value-type="float" office:value="355067" calcext:value-type="float">
            <text:p>355067</text:p>
          </table:table-cell>
          <table:table-cell office:value-type="float" office:value="273" calcext:value-type="float">
            <text:p>273</text:p>
          </table:table-cell>
          <table:table-cell office:value-type="float" office:value="125013" calcext:value-type="float">
            <text:p>125013</text:p>
          </table:table-cell>
          <table:table-cell office:value-type="float" office:value="6818" calcext:value-type="float">
            <text:p>6818</text:p>
          </table:table-cell>
          <table:table-cell office:value-type="float" office:value="4408" calcext:value-type="float">
            <text:p>4408</text:p>
          </table:table-cell>
          <table:table-cell office:value-type="float" office:value="4401" calcext:value-type="float">
            <text:p>4401</text:p>
          </table:table-cell>
          <table:table-cell office:value-type="float" office:value="4377" calcext:value-type="float">
            <text:p>4377</text:p>
          </table:table-cell>
          <table:table-cell office:value-type="float" office:value="4378" calcext:value-type="float">
            <text:p>4378</text:p>
          </table:table-cell>
          <table:table-cell office:value-type="float" office:value="4362" calcext:value-type="float">
            <text:p>4362</text:p>
          </table:table-cell>
          <table:table-cell office:value-type="float" office:value="3417" calcext:value-type="float">
            <text:p>3417</text:p>
          </table:table-cell>
          <table:table-cell office:value-type="float" office:value="3772" calcext:value-type="float">
            <text:p>3772</text:p>
          </table:table-cell>
          <table:table-cell office:value-type="float" office:value="4537" calcext:value-type="float">
            <text:p>4537</text:p>
          </table:table-cell>
          <table:table-cell office:value-type="float" office:value="864" calcext:value-type="float">
            <text:p>8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6748" calcext:value-type="float">
            <text:p>186748</text:p>
          </table:table-cell>
          <table:table-cell office:value-type="float" office:value="162207" calcext:value-type="float">
            <text:p>162207</text:p>
          </table:table-cell>
          <table:table-cell office:value-type="float" office:value="323" calcext:value-type="float">
            <text:p>323</text:p>
          </table:table-cell>
          <table:table-cell office:value-type="float" office:value="24218" calcext:value-type="float">
            <text:p>24218</text:p>
          </table:table-cell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05" calcext:value-type="float">
            <text:p>10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8306" calcext:value-type="float">
            <text:p>238306</text:p>
          </table:table-cell>
          <table:table-cell office:value-type="float" office:value="196700" calcext:value-type="float">
            <text:p>196700</text:p>
          </table:table-cell>
          <table:table-cell office:value-type="float" office:value="291" calcext:value-type="float">
            <text:p>291</text:p>
          </table:table-cell>
          <table:table-cell office:value-type="float" office:value="41315" calcext:value-type="float">
            <text:p>41315</text:p>
          </table:table-cell>
          <table:table-cell office:value-type="float" office:value="166" calcext:value-type="float">
            <text:p>166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18" calcext:value-type="float">
            <text:p>4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66" calcext:value-type="float">
            <text:p>13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2322" calcext:value-type="float">
            <text:p>182322</text:p>
          </table:table-cell>
          <table:table-cell office:value-type="float" office:value="156666" calcext:value-type="float">
            <text:p>156666</text:p>
          </table:table-cell>
          <table:table-cell office:value-type="float" office:value="282" calcext:value-type="float">
            <text:p>282</text:p>
          </table:table-cell>
          <table:table-cell office:value-type="float" office:value="25374" calcext:value-type="float">
            <text:p>25374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86" calcext:value-type="float">
            <text:p>9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409" calcext:value-type="float">
            <text:p>300409</text:p>
          </table:table-cell>
          <table:table-cell office:value-type="float" office:value="273216" calcext:value-type="float">
            <text:p>273216</text:p>
          </table:table-cell>
          <table:table-cell office:value-type="float" office:value="372" calcext:value-type="float">
            <text:p>372</text:p>
          </table:table-cell>
          <table:table-cell office:value-type="float" office:value="26821" calcext:value-type="float">
            <text:p>26821</text:p>
          </table:table-cell>
          <table:table-cell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8" calcext:value-type="float">
            <text:p>23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29" calcext:value-type="float">
            <text:p>11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4073" calcext:value-type="float">
            <text:p>344073</text:p>
          </table:table-cell>
          <table:table-cell office:value-type="float" office:value="214210" calcext:value-type="float">
            <text:p>214210</text:p>
          </table:table-cell>
          <table:table-cell office:value-type="float" office:value="310" calcext:value-type="float">
            <text:p>310</text:p>
          </table:table-cell>
          <table:table-cell office:value-type="float" office:value="129553" calcext:value-type="float">
            <text:p>129553</text:p>
          </table:table-cell>
          <table:table-cell office:value-type="float" office:value="2413" calcext:value-type="float">
            <text:p>2413</text:p>
          </table:table-cell>
          <table:table-cell office:value-type="float" office:value="2234" calcext:value-type="float">
            <text:p>2234</text:p>
          </table:table-cell>
          <table:table-cell office:value-type="float" office:value="2232" calcext:value-type="float">
            <text:p>2232</text:p>
          </table:table-cell>
          <table:table-cell office:value-type="float" office:value="2212" calcext:value-type="float">
            <text:p>2212</text:p>
          </table:table-cell>
          <table:table-cell office:value-type="float" office:value="2209" calcext:value-type="float">
            <text:p>2209</text:p>
          </table:table-cell>
          <table:table-cell office:value-type="float" office:value="2102" calcext:value-type="float">
            <text:p>2102</text:p>
          </table:table-cell>
          <table:table-cell office:value-type="float" office:value="1881" calcext:value-type="float">
            <text:p>1881</text:p>
          </table:table-cell>
          <table:table-cell office:value-type="float" office:value="2182" calcext:value-type="float">
            <text:p>2182</text:p>
          </table:table-cell>
          <table:table-cell office:value-type="float" office:value="2205" calcext:value-type="float">
            <text:p>2205</text:p>
          </table:table-cell>
          <table:table-cell office:value-type="float" office:value="970" calcext:value-type="float">
            <text:p>9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1421" calcext:value-type="float">
            <text:p>191421</text:p>
          </table:table-cell>
          <table:table-cell office:value-type="float" office:value="166726" calcext:value-type="float">
            <text:p>166726</text:p>
          </table:table-cell>
          <table:table-cell office:value-type="float" office:value="282" calcext:value-type="float">
            <text:p>282</text:p>
          </table:table-cell>
          <table:table-cell office:value-type="float" office:value="24413" calcext:value-type="float">
            <text:p>24413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7" calcext:value-type="float">
            <text:p>21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24" calcext:value-type="float">
            <text:p>9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6176" calcext:value-type="float">
            <text:p>306176</text:p>
          </table:table-cell>
          <table:table-cell office:value-type="float" office:value="161525" calcext:value-type="float">
            <text:p>161525</text:p>
          </table:table-cell>
          <table:table-cell office:value-type="float" office:value="328" calcext:value-type="float">
            <text:p>328</text:p>
          </table:table-cell>
          <table:table-cell office:value-type="float" office:value="144323" calcext:value-type="float">
            <text:p>144323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55" calcext:value-type="float">
            <text:p>9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4245" calcext:value-type="float">
            <text:p>204245</text:p>
          </table:table-cell>
          <table:table-cell office:value-type="float" office:value="179108" calcext:value-type="float">
            <text:p>179108</text:p>
          </table:table-cell>
          <table:table-cell office:value-type="float" office:value="360" calcext:value-type="float">
            <text:p>360</text:p>
          </table:table-cell>
          <table:table-cell office:value-type="float" office:value="24777" calcext:value-type="float">
            <text:p>24777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2398" calcext:value-type="float">
            <text:p>192398</text:p>
          </table:table-cell>
          <table:table-cell office:value-type="float" office:value="164869" calcext:value-type="float">
            <text:p>164869</text:p>
          </table:table-cell>
          <table:table-cell office:value-type="float" office:value="304" calcext:value-type="float">
            <text:p>304</text:p>
          </table:table-cell>
          <table:table-cell office:value-type="float" office:value="27225" calcext:value-type="float">
            <text:p>27225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42" calcext:value-type="float">
            <text:p>9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6077" calcext:value-type="float">
            <text:p>196077</text:p>
          </table:table-cell>
          <table:table-cell office:value-type="float" office:value="172125" calcext:value-type="float">
            <text:p>172125</text:p>
          </table:table-cell>
          <table:table-cell office:value-type="float" office:value="389" calcext:value-type="float">
            <text:p>389</text:p>
          </table:table-cell>
          <table:table-cell office:value-type="float" office:value="23563" calcext:value-type="float">
            <text:p>23563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38" calcext:value-type="float">
            <text:p>9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6233" calcext:value-type="float">
            <text:p>186233</text:p>
          </table:table-cell>
          <table:table-cell office:value-type="float" office:value="162392" calcext:value-type="float">
            <text:p>162392</text:p>
          </table:table-cell>
          <table:table-cell office:value-type="float" office:value="344" calcext:value-type="float">
            <text:p>344</text:p>
          </table:table-cell>
          <table:table-cell office:value-type="float" office:value="23497" calcext:value-type="float">
            <text:p>23497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78" calcext:value-type="float">
            <text:p>9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8747" calcext:value-type="float">
            <text:p>368747</text:p>
          </table:table-cell>
          <table:table-cell office:value-type="float" office:value="244771" calcext:value-type="float">
            <text:p>244771</text:p>
          </table:table-cell>
          <table:table-cell office:value-type="float" office:value="392" calcext:value-type="float">
            <text:p>392</text:p>
          </table:table-cell>
          <table:table-cell office:value-type="float" office:value="123584" calcext:value-type="float">
            <text:p>123584</text:p>
          </table:table-cell>
          <table:table-cell office:value-type="float" office:value="197" calcext:value-type="float">
            <text:p>197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2" calcext:value-type="float">
            <text:p>242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10" calcext:value-type="float">
            <text:p>11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4040" calcext:value-type="float">
            <text:p>284040</text:p>
          </table:table-cell>
          <table:table-cell office:value-type="float" office:value="258703" calcext:value-type="float">
            <text:p>258703</text:p>
          </table:table-cell>
          <table:table-cell office:value-type="float" office:value="434" calcext:value-type="float">
            <text:p>434</text:p>
          </table:table-cell>
          <table:table-cell office:value-type="float" office:value="24903" calcext:value-type="float">
            <text:p>24903</text:p>
          </table:table-cell>
          <table:table-cell office:value-type="float" office:value="3589" calcext:value-type="float">
            <text:p>3589</text:p>
          </table:table-cell>
          <table:table-cell office:value-type="float" office:value="2325" calcext:value-type="float">
            <text:p>2325</text:p>
          </table:table-cell>
          <table:table-cell office:value-type="float" office:value="2302" calcext:value-type="float">
            <text:p>2302</text:p>
          </table:table-cell>
          <table:table-cell office:value-type="float" office:value="2251" calcext:value-type="float">
            <text:p>2251</text:p>
          </table:table-cell>
          <table:table-cell office:value-type="float" office:value="2291" calcext:value-type="float">
            <text:p>2291</text:p>
          </table:table-cell>
          <table:table-cell office:value-type="float" office:value="2155" calcext:value-type="float">
            <text:p>2155</text:p>
          </table:table-cell>
          <table:table-cell office:value-type="float" office:value="1903" calcext:value-type="float">
            <text:p>1903</text:p>
          </table:table-cell>
          <table:table-cell office:value-type="float" office:value="2260" calcext:value-type="float">
            <text:p>2260</text:p>
          </table:table-cell>
          <table:table-cell office:value-type="float" office:value="2291" calcext:value-type="float">
            <text:p>2291</text:p>
          </table:table-cell>
          <table:table-cell office:value-type="float" office:value="1098" calcext:value-type="float">
            <text:p>10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6194" calcext:value-type="float">
            <text:p>256194</text:p>
          </table:table-cell>
          <table:table-cell office:value-type="float" office:value="229188" calcext:value-type="float">
            <text:p>229188</text:p>
          </table:table-cell>
          <table:table-cell office:value-type="float" office:value="313" calcext:value-type="float">
            <text:p>313</text:p>
          </table:table-cell>
          <table:table-cell office:value-type="float" office:value="26693" calcext:value-type="float">
            <text:p>26693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6" calcext:value-type="float">
            <text:p>22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56" calcext:value-type="float">
            <text:p>10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2586" calcext:value-type="float">
            <text:p>182586</text:p>
          </table:table-cell>
          <table:table-cell office:value-type="float" office:value="160202" calcext:value-type="float">
            <text:p>160202</text:p>
          </table:table-cell>
          <table:table-cell office:value-type="float" office:value="376" calcext:value-type="float">
            <text:p>376</text:p>
          </table:table-cell>
          <table:table-cell office:value-type="float" office:value="22008" calcext:value-type="float">
            <text:p>22008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48" calcext:value-type="float">
            <text:p>8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7949" calcext:value-type="float">
            <text:p>477949</text:p>
          </table:table-cell>
          <table:table-cell office:value-type="float" office:value="352013" calcext:value-type="float">
            <text:p>352013</text:p>
          </table:table-cell>
          <table:table-cell office:value-type="float" office:value="324" calcext:value-type="float">
            <text:p>324</text:p>
          </table:table-cell>
          <table:table-cell office:value-type="float" office:value="125612" calcext:value-type="float">
            <text:p>125612</text:p>
          </table:table-cell>
          <table:table-cell office:value-type="float" office:value="6759" calcext:value-type="float">
            <text:p>6759</text:p>
          </table:table-cell>
          <table:table-cell office:value-type="float" office:value="4478" calcext:value-type="float">
            <text:p>4478</text:p>
          </table:table-cell>
          <table:table-cell office:value-type="float" office:value="4484" calcext:value-type="float">
            <text:p>4484</text:p>
          </table:table-cell>
          <table:table-cell office:value-type="float" office:value="4466" calcext:value-type="float">
            <text:p>4466</text:p>
          </table:table-cell>
          <table:table-cell office:value-type="float" office:value="4450" calcext:value-type="float">
            <text:p>4450</text:p>
          </table:table-cell>
          <table:table-cell office:value-type="float" office:value="3605" calcext:value-type="float">
            <text:p>3605</text:p>
          </table:table-cell>
          <table:table-cell office:value-type="float" office:value="4152" calcext:value-type="float">
            <text:p>4152</text:p>
          </table:table-cell>
          <table:table-cell office:value-type="float" office:value="4499" calcext:value-type="float">
            <text:p>4499</text:p>
          </table:table-cell>
          <table:table-cell office:value-type="float" office:value="4473" calcext:value-type="float">
            <text:p>4473</text:p>
          </table:table-cell>
          <table:table-cell office:value-type="float" office:value="888" calcext:value-type="float">
            <text:p>8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8745" calcext:value-type="float">
            <text:p>378745</text:p>
          </table:table-cell>
          <table:table-cell office:value-type="float" office:value="348640" calcext:value-type="float">
            <text:p>348640</text:p>
          </table:table-cell>
          <table:table-cell office:value-type="float" office:value="660" calcext:value-type="float">
            <text:p>660</text:p>
          </table:table-cell>
          <table:table-cell office:value-type="float" office:value="29445" calcext:value-type="float">
            <text:p>29445</text:p>
          </table:table-cell>
          <table:table-cell office:value-type="float" office:value="1574" calcext:value-type="float">
            <text:p>1574</text:p>
          </table:table-cell>
          <table:table-cell office:value-type="float" office:value="2327" calcext:value-type="float">
            <text:p>2327</text:p>
          </table:table-cell>
          <table:table-cell office:value-type="float" office:value="2315" calcext:value-type="float">
            <text:p>2315</text:p>
          </table:table-cell>
          <table:table-cell office:value-type="float" office:value="2208" calcext:value-type="float">
            <text:p>2208</text:p>
          </table:table-cell>
          <table:table-cell office:value-type="float" office:value="2285" calcext:value-type="float">
            <text:p>2285</text:p>
          </table:table-cell>
          <table:table-cell office:value-type="float" office:value="970" calcext:value-type="float">
            <text:p>970</text:p>
          </table:table-cell>
          <table:table-cell office:value-type="float" office:value="1756" calcext:value-type="float">
            <text:p>175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07" calcext:value-type="float">
            <text:p>11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6129" calcext:value-type="float">
            <text:p>266129</text:p>
          </table:table-cell>
          <table:table-cell office:value-type="float" office:value="237352" calcext:value-type="float">
            <text:p>237352</text:p>
          </table:table-cell>
          <table:table-cell office:value-type="float" office:value="410" calcext:value-type="float">
            <text:p>410</text:p>
          </table:table-cell>
          <table:table-cell office:value-type="float" office:value="28367" calcext:value-type="float">
            <text:p>28367</text:p>
          </table:table-cell>
          <table:table-cell office:value-type="float" office:value="141" calcext:value-type="float">
            <text:p>141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1" calcext:value-type="float">
            <text:p>22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39" calcext:value-type="float">
            <text:p>1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3204" calcext:value-type="float">
            <text:p>303204</text:p>
          </table:table-cell>
          <table:table-cell office:value-type="float" office:value="294589" calcext:value-type="float">
            <text:p>294589</text:p>
          </table:table-cell>
          <table:table-cell office:value-type="float" office:value="480" calcext:value-type="float">
            <text:p>480</text:p>
          </table:table-cell>
          <table:table-cell office:value-type="float" office:value="8135" calcext:value-type="float">
            <text:p>8135</text:p>
          </table:table-cell>
          <table:table-cell office:value-type="float" office:value="172" calcext:value-type="float">
            <text:p>172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3" calcext:value-type="float">
            <text:p>24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17" calcext:value-type="float">
            <text:p>11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0559" calcext:value-type="float">
            <text:p>330559</text:p>
          </table:table-cell>
          <table:table-cell office:value-type="float" office:value="301672" calcext:value-type="float">
            <text:p>301672</text:p>
          </table:table-cell>
          <table:table-cell office:value-type="float" office:value="332" calcext:value-type="float">
            <text:p>332</text:p>
          </table:table-cell>
          <table:table-cell office:value-type="float" office:value="28555" calcext:value-type="float">
            <text:p>28555</text:p>
          </table:table-cell>
          <table:table-cell office:value-type="float" office:value="1035" calcext:value-type="float">
            <text:p>1035</text:p>
          </table:table-cell>
          <table:table-cell office:value-type="float" office:value="2234" calcext:value-type="float">
            <text:p>2234</text:p>
          </table:table-cell>
          <table:table-cell office:value-type="float" office:value="2238" calcext:value-type="float">
            <text:p>2238</text:p>
          </table:table-cell>
          <table:table-cell office:value-type="float" office:value="2213" calcext:value-type="float">
            <text:p>2213</text:p>
          </table:table-cell>
          <table:table-cell office:value-type="float" office:value="2210" calcext:value-type="float">
            <text:p>2210</text:p>
          </table:table-cell>
          <table:table-cell office:value-type="float" office:value="2026" calcext:value-type="float">
            <text:p>2026</text:p>
          </table:table-cell>
          <table:table-cell office:value-type="float" office:value="1789" calcext:value-type="float">
            <text:p>1789</text:p>
          </table:table-cell>
          <table:table-cell office:value-type="float" office:value="2177" calcext:value-type="float">
            <text:p>2177</text:p>
          </table:table-cell>
          <table:table-cell office:value-type="float" office:value="2207" calcext:value-type="float">
            <text:p>2207</text:p>
          </table:table-cell>
          <table:table-cell office:value-type="float" office:value="1140" calcext:value-type="float">
            <text:p>11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5632" calcext:value-type="float">
            <text:p>415632</text:p>
          </table:table-cell>
          <table:table-cell office:value-type="float" office:value="262620" calcext:value-type="float">
            <text:p>262620</text:p>
          </table:table-cell>
          <table:table-cell office:value-type="float" office:value="307" calcext:value-type="float">
            <text:p>307</text:p>
          </table:table-cell>
          <table:table-cell office:value-type="float" office:value="152705" calcext:value-type="float">
            <text:p>152705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466" calcext:value-type="float">
            <text:p>14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1934" calcext:value-type="float">
            <text:p>231934</text:p>
          </table:table-cell>
          <table:table-cell office:value-type="float" office:value="202199" calcext:value-type="float">
            <text:p>202199</text:p>
          </table:table-cell>
          <table:table-cell office:value-type="float" office:value="491" calcext:value-type="float">
            <text:p>491</text:p>
          </table:table-cell>
          <table:table-cell office:value-type="float" office:value="29244" calcext:value-type="float">
            <text:p>29244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1" calcext:value-type="float">
            <text:p>221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1705" calcext:value-type="float">
            <text:p>231705</text:p>
          </table:table-cell>
          <table:table-cell office:value-type="float" office:value="205952" calcext:value-type="float">
            <text:p>205952</text:p>
          </table:table-cell>
          <table:table-cell office:value-type="float" office:value="320" calcext:value-type="float">
            <text:p>320</text:p>
          </table:table-cell>
          <table:table-cell office:value-type="float" office:value="25433" calcext:value-type="float">
            <text:p>25433</text:p>
          </table:table-cell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9" calcext:value-type="float">
            <text:p>219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7722" calcext:value-type="float">
            <text:p>487722</text:p>
          </table:table-cell>
          <table:table-cell office:value-type="float" office:value="456110" calcext:value-type="float">
            <text:p>456110</text:p>
          </table:table-cell>
          <table:table-cell office:value-type="float" office:value="383" calcext:value-type="float">
            <text:p>383</text:p>
          </table:table-cell>
          <table:table-cell office:value-type="float" office:value="31229" calcext:value-type="float">
            <text:p>31229</text:p>
          </table:table-cell>
          <table:table-cell office:value-type="float" office:value="155" calcext:value-type="float">
            <text:p>155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52" calcext:value-type="float">
            <text:p>12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0290" calcext:value-type="float">
            <text:p>200290</text:p>
          </table:table-cell>
          <table:table-cell office:value-type="float" office:value="191736" calcext:value-type="float">
            <text:p>191736</text:p>
          </table:table-cell>
          <table:table-cell office:value-type="float" office:value="359" calcext:value-type="float">
            <text:p>359</text:p>
          </table:table-cell>
          <table:table-cell office:value-type="float" office:value="8195" calcext:value-type="float">
            <text:p>8195</text:p>
          </table:table-cell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48" calcext:value-type="float">
            <text:p>10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9244" calcext:value-type="float">
            <text:p>249244</text:p>
          </table:table-cell>
          <table:table-cell office:value-type="float" office:value="223570" calcext:value-type="float">
            <text:p>223570</text:p>
          </table:table-cell>
          <table:table-cell office:value-type="float" office:value="373" calcext:value-type="float">
            <text:p>373</text:p>
          </table:table-cell>
          <table:table-cell office:value-type="float" office:value="25301" calcext:value-type="float">
            <text:p>25301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9089" calcext:value-type="float">
            <text:p>499089</text:p>
          </table:table-cell>
          <table:table-cell office:value-type="float" office:value="465679" calcext:value-type="float">
            <text:p>465679</text:p>
          </table:table-cell>
          <table:table-cell office:value-type="float" office:value="378" calcext:value-type="float">
            <text:p>378</text:p>
          </table:table-cell>
          <table:table-cell office:value-type="float" office:value="33032" calcext:value-type="float">
            <text:p>33032</text:p>
          </table:table-cell>
          <table:table-cell office:value-type="float" office:value="149" calcext:value-type="float">
            <text:p>149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7561" calcext:value-type="float">
            <text:p>617561</text:p>
          </table:table-cell>
          <table:table-cell office:value-type="float" office:value="428678" calcext:value-type="float">
            <text:p>428678</text:p>
          </table:table-cell>
          <table:table-cell office:value-type="float" office:value="284" calcext:value-type="float">
            <text:p>284</text:p>
          </table:table-cell>
          <table:table-cell office:value-type="float" office:value="188599" calcext:value-type="float">
            <text:p>188599</text:p>
          </table:table-cell>
          <table:table-cell office:value-type="float" office:value="175" calcext:value-type="float">
            <text:p>175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429" calcext:value-type="float">
            <text:p>14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8718" calcext:value-type="float">
            <text:p>628718</text:p>
          </table:table-cell>
          <table:table-cell office:value-type="float" office:value="432718" calcext:value-type="float">
            <text:p>432718</text:p>
          </table:table-cell>
          <table:table-cell office:value-type="float" office:value="315" calcext:value-type="float">
            <text:p>315</text:p>
          </table:table-cell>
          <table:table-cell office:value-type="float" office:value="195685" calcext:value-type="float">
            <text:p>195685</text:p>
          </table:table-cell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0" calcext:value-type="float">
            <text:p>32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509" calcext:value-type="float">
            <text:p>15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1094" calcext:value-type="float">
            <text:p>781094</text:p>
          </table:table-cell>
          <table:table-cell office:value-type="float" office:value="569234" calcext:value-type="float">
            <text:p>569234</text:p>
          </table:table-cell>
          <table:table-cell office:value-type="float" office:value="315" calcext:value-type="float">
            <text:p>315</text:p>
          </table:table-cell>
          <table:table-cell office:value-type="float" office:value="211545" calcext:value-type="float">
            <text:p>211545</text:p>
          </table:table-cell>
          <table:table-cell office:value-type="float" office:value="212" calcext:value-type="float">
            <text:p>212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3" calcext:value-type="float">
            <text:p>423</text:p>
          </table:table-cell>
          <table:table-cell office:value-type="float" office:value="1141" calcext:value-type="float">
            <text:p>114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913" calcext:value-type="float">
            <text:p>19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8125" calcext:value-type="float">
            <text:p>848125</text:p>
          </table:table-cell>
          <table:table-cell office:value-type="float" office:value="654048" calcext:value-type="float">
            <text:p>654048</text:p>
          </table:table-cell>
          <table:table-cell office:value-type="float" office:value="287" calcext:value-type="float">
            <text:p>287</text:p>
          </table:table-cell>
          <table:table-cell office:value-type="float" office:value="193790" calcext:value-type="float">
            <text:p>193790</text:p>
          </table:table-cell>
          <table:table-cell office:value-type="float" office:value="230" calcext:value-type="float">
            <text:p>230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09" calcext:value-type="float">
            <text:p>309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58" calcext:value-type="float">
            <text:p>13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0091" calcext:value-type="float">
            <text:p>380091</text:p>
          </table:table-cell>
          <table:table-cell office:value-type="float" office:value="257307" calcext:value-type="float">
            <text:p>257307</text:p>
          </table:table-cell>
          <table:table-cell office:value-type="float" office:value="279" calcext:value-type="float">
            <text:p>279</text:p>
          </table:table-cell>
          <table:table-cell office:value-type="float" office:value="122505" calcext:value-type="float">
            <text:p>122505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5" calcext:value-type="float">
            <text:p>205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86" calcext:value-type="float">
            <text:p>8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3418" calcext:value-type="float">
            <text:p>353418</text:p>
          </table:table-cell>
          <table:table-cell office:value-type="float" office:value="210748" calcext:value-type="float">
            <text:p>210748</text:p>
          </table:table-cell>
          <table:table-cell office:value-type="float" office:value="282" calcext:value-type="float">
            <text:p>282</text:p>
          </table:table-cell>
          <table:table-cell office:value-type="float" office:value="142388" calcext:value-type="float">
            <text:p>142388</text:p>
          </table:table-cell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1" calcext:value-type="float">
            <text:p>22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93" calcext:value-type="float">
            <text:p>9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5131" calcext:value-type="float">
            <text:p>705131</text:p>
          </table:table-cell>
          <table:table-cell office:value-type="float" office:value="543311" calcext:value-type="float">
            <text:p>543311</text:p>
          </table:table-cell>
          <table:table-cell office:value-type="float" office:value="281" calcext:value-type="float">
            <text:p>281</text:p>
          </table:table-cell>
          <table:table-cell office:value-type="float" office:value="161539" calcext:value-type="float">
            <text:p>161539</text:p>
          </table:table-cell>
          <table:table-cell office:value-type="float" office:value="435" calcext:value-type="float">
            <text:p>435</text:p>
          </table:table-cell>
          <table:table-cell office:value-type="float" office:value="2234" calcext:value-type="float">
            <text:p>2234</text:p>
          </table:table-cell>
          <table:table-cell office:value-type="float" office:value="557" calcext:value-type="float">
            <text:p>557</text:p>
          </table:table-cell>
          <table:table-cell office:value-type="float" office:value="376" calcext:value-type="float">
            <text:p>376</text:p>
          </table:table-cell>
          <table:table-cell office:value-type="float" office:value="84" calcext:value-type="float">
            <text:p>84</text:p>
          </table:table-cell>
          <table:table-cell office:value-type="float" office:value="275" calcext:value-type="float">
            <text:p>275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389" calcext:value-type="float">
            <text:p>13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5783" calcext:value-type="float">
            <text:p>355783</text:p>
          </table:table-cell>
          <table:table-cell office:value-type="float" office:value="193016" calcext:value-type="float">
            <text:p>193016</text:p>
          </table:table-cell>
          <table:table-cell office:value-type="float" office:value="304" calcext:value-type="float">
            <text:p>304</text:p>
          </table:table-cell>
          <table:table-cell office:value-type="float" office:value="162463" calcext:value-type="float">
            <text:p>162463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48" calcext:value-type="float">
            <text:p>10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4419" calcext:value-type="float">
            <text:p>454419</text:p>
          </table:table-cell>
          <table:table-cell office:value-type="float" office:value="276576" calcext:value-type="float">
            <text:p>276576</text:p>
          </table:table-cell>
          <table:table-cell office:value-type="float" office:value="396" calcext:value-type="float">
            <text:p>396</text:p>
          </table:table-cell>
          <table:table-cell office:value-type="float" office:value="177447" calcext:value-type="float">
            <text:p>177447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9" calcext:value-type="float">
            <text:p>229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52" calcext:value-type="float">
            <text:p>10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9204" calcext:value-type="float">
            <text:p>309204</text:p>
          </table:table-cell>
          <table:table-cell office:value-type="float" office:value="187604" calcext:value-type="float">
            <text:p>187604</text:p>
          </table:table-cell>
          <table:table-cell office:value-type="float" office:value="375" calcext:value-type="float">
            <text:p>375</text:p>
          </table:table-cell>
          <table:table-cell office:value-type="float" office:value="121225" calcext:value-type="float">
            <text:p>121225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75" calcext:value-type="float">
            <text:p>8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3480" calcext:value-type="float">
            <text:p>653480</text:p>
          </table:table-cell>
          <table:table-cell office:value-type="float" office:value="424744" calcext:value-type="float">
            <text:p>424744</text:p>
          </table:table-cell>
          <table:table-cell office:value-type="float" office:value="320" calcext:value-type="float">
            <text:p>320</text:p>
          </table:table-cell>
          <table:table-cell office:value-type="float" office:value="228416" calcext:value-type="float">
            <text:p>228416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2" calcext:value-type="float">
            <text:p>28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46" calcext:value-type="float">
            <text:p>19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8259" calcext:value-type="float">
            <text:p>318259</text:p>
          </table:table-cell>
          <table:table-cell office:value-type="float" office:value="187924" calcext:value-type="float">
            <text:p>187924</text:p>
          </table:table-cell>
          <table:table-cell office:value-type="float" office:value="247" calcext:value-type="float">
            <text:p>247</text:p>
          </table:table-cell>
          <table:table-cell office:value-type="float" office:value="130088" calcext:value-type="float">
            <text:p>130088</text:p>
          </table:table-cell>
          <table:table-cell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20" calcext:value-type="float">
            <text:p>9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2066" calcext:value-type="float">
            <text:p>312066</text:p>
          </table:table-cell>
          <table:table-cell office:value-type="float" office:value="174004" calcext:value-type="float">
            <text:p>174004</text:p>
          </table:table-cell>
          <table:table-cell office:value-type="float" office:value="264" calcext:value-type="float">
            <text:p>264</text:p>
          </table:table-cell>
          <table:table-cell office:value-type="float" office:value="137798" calcext:value-type="float">
            <text:p>137798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1" calcext:value-type="float">
            <text:p>21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60" calcext:value-type="float">
            <text:p>9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0783" calcext:value-type="float">
            <text:p>470783</text:p>
          </table:table-cell>
          <table:table-cell office:value-type="float" office:value="337520" calcext:value-type="float">
            <text:p>337520</text:p>
          </table:table-cell>
          <table:table-cell office:value-type="float" office:value="272" calcext:value-type="float">
            <text:p>272</text:p>
          </table:table-cell>
          <table:table-cell office:value-type="float" office:value="132991" calcext:value-type="float">
            <text:p>132991</text:p>
          </table:table-cell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87" calcext:value-type="float">
            <text:p>9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6290" calcext:value-type="float">
            <text:p>306290</text:p>
          </table:table-cell>
          <table:table-cell office:value-type="float" office:value="182895" calcext:value-type="float">
            <text:p>182895</text:p>
          </table:table-cell>
          <table:table-cell office:value-type="float" office:value="304" calcext:value-type="float">
            <text:p>304</text:p>
          </table:table-cell>
          <table:table-cell office:value-type="float" office:value="123091" calcext:value-type="float">
            <text:p>123091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6" calcext:value-type="float">
            <text:p>20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05" calcext:value-type="float">
            <text:p>9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6031" calcext:value-type="float">
            <text:p>426031</text:p>
          </table:table-cell>
          <table:table-cell office:value-type="float" office:value="297233" calcext:value-type="float">
            <text:p>297233</text:p>
          </table:table-cell>
          <table:table-cell office:value-type="float" office:value="335" calcext:value-type="float">
            <text:p>335</text:p>
          </table:table-cell>
          <table:table-cell office:value-type="float" office:value="128463" calcext:value-type="float">
            <text:p>128463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98" calcext:value-type="float">
            <text:p>9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80178" calcext:value-type="float">
            <text:p>3080178</text:p>
          </table:table-cell>
          <table:table-cell office:value-type="float" office:value="2918024" calcext:value-type="float">
            <text:p>2918024</text:p>
          </table:table-cell>
          <table:table-cell office:value-type="float" office:value="376" calcext:value-type="float">
            <text:p>376</text:p>
          </table:table-cell>
          <table:table-cell office:value-type="float" office:value="161778" calcext:value-type="float">
            <text:p>161778</text:p>
          </table:table-cell>
          <table:table-cell office:value-type="float" office:value="4162" calcext:value-type="float">
            <text:p>4162</text:p>
          </table:table-cell>
          <table:table-cell office:value-type="float" office:value="2705" calcext:value-type="float">
            <text:p>2705</text:p>
          </table:table-cell>
          <table:table-cell office:value-type="float" office:value="4560" calcext:value-type="float">
            <text:p>4560</text:p>
          </table:table-cell>
          <table:table-cell office:value-type="float" office:value="4433" calcext:value-type="float">
            <text:p>4433</text:p>
          </table:table-cell>
          <table:table-cell office:value-type="float" office:value="4431" calcext:value-type="float">
            <text:p>4431</text:p>
          </table:table-cell>
          <table:table-cell office:value-type="float" office:value="3836" calcext:value-type="float">
            <text:p>3836</text:p>
          </table:table-cell>
          <table:table-cell office:value-type="float" office:value="2164" calcext:value-type="float">
            <text:p>2164</text:p>
          </table:table-cell>
          <table:table-cell office:value-type="float" office:value="3948" calcext:value-type="float">
            <text:p>3948</text:p>
          </table:table-cell>
          <table:table-cell office:value-type="float" office:value="2309" calcext:value-type="float">
            <text:p>2309</text:p>
          </table:table-cell>
          <table:table-cell office:value-type="float" office:value="1429" calcext:value-type="float">
            <text:p>14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1488" calcext:value-type="float">
            <text:p>301488</text:p>
          </table:table-cell>
          <table:table-cell office:value-type="float" office:value="183239" calcext:value-type="float">
            <text:p>183239</text:p>
          </table:table-cell>
          <table:table-cell office:value-type="float" office:value="310" calcext:value-type="float">
            <text:p>310</text:p>
          </table:table-cell>
          <table:table-cell office:value-type="float" office:value="117939" calcext:value-type="float">
            <text:p>117939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2" calcext:value-type="float">
            <text:p>21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80" calcext:value-type="float">
            <text:p>8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8378" calcext:value-type="float">
            <text:p>278378</text:p>
          </table:table-cell>
          <table:table-cell office:value-type="float" office:value="158294" calcext:value-type="float">
            <text:p>158294</text:p>
          </table:table-cell>
          <table:table-cell office:value-type="float" office:value="311" calcext:value-type="float">
            <text:p>311</text:p>
          </table:table-cell>
          <table:table-cell office:value-type="float" office:value="119773" calcext:value-type="float">
            <text:p>119773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01" calcext:value-type="float">
            <text:p>9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8010" calcext:value-type="float">
            <text:p>288010</text:p>
          </table:table-cell>
          <table:table-cell office:value-type="float" office:value="166004" calcext:value-type="float">
            <text:p>166004</text:p>
          </table:table-cell>
          <table:table-cell office:value-type="float" office:value="322" calcext:value-type="float">
            <text:p>322</text:p>
          </table:table-cell>
          <table:table-cell office:value-type="float" office:value="121684" calcext:value-type="float">
            <text:p>121684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44" calcext:value-type="float">
            <text:p>9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86734" calcext:value-type="float">
            <text:p>2886734</text:p>
          </table:table-cell>
          <table:table-cell office:value-type="float" office:value="2704940" calcext:value-type="float">
            <text:p>2704940</text:p>
          </table:table-cell>
          <table:table-cell office:value-type="float" office:value="591" calcext:value-type="float">
            <text:p>591</text:p>
          </table:table-cell>
          <table:table-cell office:value-type="float" office:value="181203" calcext:value-type="float">
            <text:p>181203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2293" calcext:value-type="float">
            <text:p>2293</text:p>
          </table:table-cell>
          <table:table-cell office:value-type="float" office:value="2249" calcext:value-type="float">
            <text:p>2249</text:p>
          </table:table-cell>
          <table:table-cell office:value-type="float" office:value="2254" calcext:value-type="float">
            <text:p>2254</text:p>
          </table:table-cell>
          <table:table-cell office:value-type="float" office:value="2064" calcext:value-type="float">
            <text:p>2064</text:p>
          </table:table-cell>
          <table:table-cell office:value-type="float" office:value="1758" calcext:value-type="float">
            <text:p>1758</text:p>
          </table:table-cell>
          <table:table-cell office:value-type="float" office:value="2212" calcext:value-type="float">
            <text:p>2212</text:p>
          </table:table-cell>
          <table:table-cell office:value-type="float" office:value="2238" calcext:value-type="float">
            <text:p>2238</text:p>
          </table:table-cell>
          <table:table-cell office:value-type="float" office:value="1443" calcext:value-type="float">
            <text:p>14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6204" calcext:value-type="float">
            <text:p>306204</text:p>
          </table:table-cell>
          <table:table-cell office:value-type="float" office:value="167358" calcext:value-type="float">
            <text:p>167358</text:p>
          </table:table-cell>
          <table:table-cell office:value-type="float" office:value="255" calcext:value-type="float">
            <text:p>255</text:p>
          </table:table-cell>
          <table:table-cell office:value-type="float" office:value="138591" calcext:value-type="float">
            <text:p>138591</text:p>
          </table:table-cell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49" calcext:value-type="float">
            <text:p>9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5232" calcext:value-type="float">
            <text:p>375232</text:p>
          </table:table-cell>
          <table:table-cell office:value-type="float" office:value="244808" calcext:value-type="float">
            <text:p>244808</text:p>
          </table:table-cell>
          <table:table-cell office:value-type="float" office:value="286" calcext:value-type="float">
            <text:p>286</text:p>
          </table:table-cell>
          <table:table-cell office:value-type="float" office:value="130138" calcext:value-type="float">
            <text:p>130138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6" calcext:value-type="float">
            <text:p>20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51" calcext:value-type="float">
            <text:p>9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3397" calcext:value-type="float">
            <text:p>373397</text:p>
          </table:table-cell>
          <table:table-cell office:value-type="float" office:value="244463" calcext:value-type="float">
            <text:p>244463</text:p>
          </table:table-cell>
          <table:table-cell office:value-type="float" office:value="526" calcext:value-type="float">
            <text:p>526</text:p>
          </table:table-cell>
          <table:table-cell office:value-type="float" office:value="128408" calcext:value-type="float">
            <text:p>128408</text:p>
          </table:table-cell>
          <table:table-cell office:value-type="float" office:value="3593" calcext:value-type="float">
            <text:p>3593</text:p>
          </table:table-cell>
          <table:table-cell office:value-type="float" office:value="2327" calcext:value-type="float">
            <text:p>2327</text:p>
          </table:table-cell>
          <table:table-cell office:value-type="float" office:value="2313" calcext:value-type="float">
            <text:p>2313</text:p>
          </table:table-cell>
          <table:table-cell office:value-type="float" office:value="2306" calcext:value-type="float">
            <text:p>2306</text:p>
          </table:table-cell>
          <table:table-cell office:value-type="float" office:value="2293" calcext:value-type="float">
            <text:p>2293</text:p>
          </table:table-cell>
          <table:table-cell office:value-type="float" office:value="2202" calcext:value-type="float">
            <text:p>2202</text:p>
          </table:table-cell>
          <table:table-cell office:value-type="float" office:value="1978" calcext:value-type="float">
            <text:p>1978</text:p>
          </table:table-cell>
          <table:table-cell office:value-type="float" office:value="2255" calcext:value-type="float">
            <text:p>2255</text:p>
          </table:table-cell>
          <table:table-cell office:value-type="float" office:value="2293" calcext:value-type="float">
            <text:p>2293</text:p>
          </table:table-cell>
          <table:table-cell office:value-type="float" office:value="922" calcext:value-type="float">
            <text:p>9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7441" calcext:value-type="float">
            <text:p>277441</text:p>
          </table:table-cell>
          <table:table-cell office:value-type="float" office:value="244999" calcext:value-type="float">
            <text:p>244999</text:p>
          </table:table-cell>
          <table:table-cell office:value-type="float" office:value="353" calcext:value-type="float">
            <text:p>353</text:p>
          </table:table-cell>
          <table:table-cell office:value-type="float" office:value="32089" calcext:value-type="float">
            <text:p>32089</text:p>
          </table:table-cell>
          <table:table-cell office:value-type="float" office:value="152" calcext:value-type="float">
            <text:p>152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32" calcext:value-type="float">
            <text:p>12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9379" calcext:value-type="float">
            <text:p>169379</text:p>
          </table:table-cell>
          <table:table-cell office:value-type="float" office:value="147322" calcext:value-type="float">
            <text:p>147322</text:p>
          </table:table-cell>
          <table:table-cell office:value-type="float" office:value="278" calcext:value-type="float">
            <text:p>278</text:p>
          </table:table-cell>
          <table:table-cell office:value-type="float" office:value="21779" calcext:value-type="float">
            <text:p>21779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66" calcext:value-type="float">
            <text:p>8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8713" calcext:value-type="float">
            <text:p>458713</text:p>
          </table:table-cell>
          <table:table-cell office:value-type="float" office:value="425071" calcext:value-type="float">
            <text:p>425071</text:p>
          </table:table-cell>
          <table:table-cell office:value-type="float" office:value="348" calcext:value-type="float">
            <text:p>348</text:p>
          </table:table-cell>
          <table:table-cell office:value-type="float" office:value="33294" calcext:value-type="float">
            <text:p>33294</text:p>
          </table:table-cell>
          <table:table-cell office:value-type="float" office:value="152" calcext:value-type="float">
            <text:p>152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1" calcext:value-type="float">
            <text:p>27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88" calcext:value-type="float">
            <text:p>11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6544" calcext:value-type="float">
            <text:p>346544</text:p>
          </table:table-cell>
          <table:table-cell office:value-type="float" office:value="317063" calcext:value-type="float">
            <text:p>317063</text:p>
          </table:table-cell>
          <table:table-cell office:value-type="float" office:value="394" calcext:value-type="float">
            <text:p>394</text:p>
          </table:table-cell>
          <table:table-cell office:value-type="float" office:value="29087" calcext:value-type="float">
            <text:p>29087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33" calcext:value-type="float">
            <text:p>11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9759" calcext:value-type="float">
            <text:p>169759</text:p>
          </table:table-cell>
          <table:table-cell office:value-type="float" office:value="148154" calcext:value-type="float">
            <text:p>148154</text:p>
          </table:table-cell>
          <table:table-cell office:value-type="float" office:value="295" calcext:value-type="float">
            <text:p>295</text:p>
          </table:table-cell>
          <table:table-cell office:value-type="float" office:value="21310" calcext:value-type="float">
            <text:p>21310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38" calcext:value-type="float">
            <text:p>8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4449" calcext:value-type="float">
            <text:p>284449</text:p>
          </table:table-cell>
          <table:table-cell office:value-type="float" office:value="153284" calcext:value-type="float">
            <text:p>153284</text:p>
          </table:table-cell>
          <table:table-cell office:value-type="float" office:value="295" calcext:value-type="float">
            <text:p>295</text:p>
          </table:table-cell>
          <table:table-cell office:value-type="float" office:value="130870" calcext:value-type="float">
            <text:p>130870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6" calcext:value-type="float">
            <text:p>20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99" calcext:value-type="float">
            <text:p>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7362" calcext:value-type="float">
            <text:p>297362</text:p>
          </table:table-cell>
          <table:table-cell office:value-type="float" office:value="169364" calcext:value-type="float">
            <text:p>169364</text:p>
          </table:table-cell>
          <table:table-cell office:value-type="float" office:value="315" calcext:value-type="float">
            <text:p>315</text:p>
          </table:table-cell>
          <table:table-cell office:value-type="float" office:value="127683" calcext:value-type="float">
            <text:p>127683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6" calcext:value-type="float">
            <text:p>20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14" calcext:value-type="float">
            <text:p>9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6160" calcext:value-type="float">
            <text:p>226160</text:p>
          </table:table-cell>
          <table:table-cell office:value-type="float" office:value="196942" calcext:value-type="float">
            <text:p>196942</text:p>
          </table:table-cell>
          <table:table-cell office:value-type="float" office:value="299" calcext:value-type="float">
            <text:p>299</text:p>
          </table:table-cell>
          <table:table-cell office:value-type="float" office:value="28919" calcext:value-type="float">
            <text:p>28919</text:p>
          </table:table-cell>
          <table:table-cell office:value-type="float" office:value="151" calcext:value-type="float">
            <text:p>151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1" calcext:value-type="float">
            <text:p>24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05" calcext:value-type="float">
            <text:p>12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8911" calcext:value-type="float">
            <text:p>198911</text:p>
          </table:table-cell>
          <table:table-cell office:value-type="float" office:value="170006" calcext:value-type="float">
            <text:p>170006</text:p>
          </table:table-cell>
          <table:table-cell office:value-type="float" office:value="316" calcext:value-type="float">
            <text:p>316</text:p>
          </table:table-cell>
          <table:table-cell office:value-type="float" office:value="28589" calcext:value-type="float">
            <text:p>28589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62" calcext:value-type="float">
            <text:p>10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3362" calcext:value-type="float">
            <text:p>223362</text:p>
          </table:table-cell>
          <table:table-cell office:value-type="float" office:value="198619" calcext:value-type="float">
            <text:p>198619</text:p>
          </table:table-cell>
          <table:table-cell office:value-type="float" office:value="361" calcext:value-type="float">
            <text:p>361</text:p>
          </table:table-cell>
          <table:table-cell office:value-type="float" office:value="24382" calcext:value-type="float">
            <text:p>24382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93" calcext:value-type="float">
            <text:p>9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7063" calcext:value-type="float">
            <text:p>217063</text:p>
          </table:table-cell>
          <table:table-cell office:value-type="float" office:value="186077" calcext:value-type="float">
            <text:p>186077</text:p>
          </table:table-cell>
          <table:table-cell office:value-type="float" office:value="418" calcext:value-type="float">
            <text:p>418</text:p>
          </table:table-cell>
          <table:table-cell office:value-type="float" office:value="30568" calcext:value-type="float">
            <text:p>30568</text:p>
          </table:table-cell>
          <table:table-cell office:value-type="float" office:value="138" calcext:value-type="float">
            <text:p>138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32" calcext:value-type="float">
            <text:p>10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2065" calcext:value-type="float">
            <text:p>242065</text:p>
          </table:table-cell>
          <table:table-cell office:value-type="float" office:value="220121" calcext:value-type="float">
            <text:p>220121</text:p>
          </table:table-cell>
          <table:table-cell office:value-type="float" office:value="292" calcext:value-type="float">
            <text:p>292</text:p>
          </table:table-cell>
          <table:table-cell office:value-type="float" office:value="21652" calcext:value-type="float">
            <text:p>2165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64" calcext:value-type="float">
            <text:p>8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4188" calcext:value-type="float">
            <text:p>174188</text:p>
          </table:table-cell>
          <table:table-cell office:value-type="float" office:value="152566" calcext:value-type="float">
            <text:p>152566</text:p>
          </table:table-cell>
          <table:table-cell office:value-type="float" office:value="295" calcext:value-type="float">
            <text:p>295</text:p>
          </table:table-cell>
          <table:table-cell office:value-type="float" office:value="21327" calcext:value-type="float">
            <text:p>21327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46" calcext:value-type="float">
            <text:p>8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0996" calcext:value-type="float">
            <text:p>250996</text:p>
          </table:table-cell>
          <table:table-cell office:value-type="float" office:value="221619" calcext:value-type="float">
            <text:p>221619</text:p>
          </table:table-cell>
          <table:table-cell office:value-type="float" office:value="370" calcext:value-type="float">
            <text:p>370</text:p>
          </table:table-cell>
          <table:table-cell office:value-type="float" office:value="29007" calcext:value-type="float">
            <text:p>29007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9" calcext:value-type="float">
            <text:p>239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38" calcext:value-type="float">
            <text:p>11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4281" calcext:value-type="float">
            <text:p>174281</text:p>
          </table:table-cell>
          <table:table-cell office:value-type="float" office:value="152207" calcext:value-type="float">
            <text:p>152207</text:p>
          </table:table-cell>
          <table:table-cell office:value-type="float" office:value="286" calcext:value-type="float">
            <text:p>286</text:p>
          </table:table-cell>
          <table:table-cell office:value-type="float" office:value="21788" calcext:value-type="float">
            <text:p>21788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67" calcext:value-type="float">
            <text:p>8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261" calcext:value-type="float">
            <text:p>190261</text:p>
          </table:table-cell>
          <table:table-cell office:value-type="float" office:value="166300" calcext:value-type="float">
            <text:p>166300</text:p>
          </table:table-cell>
          <table:table-cell office:value-type="float" office:value="345" calcext:value-type="float">
            <text:p>345</text:p>
          </table:table-cell>
          <table:table-cell office:value-type="float" office:value="23616" calcext:value-type="float">
            <text:p>23616</text:p>
          </table:table-cell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31" calcext:value-type="float">
            <text:p>9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4841" calcext:value-type="float">
            <text:p>324841</text:p>
          </table:table-cell>
          <table:table-cell office:value-type="float" office:value="300487" calcext:value-type="float">
            <text:p>300487</text:p>
          </table:table-cell>
          <table:table-cell office:value-type="float" office:value="333" calcext:value-type="float">
            <text:p>333</text:p>
          </table:table-cell>
          <table:table-cell office:value-type="float" office:value="24021" calcext:value-type="float">
            <text:p>24021</text:p>
          </table:table-cell>
          <table:table-cell office:value-type="float" office:value="2394" calcext:value-type="float">
            <text:p>2394</text:p>
          </table:table-cell>
          <table:table-cell office:value-type="float" office:value="2328" calcext:value-type="float">
            <text:p>2328</text:p>
          </table:table-cell>
          <table:table-cell office:value-type="float" office:value="2342" calcext:value-type="float">
            <text:p>2342</text:p>
          </table:table-cell>
          <table:table-cell office:value-type="float" office:value="2301" calcext:value-type="float">
            <text:p>2301</text:p>
          </table:table-cell>
          <table:table-cell office:value-type="float" office:value="2316" calcext:value-type="float">
            <text:p>2316</text:p>
          </table:table-cell>
          <table:table-cell office:value-type="float" office:value="2167" calcext:value-type="float">
            <text:p>2167</text:p>
          </table:table-cell>
          <table:table-cell office:value-type="float" office:value="1944" calcext:value-type="float">
            <text:p>1944</text:p>
          </table:table-cell>
          <table:table-cell office:value-type="float" office:value="2263" calcext:value-type="float">
            <text:p>2263</text:p>
          </table:table-cell>
          <table:table-cell office:value-type="float" office:value="2202" calcext:value-type="float">
            <text:p>2202</text:p>
          </table:table-cell>
          <table:table-cell office:value-type="float" office:value="961" calcext:value-type="float">
            <text:p>9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6796" calcext:value-type="float">
            <text:p>226796</text:p>
          </table:table-cell>
          <table:table-cell office:value-type="float" office:value="199991" calcext:value-type="float">
            <text:p>199991</text:p>
          </table:table-cell>
          <table:table-cell office:value-type="float" office:value="337" calcext:value-type="float">
            <text:p>337</text:p>
          </table:table-cell>
          <table:table-cell office:value-type="float" office:value="26468" calcext:value-type="float">
            <text:p>26468</text:p>
          </table:table-cell>
          <table:table-cell office:value-type="float" office:value="143" calcext:value-type="float">
            <text:p>143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63" calcext:value-type="float">
            <text:p>10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2900" calcext:value-type="float">
            <text:p>382900</text:p>
          </table:table-cell>
          <table:table-cell office:value-type="float" office:value="227873" calcext:value-type="float">
            <text:p>227873</text:p>
          </table:table-cell>
          <table:table-cell office:value-type="float" office:value="299" calcext:value-type="float">
            <text:p>299</text:p>
          </table:table-cell>
          <table:table-cell office:value-type="float" office:value="154728" calcext:value-type="float">
            <text:p>154728</text:p>
          </table:table-cell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20" calcext:value-type="float">
            <text:p>10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2825" calcext:value-type="float">
            <text:p>222825</text:p>
          </table:table-cell>
          <table:table-cell office:value-type="float" office:value="197206" calcext:value-type="float">
            <text:p>197206</text:p>
          </table:table-cell>
          <table:table-cell office:value-type="float" office:value="385" calcext:value-type="float">
            <text:p>385</text:p>
          </table:table-cell>
          <table:table-cell office:value-type="float" office:value="25234" calcext:value-type="float">
            <text:p>25234</text:p>
          </table:table-cell>
          <table:table-cell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1501" calcext:value-type="float">
            <text:p>401501</text:p>
          </table:table-cell>
          <table:table-cell office:value-type="float" office:value="252182" calcext:value-type="float">
            <text:p>252182</text:p>
          </table:table-cell>
          <table:table-cell office:value-type="float" office:value="293" calcext:value-type="float">
            <text:p>293</text:p>
          </table:table-cell>
          <table:table-cell office:value-type="float" office:value="149026" calcext:value-type="float">
            <text:p>149026</text:p>
          </table:table-cell>
          <table:table-cell office:value-type="float" office:value="167" calcext:value-type="float">
            <text:p>167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8" calcext:value-type="float">
            <text:p>278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72" calcext:value-type="float">
            <text:p>12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3564" calcext:value-type="float">
            <text:p>273564</text:p>
          </table:table-cell>
          <table:table-cell office:value-type="float" office:value="244440" calcext:value-type="float">
            <text:p>244440</text:p>
          </table:table-cell>
          <table:table-cell office:value-type="float" office:value="367" calcext:value-type="float">
            <text:p>367</text:p>
          </table:table-cell>
          <table:table-cell office:value-type="float" office:value="28757" calcext:value-type="float">
            <text:p>28757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34" calcext:value-type="float">
            <text:p>23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114" calcext:value-type="float">
            <text:p>11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1987" calcext:value-type="float">
            <text:p>231987</text:p>
          </table:table-cell>
          <table:table-cell office:value-type="float" office:value="202162" calcext:value-type="float">
            <text:p>202162</text:p>
          </table:table-cell>
          <table:table-cell office:value-type="float" office:value="418" calcext:value-type="float">
            <text:p>418</text:p>
          </table:table-cell>
          <table:table-cell office:value-type="float" office:value="29407" calcext:value-type="float">
            <text:p>29407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1" calcext:value-type="float">
            <text:p>23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94" calcext:value-type="float">
            <text:p>10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4579" calcext:value-type="float">
            <text:p>324579</text:p>
          </table:table-cell>
          <table:table-cell office:value-type="float" office:value="282172" calcext:value-type="float">
            <text:p>282172</text:p>
          </table:table-cell>
          <table:table-cell office:value-type="float" office:value="335" calcext:value-type="float">
            <text:p>335</text:p>
          </table:table-cell>
          <table:table-cell office:value-type="float" office:value="42072" calcext:value-type="float">
            <text:p>42072</text:p>
          </table:table-cell>
          <table:table-cell office:value-type="float" office:value="238" calcext:value-type="float">
            <text:p>238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83" calcext:value-type="float">
            <text:p>38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813" calcext:value-type="float">
            <text:p>18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5467" calcext:value-type="float">
            <text:p>355467</text:p>
          </table:table-cell>
          <table:table-cell office:value-type="float" office:value="351994" calcext:value-type="float">
            <text:p>351994</text:p>
          </table:table-cell>
          <table:table-cell office:value-type="float" office:value="319" calcext:value-type="float">
            <text:p>319</text:p>
          </table:table-cell>
          <table:table-cell office:value-type="float" office:value="3154" calcext:value-type="float">
            <text:p>3154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19" calcext:value-type="float">
            <text:p>11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2348" calcext:value-type="float">
            <text:p>362348</text:p>
          </table:table-cell>
          <table:table-cell office:value-type="float" office:value="348670" calcext:value-type="float">
            <text:p>348670</text:p>
          </table:table-cell>
          <table:table-cell office:value-type="float" office:value="302" calcext:value-type="float">
            <text:p>302</text:p>
          </table:table-cell>
          <table:table-cell office:value-type="float" office:value="13376" calcext:value-type="float">
            <text:p>13376</text:p>
          </table:table-cell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1" calcext:value-type="float">
            <text:p>381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634" calcext:value-type="float">
            <text:p>16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4522" calcext:value-type="float">
            <text:p>264522</text:p>
          </table:table-cell>
          <table:table-cell office:value-type="float" office:value="233345" calcext:value-type="float">
            <text:p>233345</text:p>
          </table:table-cell>
          <table:table-cell office:value-type="float" office:value="394" calcext:value-type="float">
            <text:p>394</text:p>
          </table:table-cell>
          <table:table-cell office:value-type="float" office:value="30783" calcext:value-type="float">
            <text:p>30783</text:p>
          </table:table-cell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45" calcext:value-type="float">
            <text:p>24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8493" calcext:value-type="float">
            <text:p>378493</text:p>
          </table:table-cell>
          <table:table-cell office:value-type="float" office:value="349976" calcext:value-type="float">
            <text:p>349976</text:p>
          </table:table-cell>
          <table:table-cell office:value-type="float" office:value="461" calcext:value-type="float">
            <text:p>461</text:p>
          </table:table-cell>
          <table:table-cell office:value-type="float" office:value="28056" calcext:value-type="float">
            <text:p>28056</text:p>
          </table:table-cell>
          <table:table-cell office:value-type="float" office:value="2060" calcext:value-type="float">
            <text:p>2060</text:p>
          </table:table-cell>
          <table:table-cell office:value-type="float" office:value="2343" calcext:value-type="float">
            <text:p>2343</text:p>
          </table:table-cell>
          <table:table-cell office:value-type="float" office:value="2329" calcext:value-type="float">
            <text:p>2329</text:p>
          </table:table-cell>
          <table:table-cell office:value-type="float" office:value="2310" calcext:value-type="float">
            <text:p>2310</text:p>
          </table:table-cell>
          <table:table-cell office:value-type="float" office:value="2309" calcext:value-type="float">
            <text:p>2309</text:p>
          </table:table-cell>
          <table:table-cell office:value-type="float" office:value="2139" calcext:value-type="float">
            <text:p>2139</text:p>
          </table:table-cell>
          <table:table-cell office:value-type="float" office:value="1899" calcext:value-type="float">
            <text:p>1899</text:p>
          </table:table-cell>
          <table:table-cell office:value-type="float" office:value="2276" calcext:value-type="float">
            <text:p>2276</text:p>
          </table:table-cell>
          <table:table-cell office:value-type="float" office:value="2286" calcext:value-type="float">
            <text:p>2286</text:p>
          </table:table-cell>
          <table:table-cell office:value-type="float" office:value="1162" calcext:value-type="float">
            <text:p>11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6683" calcext:value-type="float">
            <text:p>236683</text:p>
          </table:table-cell>
          <table:table-cell office:value-type="float" office:value="201136" calcext:value-type="float">
            <text:p>201136</text:p>
          </table:table-cell>
          <table:table-cell office:value-type="float" office:value="428" calcext:value-type="float">
            <text:p>428</text:p>
          </table:table-cell>
          <table:table-cell office:value-type="float" office:value="35119" calcext:value-type="float">
            <text:p>35119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4" calcext:value-type="float">
            <text:p>24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78" calcext:value-type="float">
            <text:p>11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4367" calcext:value-type="float">
            <text:p>334367</text:p>
          </table:table-cell>
          <table:table-cell office:value-type="float" office:value="308444" calcext:value-type="float">
            <text:p>308444</text:p>
          </table:table-cell>
          <table:table-cell office:value-type="float" office:value="374" calcext:value-type="float">
            <text:p>374</text:p>
          </table:table-cell>
          <table:table-cell office:value-type="float" office:value="25549" calcext:value-type="float">
            <text:p>25549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7" calcext:value-type="float">
            <text:p>21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46" calcext:value-type="float">
            <text:p>10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2589" calcext:value-type="float">
            <text:p>372589</text:p>
          </table:table-cell>
          <table:table-cell office:value-type="float" office:value="342188" calcext:value-type="float">
            <text:p>342188</text:p>
          </table:table-cell>
          <table:table-cell office:value-type="float" office:value="491" calcext:value-type="float">
            <text:p>491</text:p>
          </table:table-cell>
          <table:table-cell office:value-type="float" office:value="29910" calcext:value-type="float">
            <text:p>29910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71" calcext:value-type="float">
            <text:p>10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8738" calcext:value-type="float">
            <text:p>248738</text:p>
          </table:table-cell>
          <table:table-cell office:value-type="float" office:value="218379" calcext:value-type="float">
            <text:p>218379</text:p>
          </table:table-cell>
          <table:table-cell office:value-type="float" office:value="336" calcext:value-type="float">
            <text:p>336</text:p>
          </table:table-cell>
          <table:table-cell office:value-type="float" office:value="30023" calcext:value-type="float">
            <text:p>30023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16" calcext:value-type="float">
            <text:p>11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5751" calcext:value-type="float">
            <text:p>405751</text:p>
          </table:table-cell>
          <table:table-cell office:value-type="float" office:value="378383" calcext:value-type="float">
            <text:p>378383</text:p>
          </table:table-cell>
          <table:table-cell office:value-type="float" office:value="471" calcext:value-type="float">
            <text:p>471</text:p>
          </table:table-cell>
          <table:table-cell office:value-type="float" office:value="26897" calcext:value-type="float">
            <text:p>26897</text:p>
          </table:table-cell>
          <table:table-cell office:value-type="float" office:value="3121" calcext:value-type="float">
            <text:p>3121</text:p>
          </table:table-cell>
          <table:table-cell office:value-type="float" office:value="105" calcext:value-type="float">
            <text:p>105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3" calcext:value-type="float">
            <text:p>243</text:p>
          </table:table-cell>
          <table:table-cell office:value-type="float" office:value="2537" calcext:value-type="float">
            <text:p>253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43" calcext:value-type="float">
            <text:p>11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9821" calcext:value-type="float">
            <text:p>879821</text:p>
          </table:table-cell>
          <table:table-cell office:value-type="float" office:value="665258" calcext:value-type="float">
            <text:p>665258</text:p>
          </table:table-cell>
          <table:table-cell office:value-type="float" office:value="363" calcext:value-type="float">
            <text:p>363</text:p>
          </table:table-cell>
          <table:table-cell office:value-type="float" office:value="214200" calcext:value-type="float">
            <text:p>214200</text:p>
          </table:table-cell>
          <table:table-cell office:value-type="float" office:value="189" calcext:value-type="float">
            <text:p>189</text:p>
          </table:table-cell>
          <table:table-cell office:value-type="float" office:value="129" calcext:value-type="float">
            <text:p>129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92" calcext:value-type="float">
            <text:p>15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7749" calcext:value-type="float">
            <text:p>557749</text:p>
          </table:table-cell>
          <table:table-cell office:value-type="float" office:value="381690" calcext:value-type="float">
            <text:p>381690</text:p>
          </table:table-cell>
          <table:table-cell office:value-type="float" office:value="387" calcext:value-type="float">
            <text:p>387</text:p>
          </table:table-cell>
          <table:table-cell office:value-type="float" office:value="175672" calcext:value-type="float">
            <text:p>175672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25" calcext:value-type="float">
            <text:p>1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1691" calcext:value-type="float">
            <text:p>621691</text:p>
          </table:table-cell>
          <table:table-cell office:value-type="float" office:value="431926" calcext:value-type="float">
            <text:p>431926</text:p>
          </table:table-cell>
          <table:table-cell office:value-type="float" office:value="396" calcext:value-type="float">
            <text:p>396</text:p>
          </table:table-cell>
          <table:table-cell office:value-type="float" office:value="189369" calcext:value-type="float">
            <text:p>189369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43" calcext:value-type="float">
            <text:p>10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13666" calcext:value-type="float">
            <text:p>513666</text:p>
          </table:table-cell>
          <table:table-cell office:value-type="float" office:value="350584" calcext:value-type="float">
            <text:p>350584</text:p>
          </table:table-cell>
          <table:table-cell office:value-type="float" office:value="320" calcext:value-type="float">
            <text:p>320</text:p>
          </table:table-cell>
          <table:table-cell office:value-type="float" office:value="162762" calcext:value-type="float">
            <text:p>162762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37" calcext:value-type="float">
            <text:p>237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27" calcext:value-type="float">
            <text:p>10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8601" calcext:value-type="float">
            <text:p>648601</text:p>
          </table:table-cell>
          <table:table-cell office:value-type="float" office:value="496953" calcext:value-type="float">
            <text:p>496953</text:p>
          </table:table-cell>
          <table:table-cell office:value-type="float" office:value="329" calcext:value-type="float">
            <text:p>329</text:p>
          </table:table-cell>
          <table:table-cell office:value-type="float" office:value="151319" calcext:value-type="float">
            <text:p>151319</text:p>
          </table:table-cell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9" calcext:value-type="float">
            <text:p>289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6517" calcext:value-type="float">
            <text:p>416517</text:p>
          </table:table-cell>
          <table:table-cell office:value-type="float" office:value="290771" calcext:value-type="float">
            <text:p>290771</text:p>
          </table:table-cell>
          <table:table-cell office:value-type="float" office:value="416" calcext:value-type="float">
            <text:p>416</text:p>
          </table:table-cell>
          <table:table-cell office:value-type="float" office:value="125330" calcext:value-type="float">
            <text:p>125330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95" calcext:value-type="float">
            <text:p>8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4455" calcext:value-type="float">
            <text:p>594455</text:p>
          </table:table-cell>
          <table:table-cell office:value-type="float" office:value="439373" calcext:value-type="float">
            <text:p>439373</text:p>
          </table:table-cell>
          <table:table-cell office:value-type="float" office:value="418" calcext:value-type="float">
            <text:p>418</text:p>
          </table:table-cell>
          <table:table-cell office:value-type="float" office:value="154664" calcext:value-type="float">
            <text:p>154664</text:p>
          </table:table-cell>
          <table:table-cell office:value-type="float" office:value="292" calcext:value-type="float">
            <text:p>292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1" calcext:value-type="float">
            <text:p>251</text:p>
          </table:table-cell>
          <table:table-cell office:value-type="float" office:value="528" calcext:value-type="float">
            <text:p>5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73" calcext:value-type="float">
            <text:p>11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298172" calcext:value-type="float">
            <text:p>298172</text:p>
          </table:table-cell>
          <table:table-cell office:value-type="float" office:value="340" calcext:value-type="float">
            <text:p>340</text:p>
          </table:table-cell>
          <table:table-cell office:value-type="float" office:value="126488" calcext:value-type="float">
            <text:p>126488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83" calcext:value-type="float">
            <text:p>8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0452" calcext:value-type="float">
            <text:p>390452</text:p>
          </table:table-cell>
          <table:table-cell office:value-type="float" office:value="262312" calcext:value-type="float">
            <text:p>262312</text:p>
          </table:table-cell>
          <table:table-cell office:value-type="float" office:value="298" calcext:value-type="float">
            <text:p>298</text:p>
          </table:table-cell>
          <table:table-cell office:value-type="float" office:value="127842" calcext:value-type="float">
            <text:p>127842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7" calcext:value-type="float">
            <text:p>207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21" calcext:value-type="float">
            <text:p>11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7576" calcext:value-type="float">
            <text:p>327576</text:p>
          </table:table-cell>
          <table:table-cell office:value-type="float" office:value="200340" calcext:value-type="float">
            <text:p>200340</text:p>
          </table:table-cell>
          <table:table-cell office:value-type="float" office:value="275" calcext:value-type="float">
            <text:p>275</text:p>
          </table:table-cell>
          <table:table-cell office:value-type="float" office:value="126961" calcext:value-type="float">
            <text:p>126961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22" calcext:value-type="float">
            <text:p>9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47836" calcext:value-type="float">
            <text:p>1647836</text:p>
          </table:table-cell>
          <table:table-cell office:value-type="float" office:value="1469549" calcext:value-type="float">
            <text:p>1469549</text:p>
          </table:table-cell>
          <table:table-cell office:value-type="float" office:value="350" calcext:value-type="float">
            <text:p>350</text:p>
          </table:table-cell>
          <table:table-cell office:value-type="float" office:value="177937" calcext:value-type="float">
            <text:p>177937</text:p>
          </table:table-cell>
          <table:table-cell office:value-type="float" office:value="5055" calcext:value-type="float">
            <text:p>5055</text:p>
          </table:table-cell>
          <table:table-cell office:value-type="float" office:value="610" calcext:value-type="float">
            <text:p>61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57" calcext:value-type="float">
            <text:p>14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3686" calcext:value-type="float">
            <text:p>413686</text:p>
          </table:table-cell>
          <table:table-cell office:value-type="float" office:value="240341" calcext:value-type="float">
            <text:p>240341</text:p>
          </table:table-cell>
          <table:table-cell office:value-type="float" office:value="346" calcext:value-type="float">
            <text:p>346</text:p>
          </table:table-cell>
          <table:table-cell office:value-type="float" office:value="172999" calcext:value-type="float">
            <text:p>172999</text:p>
          </table:table-cell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9" calcext:value-type="float">
            <text:p>289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70" calcext:value-type="float">
            <text:p>13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26424" calcext:value-type="float">
            <text:p>2526424</text:p>
          </table:table-cell>
          <table:table-cell office:value-type="float" office:value="2328487" calcext:value-type="float">
            <text:p>2328487</text:p>
          </table:table-cell>
          <table:table-cell office:value-type="float" office:value="526" calcext:value-type="float">
            <text:p>526</text:p>
          </table:table-cell>
          <table:table-cell office:value-type="float" office:value="197411" calcext:value-type="float">
            <text:p>197411</text:p>
          </table:table-cell>
          <table:table-cell office:value-type="float" office:value="193" calcext:value-type="float">
            <text:p>193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69" calcext:value-type="float">
            <text:p>10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34761" calcext:value-type="float">
            <text:p>2534761</text:p>
          </table:table-cell>
          <table:table-cell office:value-type="float" office:value="2339869" calcext:value-type="float">
            <text:p>2339869</text:p>
          </table:table-cell>
          <table:table-cell office:value-type="float" office:value="348" calcext:value-type="float">
            <text:p>348</text:p>
          </table:table-cell>
          <table:table-cell office:value-type="float" office:value="194544" calcext:value-type="float">
            <text:p>194544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7" calcext:value-type="float">
            <text:p>427</text:p>
          </table:table-cell>
          <table:table-cell office:value-type="float" office:value="145" calcext:value-type="float">
            <text:p>145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311" calcext:value-type="float">
            <text:p>13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59715" calcext:value-type="float">
            <text:p>2759715</text:p>
          </table:table-cell>
          <table:table-cell office:value-type="float" office:value="2601820" calcext:value-type="float">
            <text:p>2601820</text:p>
          </table:table-cell>
          <table:table-cell office:value-type="float" office:value="301" calcext:value-type="float">
            <text:p>301</text:p>
          </table:table-cell>
          <table:table-cell office:value-type="float" office:value="157594" calcext:value-type="float">
            <text:p>157594</text:p>
          </table:table-cell>
          <table:table-cell office:value-type="float" office:value="6050" calcext:value-type="float">
            <text:p>6050</text:p>
          </table:table-cell>
          <table:table-cell office:value-type="float" office:value="4594" calcext:value-type="float">
            <text:p>4594</text:p>
          </table:table-cell>
          <table:table-cell office:value-type="float" office:value="4491" calcext:value-type="float">
            <text:p>4491</text:p>
          </table:table-cell>
          <table:table-cell office:value-type="float" office:value="30" calcext:value-type="float">
            <text:p>30</text:p>
          </table:table-cell>
          <table:table-cell office:value-type="float" office:value="703" calcext:value-type="float">
            <text:p>703</text:p>
          </table:table-cell>
          <table:table-cell office:value-type="float" office:value="814" calcext:value-type="float">
            <text:p>814</text:p>
          </table:table-cell>
          <table:table-cell office:value-type="float" office:value="2171" calcext:value-type="float">
            <text:p>2171</text:p>
          </table:table-cell>
          <table:table-cell office:value-type="float" office:value="2214" calcext:value-type="float">
            <text:p>2214</text:p>
          </table:table-cell>
          <table:table-cell office:value-type="float" office:value="2238" calcext:value-type="float">
            <text:p>2238</text:p>
          </table:table-cell>
          <table:table-cell office:value-type="float" office:value="1176" calcext:value-type="float">
            <text:p>11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26979" calcext:value-type="float">
            <text:p>2726979</text:p>
          </table:table-cell>
          <table:table-cell office:value-type="float" office:value="2578501" calcext:value-type="float">
            <text:p>2578501</text:p>
          </table:table-cell>
          <table:table-cell office:value-type="float" office:value="355" calcext:value-type="float">
            <text:p>355</text:p>
          </table:table-cell>
          <table:table-cell office:value-type="float" office:value="148123" calcext:value-type="float">
            <text:p>148123</text:p>
          </table:table-cell>
          <table:table-cell office:value-type="float" office:value="186" calcext:value-type="float">
            <text:p>186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4" calcext:value-type="float">
            <text:p>30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01" calcext:value-type="float">
            <text:p>13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4549" calcext:value-type="float">
            <text:p>304549</text:p>
          </table:table-cell>
          <table:table-cell office:value-type="float" office:value="157052" calcext:value-type="float">
            <text:p>157052</text:p>
          </table:table-cell>
          <table:table-cell office:value-type="float" office:value="299" calcext:value-type="float">
            <text:p>299</text:p>
          </table:table-cell>
          <table:table-cell office:value-type="float" office:value="147198" calcext:value-type="float">
            <text:p>14719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7" calcext:value-type="float">
            <text:p>26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31" calcext:value-type="float">
            <text:p>10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03267" calcext:value-type="float">
            <text:p>2503267</text:p>
          </table:table-cell>
          <table:table-cell office:value-type="float" office:value="2359822" calcext:value-type="float">
            <text:p>2359822</text:p>
          </table:table-cell>
          <table:table-cell office:value-type="float" office:value="260" calcext:value-type="float">
            <text:p>260</text:p>
          </table:table-cell>
          <table:table-cell office:value-type="float" office:value="143185" calcext:value-type="float">
            <text:p>143185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66" calcext:value-type="float">
            <text:p>266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47" calcext:value-type="float">
            <text:p>9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57416" calcext:value-type="float">
            <text:p>2657416</text:p>
          </table:table-cell>
          <table:table-cell office:value-type="float" office:value="2474333" calcext:value-type="float">
            <text:p>2474333</text:p>
          </table:table-cell>
          <table:table-cell office:value-type="float" office:value="332" calcext:value-type="float">
            <text:p>332</text:p>
          </table:table-cell>
          <table:table-cell office:value-type="float" office:value="182751" calcext:value-type="float">
            <text:p>182751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13" calcext:value-type="float">
            <text:p>413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6128" calcext:value-type="float">
            <text:p>396128</text:p>
          </table:table-cell>
          <table:table-cell office:value-type="float" office:value="262741" calcext:value-type="float">
            <text:p>262741</text:p>
          </table:table-cell>
          <table:table-cell office:value-type="float" office:value="447" calcext:value-type="float">
            <text:p>447</text:p>
          </table:table-cell>
          <table:table-cell office:value-type="float" office:value="132940" calcext:value-type="float">
            <text:p>132940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9" calcext:value-type="float">
            <text:p>229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33657" calcext:value-type="float">
            <text:p>3033657</text:p>
          </table:table-cell>
          <table:table-cell office:value-type="float" office:value="2860888" calcext:value-type="float">
            <text:p>2860888</text:p>
          </table:table-cell>
          <table:table-cell office:value-type="float" office:value="433" calcext:value-type="float">
            <text:p>433</text:p>
          </table:table-cell>
          <table:table-cell office:value-type="float" office:value="172336" calcext:value-type="float">
            <text:p>172336</text:p>
          </table:table-cell>
          <table:table-cell office:value-type="float" office:value="1031" calcext:value-type="float">
            <text:p>1031</text:p>
          </table:table-cell>
          <table:table-cell office:value-type="float" office:value="681" calcext:value-type="float">
            <text:p>681</text:p>
          </table:table-cell>
          <table:table-cell office:value-type="float" office:value="1909" calcext:value-type="float">
            <text:p>1909</text:p>
          </table:table-cell>
          <table:table-cell office:value-type="float" office:value="1953" calcext:value-type="float">
            <text:p>1953</text:p>
          </table:table-cell>
          <table:table-cell office:value-type="float" office:value="2300" calcext:value-type="float">
            <text:p>2300</text:p>
          </table:table-cell>
          <table:table-cell office:value-type="float" office:value="4342" calcext:value-type="float">
            <text:p>4342</text:p>
          </table:table-cell>
          <table:table-cell office:value-type="float" office:value="1886" calcext:value-type="float">
            <text:p>1886</text:p>
          </table:table-cell>
          <table:table-cell office:value-type="float" office:value="4468" calcext:value-type="float">
            <text:p>4468</text:p>
          </table:table-cell>
          <table:table-cell office:value-type="float" office:value="2650" calcext:value-type="float">
            <text:p>2650</text:p>
          </table:table-cell>
          <table:table-cell office:value-type="float" office:value="1338" calcext:value-type="float">
            <text:p>13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0575" calcext:value-type="float">
            <text:p>320575</text:p>
          </table:table-cell>
          <table:table-cell office:value-type="float" office:value="172954" calcext:value-type="float">
            <text:p>172954</text:p>
          </table:table-cell>
          <table:table-cell office:value-type="float" office:value="266" calcext:value-type="float">
            <text:p>266</text:p>
          </table:table-cell>
          <table:table-cell office:value-type="float" office:value="147355" calcext:value-type="float">
            <text:p>147355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3" calcext:value-type="float">
            <text:p>22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42" calcext:value-type="float">
            <text:p>10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6733" calcext:value-type="float">
            <text:p>196733</text:p>
          </table:table-cell>
          <table:table-cell office:value-type="float" office:value="171636" calcext:value-type="float">
            <text:p>171636</text:p>
          </table:table-cell>
          <table:table-cell office:value-type="float" office:value="290" calcext:value-type="float">
            <text:p>290</text:p>
          </table:table-cell>
          <table:table-cell office:value-type="float" office:value="24807" calcext:value-type="float">
            <text:p>24807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35" calcext:value-type="float">
            <text:p>10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0429" calcext:value-type="float">
            <text:p>310429</text:p>
          </table:table-cell>
          <table:table-cell office:value-type="float" office:value="282028" calcext:value-type="float">
            <text:p>282028</text:p>
          </table:table-cell>
          <table:table-cell office:value-type="float" office:value="354" calcext:value-type="float">
            <text:p>354</text:p>
          </table:table-cell>
          <table:table-cell office:value-type="float" office:value="28047" calcext:value-type="float">
            <text:p>28047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7" calcext:value-type="float">
            <text:p>217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57" calcext:value-type="float">
            <text:p>10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6215" calcext:value-type="float">
            <text:p>206215</text:p>
          </table:table-cell>
          <table:table-cell office:value-type="float" office:value="181626" calcext:value-type="float">
            <text:p>181626</text:p>
          </table:table-cell>
          <table:table-cell office:value-type="float" office:value="297" calcext:value-type="float">
            <text:p>297</text:p>
          </table:table-cell>
          <table:table-cell office:value-type="float" office:value="24292" calcext:value-type="float">
            <text:p>24292</text:p>
          </table:table-cell>
          <table:table-cell office:value-type="float" office:value="143" calcext:value-type="float">
            <text:p>143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12" calcext:value-type="float">
            <text:p>212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2534" calcext:value-type="float">
            <text:p>232534</text:p>
          </table:table-cell>
          <table:table-cell office:value-type="float" office:value="210979" calcext:value-type="float">
            <text:p>210979</text:p>
          </table:table-cell>
          <table:table-cell office:value-type="float" office:value="289" calcext:value-type="float">
            <text:p>289</text:p>
          </table:table-cell>
          <table:table-cell office:value-type="float" office:value="21266" calcext:value-type="float">
            <text:p>21266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88" calcext:value-type="float">
            <text:p>8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467" calcext:value-type="float">
            <text:p>190467</text:p>
          </table:table-cell>
          <table:table-cell office:value-type="float" office:value="166628" calcext:value-type="float">
            <text:p>166628</text:p>
          </table:table-cell>
          <table:table-cell office:value-type="float" office:value="299" calcext:value-type="float">
            <text:p>299</text:p>
          </table:table-cell>
          <table:table-cell office:value-type="float" office:value="23540" calcext:value-type="float">
            <text:p>23540</text:p>
          </table:table-cell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57" calcext:value-type="float">
            <text:p>9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1764" calcext:value-type="float">
            <text:p>171764</text:p>
          </table:table-cell>
          <table:table-cell office:value-type="float" office:value="149075" calcext:value-type="float">
            <text:p>149075</text:p>
          </table:table-cell>
          <table:table-cell office:value-type="float" office:value="260" calcext:value-type="float">
            <text:p>260</text:p>
          </table:table-cell>
          <table:table-cell office:value-type="float" office:value="22429" calcext:value-type="float">
            <text:p>22429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17" calcext:value-type="float">
            <text:p>21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18" calcext:value-type="float">
            <text:p>9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3218" calcext:value-type="float">
            <text:p>423218</text:p>
          </table:table-cell>
          <table:table-cell office:value-type="float" office:value="392963" calcext:value-type="float">
            <text:p>392963</text:p>
          </table:table-cell>
          <table:table-cell office:value-type="float" office:value="404" calcext:value-type="float">
            <text:p>404</text:p>
          </table:table-cell>
          <table:table-cell office:value-type="float" office:value="29851" calcext:value-type="float">
            <text:p>29851</text:p>
          </table:table-cell>
          <table:table-cell office:value-type="float" office:value="1430" calcext:value-type="float">
            <text:p>1430</text:p>
          </table:table-cell>
          <table:table-cell office:value-type="float" office:value="2251" calcext:value-type="float">
            <text:p>2251</text:p>
          </table:table-cell>
          <table:table-cell office:value-type="float" office:value="2248" calcext:value-type="float">
            <text:p>2248</text:p>
          </table:table-cell>
          <table:table-cell office:value-type="float" office:value="2217" calcext:value-type="float">
            <text:p>2217</text:p>
          </table:table-cell>
          <table:table-cell office:value-type="float" office:value="1812" calcext:value-type="float">
            <text:p>1812</text:p>
          </table:table-cell>
          <table:table-cell office:value-type="float" office:value="2018" calcext:value-type="float">
            <text:p>2018</text:p>
          </table:table-cell>
          <table:table-cell office:value-type="float" office:value="1740" calcext:value-type="float">
            <text:p>1740</text:p>
          </table:table-cell>
          <table:table-cell office:value-type="float" office:value="2174" calcext:value-type="float">
            <text:p>2174</text:p>
          </table:table-cell>
          <table:table-cell office:value-type="float" office:value="2204" calcext:value-type="float">
            <text:p>2204</text:p>
          </table:table-cell>
          <table:table-cell office:value-type="float" office:value="1230" calcext:value-type="float">
            <text:p>12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5815" calcext:value-type="float">
            <text:p>185815</text:p>
          </table:table-cell>
          <table:table-cell office:value-type="float" office:value="158817" calcext:value-type="float">
            <text:p>158817</text:p>
          </table:table-cell>
          <table:table-cell office:value-type="float" office:value="317" calcext:value-type="float">
            <text:p>317</text:p>
          </table:table-cell>
          <table:table-cell office:value-type="float" office:value="26681" calcext:value-type="float">
            <text:p>26681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579" calcext:value-type="float">
            <text:p>190579</text:p>
          </table:table-cell>
          <table:table-cell office:value-type="float" office:value="163249" calcext:value-type="float">
            <text:p>163249</text:p>
          </table:table-cell>
          <table:table-cell office:value-type="float" office:value="289" calcext:value-type="float">
            <text:p>289</text:p>
          </table:table-cell>
          <table:table-cell office:value-type="float" office:value="27041" calcext:value-type="float">
            <text:p>27041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25" calcext:value-type="float">
            <text:p>1025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65" meta:object-count="0"/>
    <meta:generator>LibreOffice/6.0.7.3$Linux_X86_64 LibreOffice_project/00m0$Build-3</meta:generator>
  </office:meta>
</office:document-meta>
</file>